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55.32mm"/>
    </style:style>
    <style:style style:name="co5" style:family="table-column">
      <style:table-column-properties fo:break-before="auto" style:column-width="28.84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19055-04-2018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055-04-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udio_file</text:p>
          </table:table-cell>
          <table:table-cell table:number-columns-repeated="1020"/>
        </table:table-row>
        <table:table-row table:style-name="ro1">
          <table:table-cell office:value-type="date" office:date-value="2018-04-02T08:42:34.86" calcext:value-type="date">
            <text:p>2018-04-02</text:p>
          </table:table-cell>
          <table:table-cell office:value-type="float" office:value="7373232" calcext:value-type="float">
            <text:p>7373232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ZW1100A001S00MA1D1_en-GB</text:p>
          </table:table-cell>
          <table:table-cell table:number-columns-repeated="1020"/>
        </table:table-row>
        <table:table-row table:style-name="ro1">
          <table:table-cell office:value-type="date" office:date-value="2018-04-02T08:49:41.338" calcext:value-type="date">
            <text:p>2018-04-02</text:p>
          </table:table-cell>
          <table:table-cell office:value-type="float" office:value="7373280" calcext:value-type="float">
            <text:p>7373280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DR1609Q005S00MA1D1_en-AU</text:p>
          </table:table-cell>
          <table:table-cell table:number-columns-repeated="1020"/>
        </table:table-row>
        <table:table-row table:style-name="ro1">
          <table:table-cell office:value-type="date" office:date-value="2018-04-02T08:57:26.529" calcext:value-type="date">
            <text:p>2018-04-02</text:p>
          </table:table-cell>
          <table:table-cell office:value-type="float" office:value="7373364" calcext:value-type="float">
            <text:p>7373364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DR1609Q006S00MA1D1_en-AU</text:p>
          </table:table-cell>
          <table:table-cell table:number-columns-repeated="1020"/>
        </table:table-row>
        <table:table-row table:style-name="ro1">
          <table:table-cell office:value-type="date" office:date-value="2018-04-02T09:05:00.159" calcext:value-type="date">
            <text:p>2018-04-02</text:p>
          </table:table-cell>
          <table:table-cell office:value-type="float" office:value="7373402" calcext:value-type="float">
            <text:p>737340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ZW1348A007S00MA1D1_en-US</text:p>
          </table:table-cell>
          <table:table-cell table:number-columns-repeated="1020"/>
        </table:table-row>
        <table:table-row table:style-name="ro1">
          <table:table-cell office:value-type="date" office:date-value="2018-04-02T09:02:54.372" calcext:value-type="date">
            <text:p>2018-04-02</text:p>
          </table:table-cell>
          <table:table-cell office:value-type="float" office:value="7373391" calcext:value-type="float">
            <text:p>7373391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ZW1348A006S00MA1D1_en-US</text:p>
          </table:table-cell>
          <table:table-cell table:number-columns-repeated="1020"/>
        </table:table-row>
        <table:table-row table:style-name="ro1">
          <table:table-cell office:value-type="date" office:date-value="2018-04-02T11:31:28.884" calcext:value-type="date">
            <text:p>2018-04-02</text:p>
          </table:table-cell>
          <table:table-cell office:value-type="float" office:value="7374372" calcext:value-type="float">
            <text:p>7374372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CTBR837E82__en-GB</text:p>
          </table:table-cell>
          <table:table-cell table:number-columns-repeated="1020"/>
        </table:table-row>
        <table:table-row table:style-name="ro1">
          <table:table-cell office:value-type="date" office:date-value="2018-04-02T11:34:01.227" calcext:value-type="date">
            <text:p>2018-04-02</text:p>
          </table:table-cell>
          <table:table-cell office:value-type="float" office:value="7374379" calcext:value-type="float">
            <text:p>7374379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CTBM757N82__en-GB</text:p>
          </table:table-cell>
          <table:table-cell table:number-columns-repeated="1020"/>
        </table:table-row>
        <table:table-row table:style-name="ro1">
          <table:table-cell office:value-type="date" office:date-value="2018-04-02T14:15:32.984" calcext:value-type="date">
            <text:p>2018-04-02</text:p>
          </table:table-cell>
          <table:table-cell office:value-type="float" office:value="7375010" calcext:value-type="float">
            <text:p>7375010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en tierras salvajes 18_89956073_nova_es-ES</text:p>
          </table:table-cell>
          <table:table-cell table:number-columns-repeated="1020"/>
        </table:table-row>
        <table:table-row table:style-name="ro1">
          <table:table-cell office:value-type="date" office:date-value="2018-04-02T14:15:46.158" calcext:value-type="date">
            <text:p>2018-04-02</text:p>
          </table:table-cell>
          <table:table-cell office:value-type="float" office:value="7375011" calcext:value-type="float">
            <text:p>7375011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en tierras salvajes 19_89956606_nova_es-ES</text:p>
          </table:table-cell>
          <table:table-cell table:number-columns-repeated="1020"/>
        </table:table-row>
        <table:table-row table:style-name="ro1">
          <table:table-cell office:value-type="date" office:date-value="2018-04-02T14:11:31.501" calcext:value-type="date">
            <text:p>2018-04-02</text:p>
          </table:table-cell>
          <table:table-cell office:value-type="float" office:value="7374999" calcext:value-type="float">
            <text:p>7374999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ciencia para aficionados 312_87013960_d8 mega_es-ES</text:p>
          </table:table-cell>
          <table:table-cell table:number-columns-repeated="1020"/>
        </table:table-row>
        <table:table-row table:style-name="ro1">
          <table:table-cell office:value-type="date" office:date-value="2018-04-02T14:11:47.155" calcext:value-type="date">
            <text:p>2018-04-02</text:p>
          </table:table-cell>
          <table:table-cell office:value-type="float" office:value="7375001" calcext:value-type="float">
            <text:p>7375001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ciencia para aficionados 309_87011158_d8 mega_es-ES</text:p>
          </table:table-cell>
          <table:table-cell table:number-columns-repeated="1020"/>
        </table:table-row>
        <table:table-row table:style-name="ro1">
          <table:table-cell office:value-type="date" office:date-value="2018-04-02T14:11:08.411" calcext:value-type="date">
            <text:p>2018-04-02</text:p>
          </table:table-cell>
          <table:table-cell office:value-type="float" office:value="7374996" calcext:value-type="float">
            <text:p>737499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ciencia para aficionados 310_87011975_d8 mega_es-ES</text:p>
          </table:table-cell>
          <table:table-cell table:number-columns-repeated="1020"/>
        </table:table-row>
        <table:table-row table:style-name="ro1">
          <table:table-cell office:value-type="date" office:date-value="2018-04-02T14:11:23.477" calcext:value-type="date">
            <text:p>2018-04-02</text:p>
          </table:table-cell>
          <table:table-cell office:value-type="float" office:value="7374997" calcext:value-type="float">
            <text:p>7374997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ciencia para aficionados 311_87011392_d8 mega_es-ES</text:p>
          </table:table-cell>
          <table:table-cell table:number-columns-repeated="1020"/>
        </table:table-row>
        <table:table-row table:style-name="ro1">
          <table:table-cell office:value-type="date" office:date-value="2018-04-02T15:01:34.179" calcext:value-type="date">
            <text:p>2018-04-02</text:p>
          </table:table-cell>
          <table:table-cell office:value-type="float" office:value="7376231" calcext:value-type="float">
            <text:p>7376231</text:p>
          </table:table-cell>
          <table:table-cell office:value-type="float" office:value="6339" calcext:value-type="float">
            <text:p>6339</text:p>
          </table:table-cell>
          <table:table-cell office:value-type="string" calcext:value-type="string">
            <text:p>fatmagul 56_88484728_nova_es-ES</text:p>
          </table:table-cell>
          <table:table-cell table:number-columns-repeated="1020"/>
        </table:table-row>
        <table:table-row table:style-name="ro1">
          <table:table-cell office:value-type="date" office:date-value="2018-04-03T10:15:11.677" calcext:value-type="date">
            <text:p>2018-04-03</text:p>
          </table:table-cell>
          <table:table-cell office:value-type="float" office:value="7391624" calcext:value-type="float">
            <text:p>7391624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elsistemasolar_es-ES</text:p>
          </table:table-cell>
          <table:table-cell table:number-columns-repeated="1020"/>
        </table:table-row>
        <table:table-row table:style-name="ro1">
          <table:table-cell office:value-type="date" office:date-value="2018-04-03T10:25:54.568" calcext:value-type="date">
            <text:p>2018-04-03</text:p>
          </table:table-cell>
          <table:table-cell office:value-type="float" office:value="7391664" calcext:value-type="float">
            <text:p>7391664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fatmagul 57_88510044_nova_es-ES</text:p>
          </table:table-cell>
          <table:table-cell table:number-columns-repeated="1020"/>
        </table:table-row>
        <table:table-row table:style-name="ro1">
          <table:table-cell office:value-type="date" office:date-value="2018-04-03T11:14:43.349" calcext:value-type="date">
            <text:p>2018-04-03</text:p>
          </table:table-cell>
          <table:table-cell office:value-type="float" office:value="7392034" calcext:value-type="float">
            <text:p>7392034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38710105-H_MAJORCRIMES-105 POR TODOS LOS MEDIOS 4 PAR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3T12:31:31.73" calcext:value-type="date">
            <text:p>2018-04-03</text:p>
          </table:table-cell>
          <table:table-cell office:value-type="float" office:value="7392633" calcext:value-type="float">
            <text:p>7392633</text:p>
          </table:table-cell>
          <table:table-cell office:value-type="float" office:value="6969" calcext:value-type="float">
            <text:p>6969</text:p>
          </table:table-cell>
          <table:table-cell office:value-type="string" calcext:value-type="string">
            <text:p>91104686 - NINJA_WARRIOR____CAPITULO_6__12770__CAP_0006 - 12770 - 0006_es-ES</text:p>
          </table:table-cell>
          <table:table-cell table:number-columns-repeated="1020"/>
        </table:table-row>
        <table:table-row table:style-name="ro1">
          <table:table-cell office:value-type="date" office:date-value="2018-04-03T14:22:09.684" calcext:value-type="date">
            <text:p>2018-04-03</text:p>
          </table:table-cell>
          <table:table-cell office:value-type="float" office:value="7393579" calcext:value-type="float">
            <text:p>7393579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CTBQ265B82__en-GB</text:p>
          </table:table-cell>
          <table:table-cell table:number-columns-repeated="1020"/>
        </table:table-row>
        <table:table-row table:style-name="ro1">
          <table:table-cell office:value-type="date" office:date-value="2018-04-03T14:19:31.646" calcext:value-type="date">
            <text:p>2018-04-03</text:p>
          </table:table-cell>
          <table:table-cell office:value-type="float" office:value="7393551" calcext:value-type="float">
            <text:p>7393551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CTBR865P83__en-GB</text:p>
          </table:table-cell>
          <table:table-cell table:number-columns-repeated="1020"/>
        </table:table-row>
        <table:table-row table:style-name="ro1">
          <table:table-cell office:value-type="date" office:date-value="2018-04-03T14:20:44.527" calcext:value-type="date">
            <text:p>2018-04-03</text:p>
          </table:table-cell>
          <table:table-cell office:value-type="float" office:value="7393560" calcext:value-type="float">
            <text:p>739356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CTBR842A82__en-GB</text:p>
          </table:table-cell>
          <table:table-cell table:number-columns-repeated="1020"/>
        </table:table-row>
        <table:table-row table:style-name="ro1">
          <table:table-cell office:value-type="date" office:date-value="2018-04-03T14:23:45.106" calcext:value-type="date">
            <text:p>2018-04-03</text:p>
          </table:table-cell>
          <table:table-cell office:value-type="float" office:value="7393611" calcext:value-type="float">
            <text:p>739361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TBR838Y82__en-US</text:p>
          </table:table-cell>
          <table:table-cell table:number-columns-repeated="1020"/>
        </table:table-row>
        <table:table-row table:style-name="ro1">
          <table:table-cell office:value-type="date" office:date-value="2018-04-03T14:25:29.603" calcext:value-type="date">
            <text:p>2018-04-03</text:p>
          </table:table-cell>
          <table:table-cell office:value-type="float" office:value="7393648" calcext:value-type="float">
            <text:p>7393648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CTBM553J82__en-GB</text:p>
          </table:table-cell>
          <table:table-cell table:number-columns-repeated="1020"/>
        </table:table-row>
        <table:table-row table:style-name="ro1">
          <table:table-cell office:value-type="date" office:date-value="2018-04-03T14:29:37.602" calcext:value-type="date">
            <text:p>2018-04-03</text:p>
          </table:table-cell>
          <table:table-cell office:value-type="float" office:value="7393780" calcext:value-type="float">
            <text:p>7393780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CTBR405L82__en-US</text:p>
          </table:table-cell>
          <table:table-cell table:number-columns-repeated="1020"/>
        </table:table-row>
        <table:table-row table:style-name="ro1">
          <table:table-cell office:value-type="date" office:date-value="2018-04-03T14:32:09.353" calcext:value-type="date">
            <text:p>2018-04-03</text:p>
          </table:table-cell>
          <table:table-cell office:value-type="float" office:value="7393857" calcext:value-type="float">
            <text:p>739385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CTBR842A82__en-AU</text:p>
          </table:table-cell>
          <table:table-cell table:number-columns-repeated="1020"/>
        </table:table-row>
        <table:table-row table:style-name="ro1">
          <table:table-cell office:value-type="date" office:date-value="2018-04-03T14:31:30.496" calcext:value-type="date">
            <text:p>2018-04-03</text:p>
          </table:table-cell>
          <table:table-cell office:value-type="float" office:value="7393844" calcext:value-type="float">
            <text:p>7393844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CTBQ266W82__en-GB</text:p>
          </table:table-cell>
          <table:table-cell table:number-columns-repeated="1020"/>
        </table:table-row>
        <table:table-row table:style-name="ro1">
          <table:table-cell office:value-type="date" office:date-value="2018-04-03T14:34:03.193" calcext:value-type="date">
            <text:p>2018-04-03</text:p>
          </table:table-cell>
          <table:table-cell office:value-type="float" office:value="7393910" calcext:value-type="float">
            <text:p>739391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CTBR865P83__en-AU</text:p>
          </table:table-cell>
          <table:table-cell table:number-columns-repeated="1020"/>
        </table:table-row>
        <table:table-row table:style-name="ro1">
          <table:table-cell office:value-type="date" office:date-value="2018-04-03T14:27:58.553" calcext:value-type="date">
            <text:p>2018-04-03</text:p>
          </table:table-cell>
          <table:table-cell office:value-type="float" office:value="7393727" calcext:value-type="float">
            <text:p>7393727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CTBQ226F82__en-GB</text:p>
          </table:table-cell>
          <table:table-cell table:number-columns-repeated="1020"/>
        </table:table-row>
        <table:table-row table:style-name="ro1">
          <table:table-cell office:value-type="date" office:date-value="2018-04-03T14:49:24.103" calcext:value-type="date">
            <text:p>2018-04-03</text:p>
          </table:table-cell>
          <table:table-cell office:value-type="float" office:value="7394318" calcext:value-type="float">
            <text:p>739431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C5_24136_0005A_en-GB</text:p>
          </table:table-cell>
          <table:table-cell table:number-columns-repeated="1020"/>
        </table:table-row>
        <table:table-row table:style-name="ro1">
          <table:table-cell office:value-type="date" office:date-value="2018-04-04T10:03:51.728" calcext:value-type="date">
            <text:p>2018-04-04</text:p>
          </table:table-cell>
          <table:table-cell office:value-type="float" office:value="7409539" calcext:value-type="float">
            <text:p>7409539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crossing jordan 302_90155575_l9 atreseries_es-ES</text:p>
          </table:table-cell>
          <table:table-cell table:number-columns-repeated="1020"/>
        </table:table-row>
        <table:table-row table:style-name="ro1">
          <table:table-cell office:value-type="date" office:date-value="2018-04-04T10:03:27.743" calcext:value-type="date">
            <text:p>2018-04-04</text:p>
          </table:table-cell>
          <table:table-cell office:value-type="float" office:value="7409536" calcext:value-type="float">
            <text:p>7409536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crossing jordan 304_90155581_l9 atreseries_es-ES</text:p>
          </table:table-cell>
          <table:table-cell table:number-columns-repeated="1020"/>
        </table:table-row>
        <table:table-row table:style-name="ro1">
          <table:table-cell office:value-type="date" office:date-value="2018-04-04T10:17:09.546" calcext:value-type="date">
            <text:p>2018-04-04</text:p>
          </table:table-cell>
          <table:table-cell office:value-type="float" office:value="7409710" calcext:value-type="float">
            <text:p>74097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iencia para aficionados 313_87243316_d15 mega_es-ES</text:p>
          </table:table-cell>
          <table:table-cell table:number-columns-repeated="1020"/>
        </table:table-row>
        <table:table-row table:style-name="ro1">
          <table:table-cell office:value-type="date" office:date-value="2018-04-04T10:03:42.069" calcext:value-type="date">
            <text:p>2018-04-04</text:p>
          </table:table-cell>
          <table:table-cell office:value-type="float" office:value="7409538" calcext:value-type="float">
            <text:p>7409538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crossing jordan 305_90154410_l9 atreseries_es-ES</text:p>
          </table:table-cell>
          <table:table-cell table:number-columns-repeated="1020"/>
        </table:table-row>
        <table:table-row table:style-name="ro1">
          <table:table-cell office:value-type="date" office:date-value="2018-04-04T10:00:09.076" calcext:value-type="date">
            <text:p>2018-04-04</text:p>
          </table:table-cell>
          <table:table-cell office:value-type="float" office:value="7409487" calcext:value-type="float">
            <text:p>7409487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fatmagul 55_88483954_nova_es-ES</text:p>
          </table:table-cell>
          <table:table-cell table:number-columns-repeated="1020"/>
        </table:table-row>
        <table:table-row table:style-name="ro1">
          <table:table-cell office:value-type="date" office:date-value="2018-04-04T10:16:22.463" calcext:value-type="date">
            <text:p>2018-04-04</text:p>
          </table:table-cell>
          <table:table-cell office:value-type="float" office:value="7409703" calcext:value-type="float">
            <text:p>7409703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ciencia para aficionados 314_87243618_d15 mega_es-ES</text:p>
          </table:table-cell>
          <table:table-cell table:number-columns-repeated="1020"/>
        </table:table-row>
        <table:table-row table:style-name="ro1">
          <table:table-cell office:value-type="date" office:date-value="2018-04-04T10:11:10.135" calcext:value-type="date">
            <text:p>2018-04-04</text:p>
          </table:table-cell>
          <table:table-cell office:value-type="float" office:value="7409657" calcext:value-type="float">
            <text:p>7409657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91253079 - CREA_LECTURA__80117__CAP_0002 - 100000 s7 sexta_es-ES</text:p>
          </table:table-cell>
          <table:table-cell table:number-columns-repeated="1020"/>
        </table:table-row>
        <table:table-row table:style-name="ro1">
          <table:table-cell office:value-type="date" office:date-value="2018-04-04T10:16:39.389" calcext:value-type="date">
            <text:p>2018-04-04</text:p>
          </table:table-cell>
          <table:table-cell office:value-type="float" office:value="7409705" calcext:value-type="float">
            <text:p>7409705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ciencia para aficionados 315_87242968_d15 mega_es-ES</text:p>
          </table:table-cell>
          <table:table-cell table:number-columns-repeated="1020"/>
        </table:table-row>
        <table:table-row table:style-name="ro1">
          <table:table-cell office:value-type="date" office:date-value="2018-04-04T10:17:29.511" calcext:value-type="date">
            <text:p>2018-04-04</text:p>
          </table:table-cell>
          <table:table-cell office:value-type="float" office:value="7409714" calcext:value-type="float">
            <text:p>740971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ciencia para aficionados 316_87244195_d15 mega_es-ES</text:p>
          </table:table-cell>
          <table:table-cell table:number-columns-repeated="1020"/>
        </table:table-row>
        <table:table-row table:style-name="ro1">
          <table:table-cell office:value-type="date" office:date-value="2018-04-04T11:24:17.567" calcext:value-type="date">
            <text:p>2018-04-04</text:p>
          </table:table-cell>
          <table:table-cell office:value-type="float" office:value="7410347" calcext:value-type="float">
            <text:p>7410347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amar es para siempre 1329_90373817 l9 a3_es-ES</text:p>
          </table:table-cell>
          <table:table-cell table:number-columns-repeated="1020"/>
        </table:table-row>
        <table:table-row table:style-name="ro1">
          <table:table-cell office:value-type="date" office:date-value="2018-04-04T11:24:06.975" calcext:value-type="date">
            <text:p>2018-04-04</text:p>
          </table:table-cell>
          <table:table-cell office:value-type="float" office:value="7410346" calcext:value-type="float">
            <text:p>7410346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mar es para siempre 1332_90373833 j12 a3_es-ES</text:p>
          </table:table-cell>
          <table:table-cell table:number-columns-repeated="1020"/>
        </table:table-row>
        <table:table-row table:style-name="ro1">
          <table:table-cell office:value-type="date" office:date-value="2018-04-04T11:23:32.627" calcext:value-type="date">
            <text:p>2018-04-04</text:p>
          </table:table-cell>
          <table:table-cell office:value-type="float" office:value="7410344" calcext:value-type="float">
            <text:p>7410344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mar es para siempre 1331_90373826 x11 a3_es-ES</text:p>
          </table:table-cell>
          <table:table-cell table:number-columns-repeated="1020"/>
        </table:table-row>
        <table:table-row table:style-name="ro1">
          <table:table-cell office:value-type="date" office:date-value="2018-04-04T11:23:03.827" calcext:value-type="date">
            <text:p>2018-04-04</text:p>
          </table:table-cell>
          <table:table-cell office:value-type="float" office:value="7410342" calcext:value-type="float">
            <text:p>7410342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amar es para siempre 1330_90373824 m10 a3_es-ES</text:p>
          </table:table-cell>
          <table:table-cell table:number-columns-repeated="1020"/>
        </table:table-row>
        <table:table-row table:style-name="ro1">
          <table:table-cell office:value-type="date" office:date-value="2018-04-04T11:23:55.797" calcext:value-type="date">
            <text:p>2018-04-04</text:p>
          </table:table-cell>
          <table:table-cell office:value-type="float" office:value="7410345" calcext:value-type="float">
            <text:p>7410345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amar es para siempre 1333_90373834 v13 a3_es-ES</text:p>
          </table:table-cell>
          <table:table-cell table:number-columns-repeated="1020"/>
        </table:table-row>
        <table:table-row table:style-name="ro1">
          <table:table-cell office:value-type="date" office:date-value="2018-04-04T10:03:17.784" calcext:value-type="date">
            <text:p>2018-04-04</text:p>
          </table:table-cell>
          <table:table-cell office:value-type="float" office:value="7409534" calcext:value-type="float">
            <text:p>7409534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crossing jordan 303_90155807_l9 atreseries_es-ES</text:p>
          </table:table-cell>
          <table:table-cell table:number-columns-repeated="1020"/>
        </table:table-row>
        <table:table-row table:style-name="ro1">
          <table:table-cell office:value-type="date" office:date-value="2018-04-04T15:48:13.736" calcext:value-type="date">
            <text:p>2018-04-04</text:p>
          </table:table-cell>
          <table:table-cell office:value-type="float" office:value="7413870" calcext:value-type="float">
            <text:p>7413870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38860019-H_MURDERINTHEFIRS-19 BRUJA BLANCA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4T15:49:22.612" calcext:value-type="date">
            <text:p>2018-04-04</text:p>
          </table:table-cell>
          <table:table-cell office:value-type="float" office:value="7413892" calcext:value-type="float">
            <text:p>7413892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38860020-H_MURDERINTHEFIRS-20 NADA MAS QUE LA VERDAD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5T09:49:59.793" calcext:value-type="date">
            <text:p>2018-04-05</text:p>
          </table:table-cell>
          <table:table-cell office:value-type="float" office:value="7428754" calcext:value-type="float">
            <text:p>7428754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74869606 - LUCIFER_(II)_LUCIFER____MONSTER_MONSTRUO__57446__CAP_0019 - 100000 d8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45.872" calcext:value-type="date">
            <text:p>2018-04-05</text:p>
          </table:table-cell>
          <table:table-cell office:value-type="float" office:value="7428845" calcext:value-type="float">
            <text:p>7428845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En tierras salvajes 21_90191956 l9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07.34" calcext:value-type="date">
            <text:p>2018-04-05</text:p>
          </table:table-cell>
          <table:table-cell office:value-type="float" office:value="7428831" calcext:value-type="float">
            <text:p>742883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En tierras salvajes 25_90191958 x11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35.669" calcext:value-type="date">
            <text:p>2018-04-05</text:p>
          </table:table-cell>
          <table:table-cell office:value-type="float" office:value="7428842" calcext:value-type="float">
            <text:p>7428842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En tierras salvajes 20_89956615 l9 nova_es-ES</text:p>
          </table:table-cell>
          <table:table-cell table:number-columns-repeated="1020"/>
        </table:table-row>
        <table:table-row table:style-name="ro1">
          <table:table-cell office:value-type="date" office:date-value="2018-04-05T08:12:17.723" calcext:value-type="date">
            <text:p>2018-04-05</text:p>
          </table:table-cell>
          <table:table-cell office:value-type="float" office:value="7427440" calcext:value-type="float">
            <text:p>742744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C1813H010S00MA1D1_en-AU</text:p>
          </table:table-cell>
          <table:table-cell table:number-columns-repeated="1020"/>
        </table:table-row>
        <table:table-row table:style-name="ro1">
          <table:table-cell office:value-type="date" office:date-value="2018-04-05T09:52:56.61" calcext:value-type="date">
            <text:p>2018-04-05</text:p>
          </table:table-cell>
          <table:table-cell office:value-type="float" office:value="7428825" calcext:value-type="float">
            <text:p>7428825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En tierras salvajes 26_90192571 j12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14.312" calcext:value-type="date">
            <text:p>2018-04-05</text:p>
          </table:table-cell>
          <table:table-cell office:value-type="float" office:value="7428834" calcext:value-type="float">
            <text:p>7428834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En tierras salvajes 28_90191962 v13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07.146" calcext:value-type="date">
            <text:p>2018-04-05</text:p>
          </table:table-cell>
          <table:table-cell office:value-type="float" office:value="7428830" calcext:value-type="float">
            <text:p>742883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En tierras salvajes 27_90191961 j12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2:33.459" calcext:value-type="date">
            <text:p>2018-04-05</text:p>
          </table:table-cell>
          <table:table-cell office:value-type="float" office:value="7428814" calcext:value-type="float">
            <text:p>74288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En tierras salvajes 24_90191888 x11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3:26.86" calcext:value-type="date">
            <text:p>2018-04-05</text:p>
          </table:table-cell>
          <table:table-cell office:value-type="float" office:value="7428839" calcext:value-type="float">
            <text:p>7428839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En tierras salvajes 29_90191963 v13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2:52.972" calcext:value-type="date">
            <text:p>2018-04-05</text:p>
          </table:table-cell>
          <table:table-cell office:value-type="float" office:value="7428824" calcext:value-type="float">
            <text:p>7428824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En tierras salvajes 22_90193060 m10 nova_es-ES</text:p>
          </table:table-cell>
          <table:table-cell table:number-columns-repeated="1020"/>
        </table:table-row>
        <table:table-row table:style-name="ro1">
          <table:table-cell office:value-type="date" office:date-value="2018-04-05T10:09:05.269" calcext:value-type="date">
            <text:p>2018-04-05</text:p>
          </table:table-cell>
          <table:table-cell office:value-type="float" office:value="7429106" calcext:value-type="float">
            <text:p>7429106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Fatmagul 58_88644713 nova COMPROBAR VIDEO DEFINITIVO_es-ES</text:p>
          </table:table-cell>
          <table:table-cell table:number-columns-repeated="1020"/>
        </table:table-row>
        <table:table-row table:style-name="ro1">
          <table:table-cell office:value-type="date" office:date-value="2018-04-05T10:14:10.424" calcext:value-type="date">
            <text:p>2018-04-05</text:p>
          </table:table-cell>
          <table:table-cell office:value-type="float" office:value="7429166" calcext:value-type="float">
            <text:p>7429166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por ella soy Eva 105_90638802_nova_es-ES</text:p>
          </table:table-cell>
          <table:table-cell table:number-columns-repeated="1020"/>
        </table:table-row>
        <table:table-row table:style-name="ro1">
          <table:table-cell office:value-type="date" office:date-value="2018-04-05T10:34:36.22" calcext:value-type="date">
            <text:p>2018-04-05</text:p>
          </table:table-cell>
          <table:table-cell office:value-type="float" office:value="7429405" calcext:value-type="float">
            <text:p>7429405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sin tu mirada 23_90899068 l9 nova_es-ES</text:p>
          </table:table-cell>
          <table:table-cell table:number-columns-repeated="1020"/>
        </table:table-row>
        <table:table-row table:style-name="ro1">
          <table:table-cell office:value-type="date" office:date-value="2018-04-05T09:52:22.192" calcext:value-type="date">
            <text:p>2018-04-05</text:p>
          </table:table-cell>
          <table:table-cell office:value-type="float" office:value="7428808" calcext:value-type="float">
            <text:p>7428808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En tierras salvajes 23_90191887 m10 nova_es-ES</text:p>
          </table:table-cell>
          <table:table-cell table:number-columns-repeated="1020"/>
        </table:table-row>
        <table:table-row table:style-name="ro1">
          <table:table-cell office:value-type="date" office:date-value="2018-04-05T13:52:43.525" calcext:value-type="date">
            <text:p>2018-04-05</text:p>
          </table:table-cell>
          <table:table-cell office:value-type="float" office:value="7431824" calcext:value-type="float">
            <text:p>743182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leEmploi_LeMag4_V3_fr-FR</text:p>
          </table:table-cell>
          <table:table-cell table:number-columns-repeated="1020"/>
        </table:table-row>
        <table:table-row table:style-name="ro1">
          <table:table-cell office:value-type="date" office:date-value="2018-04-05T13:49:50.829" calcext:value-type="date">
            <text:p>2018-04-05</text:p>
          </table:table-cell>
          <table:table-cell office:value-type="float" office:value="7431765" calcext:value-type="float">
            <text:p>743176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tPoleEmploi_Juin2017_Musique-HD_fr-FR</text:p>
          </table:table-cell>
          <table:table-cell table:number-columns-repeated="1020"/>
        </table:table-row>
        <table:table-row table:style-name="ro1">
          <table:table-cell office:value-type="date" office:date-value="2018-04-05T13:48:29.397" calcext:value-type="date">
            <text:p>2018-04-05</text:p>
          </table:table-cell>
          <table:table-cell office:value-type="float" office:value="7431746" calcext:value-type="float">
            <text:p>743174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JT_POLE_EMPLOI_NOVEMBRE_2016_V2_fr-FR</text:p>
          </table:table-cell>
          <table:table-cell table:number-columns-repeated="1020"/>
        </table:table-row>
        <table:table-row table:style-name="ro1">
          <table:table-cell office:value-type="date" office:date-value="2018-04-05T13:51:39.849" calcext:value-type="date">
            <text:p>2018-04-05</text:p>
          </table:table-cell>
          <table:table-cell office:value-type="float" office:value="7431803" calcext:value-type="float">
            <text:p>743180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ole_emploi_Mag2_Global_V3_fr-FR</text:p>
          </table:table-cell>
          <table:table-cell table:number-columns-repeated="1020"/>
        </table:table-row>
        <table:table-row table:style-name="ro1">
          <table:table-cell office:value-type="date" office:date-value="2018-04-06T12:33:48.894" calcext:value-type="date">
            <text:p>2018-04-06</text:p>
          </table:table-cell>
          <table:table-cell office:value-type="float" office:value="7450999" calcext:value-type="float">
            <text:p>745099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0:16.576" calcext:value-type="date">
            <text:p>2018-04-06</text:p>
          </table:table-cell>
          <table:table-cell office:value-type="float" office:value="7450845" calcext:value-type="float">
            <text:p>7450845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9:31.952" calcext:value-type="date">
            <text:p>2018-04-06</text:p>
          </table:table-cell>
          <table:table-cell office:value-type="float" office:value="7450964" calcext:value-type="float">
            <text:p>74509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8:24.806" calcext:value-type="date">
            <text:p>2018-04-06</text:p>
          </table:table-cell>
          <table:table-cell office:value-type="float" office:value="7450952" calcext:value-type="float">
            <text:p>7450952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35:43.878" calcext:value-type="date">
            <text:p>2018-04-06</text:p>
          </table:table-cell>
          <table:table-cell office:value-type="float" office:value="7451738" calcext:value-type="float">
            <text:p>745173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5T17:00:57.22" calcext:value-type="date">
            <text:p>2018-04-05</text:p>
          </table:table-cell>
          <table:table-cell office:value-type="float" office:value="7435133" calcext:value-type="float">
            <text:p>743513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59329_002_003_002_en-GB</text:p>
          </table:table-cell>
          <table:table-cell table:number-columns-repeated="1020"/>
        </table:table-row>
        <table:table-row table:style-name="ro1">
          <table:table-cell office:value-type="date" office:date-value="2018-04-06T14:08:30.307" calcext:value-type="date">
            <text:p>2018-04-06</text:p>
          </table:table-cell>
          <table:table-cell office:value-type="float" office:value="7452288" calcext:value-type="float">
            <text:p>74522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8:52:29.752" calcext:value-type="date">
            <text:p>2018-04-08</text:p>
          </table:table-cell>
          <table:table-cell office:value-type="float" office:value="7486837" calcext:value-type="float">
            <text:p>74868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40:33.613" calcext:value-type="date">
            <text:p>2018-04-09</text:p>
          </table:table-cell>
          <table:table-cell office:value-type="float" office:value="7495289" calcext:value-type="float">
            <text:p>74952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50:48.192" calcext:value-type="date">
            <text:p>2018-04-09</text:p>
          </table:table-cell>
          <table:table-cell office:value-type="float" office:value="7495891" calcext:value-type="float">
            <text:p>74958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09:26:38.214" calcext:value-type="date">
            <text:p>2018-04-06</text:p>
          </table:table-cell>
          <table:table-cell office:value-type="float" office:value="7448404" calcext:value-type="float">
            <text:p>7448404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NC1817V012S00MA1D1_en-AU</text:p>
          </table:table-cell>
          <table:table-cell table:number-columns-repeated="1020"/>
        </table:table-row>
        <table:table-row table:style-name="ro1">
          <table:table-cell office:value-type="date" office:date-value="2018-04-06T09:45:10.372" calcext:value-type="date">
            <text:p>2018-04-06</text:p>
          </table:table-cell>
          <table:table-cell office:value-type="float" office:value="7448760" calcext:value-type="float">
            <text:p>744876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66306_029_002_001_en-GB</text:p>
          </table:table-cell>
          <table:table-cell table:number-columns-repeated="1020"/>
        </table:table-row>
        <table:table-row table:style-name="ro1">
          <table:table-cell office:value-type="date" office:date-value="2018-04-06T09:53:42.202" calcext:value-type="date">
            <text:p>2018-04-06</text:p>
          </table:table-cell>
          <table:table-cell office:value-type="float" office:value="7448927" calcext:value-type="float">
            <text:p>7448927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NC1816H010S00MA2D1_en-AU</text:p>
          </table:table-cell>
          <table:table-cell table:number-columns-repeated="1020"/>
        </table:table-row>
        <table:table-row table:style-name="ro1">
          <table:table-cell office:value-type="date" office:date-value="2018-04-06T10:39:01.65" calcext:value-type="date">
            <text:p>2018-04-06</text:p>
          </table:table-cell>
          <table:table-cell office:value-type="float" office:value="7449732" calcext:value-type="float">
            <text:p>7449732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NC1814H010S00MA1D1_en-AU</text:p>
          </table:table-cell>
          <table:table-cell table:number-columns-repeated="1020"/>
        </table:table-row>
        <table:table-row table:style-name="ro1">
          <table:table-cell office:value-type="date" office:date-value="2018-04-06T12:29:36.462" calcext:value-type="date">
            <text:p>2018-04-06</text:p>
          </table:table-cell>
          <table:table-cell office:value-type="float" office:value="7450966" calcext:value-type="float">
            <text:p>7450966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3:26.609" calcext:value-type="date">
            <text:p>2018-04-06</text:p>
          </table:table-cell>
          <table:table-cell office:value-type="float" office:value="7450889" calcext:value-type="float">
            <text:p>745088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2:28.618" calcext:value-type="date">
            <text:p>2018-04-06</text:p>
          </table:table-cell>
          <table:table-cell office:value-type="float" office:value="7450874" calcext:value-type="float">
            <text:p>7450874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5:29.399" calcext:value-type="date">
            <text:p>2018-04-06</text:p>
          </table:table-cell>
          <table:table-cell office:value-type="float" office:value="7450918" calcext:value-type="float">
            <text:p>745091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3:37.132" calcext:value-type="date">
            <text:p>2018-04-06</text:p>
          </table:table-cell>
          <table:table-cell office:value-type="float" office:value="7450996" calcext:value-type="float">
            <text:p>745099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1:09.548" calcext:value-type="date">
            <text:p>2018-04-06</text:p>
          </table:table-cell>
          <table:table-cell office:value-type="float" office:value="7450855" calcext:value-type="float">
            <text:p>7450855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05:46.653" calcext:value-type="date">
            <text:p>2018-04-06</text:p>
          </table:table-cell>
          <table:table-cell office:value-type="float" office:value="7451294" calcext:value-type="float">
            <text:p>74512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5:27.07" calcext:value-type="date">
            <text:p>2018-04-06</text:p>
          </table:table-cell>
          <table:table-cell office:value-type="float" office:value="7450790" calcext:value-type="float">
            <text:p>74507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3:23.324" calcext:value-type="date">
            <text:p>2018-04-06</text:p>
          </table:table-cell>
          <table:table-cell office:value-type="float" office:value="7450778" calcext:value-type="float">
            <text:p>74507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6:08.595" calcext:value-type="date">
            <text:p>2018-04-06</text:p>
          </table:table-cell>
          <table:table-cell office:value-type="float" office:value="7450796" calcext:value-type="float">
            <text:p>7450796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2:35.507" calcext:value-type="date">
            <text:p>2018-04-06</text:p>
          </table:table-cell>
          <table:table-cell office:value-type="float" office:value="7450772" calcext:value-type="float">
            <text:p>74507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6:25.206" calcext:value-type="date">
            <text:p>2018-04-06</text:p>
          </table:table-cell>
          <table:table-cell office:value-type="float" office:value="7450926" calcext:value-type="float">
            <text:p>7450926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6:37.869" calcext:value-type="date">
            <text:p>2018-04-06</text:p>
          </table:table-cell>
          <table:table-cell office:value-type="float" office:value="7450932" calcext:value-type="float">
            <text:p>7450932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0:32.954" calcext:value-type="date">
            <text:p>2018-04-06</text:p>
          </table:table-cell>
          <table:table-cell office:value-type="float" office:value="7450753" calcext:value-type="float">
            <text:p>7450753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6:03.981" calcext:value-type="date">
            <text:p>2018-04-06</text:p>
          </table:table-cell>
          <table:table-cell office:value-type="float" office:value="7450795" calcext:value-type="float">
            <text:p>745079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1:26.441" calcext:value-type="date">
            <text:p>2018-04-06</text:p>
          </table:table-cell>
          <table:table-cell office:value-type="float" office:value="7450861" calcext:value-type="float">
            <text:p>745086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09:24.759" calcext:value-type="date">
            <text:p>2018-04-06</text:p>
          </table:table-cell>
          <table:table-cell office:value-type="float" office:value="7450746" calcext:value-type="float">
            <text:p>7450746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0:23.982" calcext:value-type="date">
            <text:p>2018-04-06</text:p>
          </table:table-cell>
          <table:table-cell office:value-type="float" office:value="7450751" calcext:value-type="float">
            <text:p>745075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7:24.599" calcext:value-type="date">
            <text:p>2018-04-06</text:p>
          </table:table-cell>
          <table:table-cell office:value-type="float" office:value="7450945" calcext:value-type="float">
            <text:p>7450945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8:39.301" calcext:value-type="date">
            <text:p>2018-04-06</text:p>
          </table:table-cell>
          <table:table-cell office:value-type="float" office:value="7450818" calcext:value-type="float">
            <text:p>7450818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00:30.028" calcext:value-type="date">
            <text:p>2018-04-06</text:p>
          </table:table-cell>
          <table:table-cell office:value-type="float" office:value="7451235" calcext:value-type="float">
            <text:p>745123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1:25.614" calcext:value-type="date">
            <text:p>2018-04-06</text:p>
          </table:table-cell>
          <table:table-cell office:value-type="float" office:value="7450760" calcext:value-type="float">
            <text:p>745076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3:55.632" calcext:value-type="date">
            <text:p>2018-04-06</text:p>
          </table:table-cell>
          <table:table-cell office:value-type="float" office:value="7451001" calcext:value-type="float">
            <text:p>74510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6:57.59" calcext:value-type="date">
            <text:p>2018-04-06</text:p>
          </table:table-cell>
          <table:table-cell office:value-type="float" office:value="7450801" calcext:value-type="float">
            <text:p>7450801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0:28.293" calcext:value-type="date">
            <text:p>2018-04-06</text:p>
          </table:table-cell>
          <table:table-cell office:value-type="float" office:value="7450849" calcext:value-type="float">
            <text:p>745084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1:39.67" calcext:value-type="date">
            <text:p>2018-04-06</text:p>
          </table:table-cell>
          <table:table-cell office:value-type="float" office:value="7450765" calcext:value-type="float">
            <text:p>7450765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6:34.045" calcext:value-type="date">
            <text:p>2018-04-06</text:p>
          </table:table-cell>
          <table:table-cell office:value-type="float" office:value="7450930" calcext:value-type="float">
            <text:p>74509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9:29.362" calcext:value-type="date">
            <text:p>2018-04-06</text:p>
          </table:table-cell>
          <table:table-cell office:value-type="float" office:value="7450837" calcext:value-type="float">
            <text:p>74508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6:47.268" calcext:value-type="date">
            <text:p>2018-04-06</text:p>
          </table:table-cell>
          <table:table-cell office:value-type="float" office:value="7450797" calcext:value-type="float">
            <text:p>745079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5:46.211" calcext:value-type="date">
            <text:p>2018-04-06</text:p>
          </table:table-cell>
          <table:table-cell office:value-type="float" office:value="7450792" calcext:value-type="float">
            <text:p>7450792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7:24.05" calcext:value-type="date">
            <text:p>2018-04-06</text:p>
          </table:table-cell>
          <table:table-cell office:value-type="float" office:value="7450803" calcext:value-type="float">
            <text:p>745080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2:26.968" calcext:value-type="date">
            <text:p>2018-04-06</text:p>
          </table:table-cell>
          <table:table-cell office:value-type="float" office:value="7450873" calcext:value-type="float">
            <text:p>745087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6:56.782" calcext:value-type="date">
            <text:p>2018-04-06</text:p>
          </table:table-cell>
          <table:table-cell office:value-type="float" office:value="7450800" calcext:value-type="float">
            <text:p>745080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18:27.896" calcext:value-type="date">
            <text:p>2018-04-06</text:p>
          </table:table-cell>
          <table:table-cell office:value-type="float" office:value="7450816" calcext:value-type="float">
            <text:p>745081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3:30.814" calcext:value-type="date">
            <text:p>2018-04-06</text:p>
          </table:table-cell>
          <table:table-cell office:value-type="float" office:value="7450995" calcext:value-type="float">
            <text:p>745099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4:29.626" calcext:value-type="date">
            <text:p>2018-04-06</text:p>
          </table:table-cell>
          <table:table-cell office:value-type="float" office:value="7450902" calcext:value-type="float">
            <text:p>74509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5:38.957" calcext:value-type="date">
            <text:p>2018-04-06</text:p>
          </table:table-cell>
          <table:table-cell office:value-type="float" office:value="7451014" calcext:value-type="float">
            <text:p>74510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7:24.117" calcext:value-type="date">
            <text:p>2018-04-06</text:p>
          </table:table-cell>
          <table:table-cell office:value-type="float" office:value="7450944" calcext:value-type="float">
            <text:p>74509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4:28.749" calcext:value-type="date">
            <text:p>2018-04-06</text:p>
          </table:table-cell>
          <table:table-cell office:value-type="float" office:value="7451005" calcext:value-type="float">
            <text:p>745100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4:32.334" calcext:value-type="date">
            <text:p>2018-04-06</text:p>
          </table:table-cell>
          <table:table-cell office:value-type="float" office:value="7451082" calcext:value-type="float">
            <text:p>74510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4:33.169" calcext:value-type="date">
            <text:p>2018-04-06</text:p>
          </table:table-cell>
          <table:table-cell office:value-type="float" office:value="7450904" calcext:value-type="float">
            <text:p>7450904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0:35.846" calcext:value-type="date">
            <text:p>2018-04-06</text:p>
          </table:table-cell>
          <table:table-cell office:value-type="float" office:value="7450979" calcext:value-type="float">
            <text:p>7450979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8:10.396" calcext:value-type="date">
            <text:p>2018-04-06</text:p>
          </table:table-cell>
          <table:table-cell office:value-type="float" office:value="7450950" calcext:value-type="float">
            <text:p>7450950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6:29.076" calcext:value-type="date">
            <text:p>2018-04-06</text:p>
          </table:table-cell>
          <table:table-cell office:value-type="float" office:value="7451094" calcext:value-type="float">
            <text:p>74510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5:28.876" calcext:value-type="date">
            <text:p>2018-04-06</text:p>
          </table:table-cell>
          <table:table-cell office:value-type="float" office:value="7451090" calcext:value-type="float">
            <text:p>745109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4:28.662" calcext:value-type="date">
            <text:p>2018-04-06</text:p>
          </table:table-cell>
          <table:table-cell office:value-type="float" office:value="7450901" calcext:value-type="float">
            <text:p>7450901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3:47.662" calcext:value-type="date">
            <text:p>2018-04-06</text:p>
          </table:table-cell>
          <table:table-cell office:value-type="float" office:value="7450998" calcext:value-type="float">
            <text:p>745099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9:29.71" calcext:value-type="date">
            <text:p>2018-04-06</text:p>
          </table:table-cell>
          <table:table-cell office:value-type="float" office:value="7451043" calcext:value-type="float">
            <text:p>74510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7:31.277" calcext:value-type="date">
            <text:p>2018-04-06</text:p>
          </table:table-cell>
          <table:table-cell office:value-type="float" office:value="7451029" calcext:value-type="float">
            <text:p>74510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4:24.825" calcext:value-type="date">
            <text:p>2018-04-06</text:p>
          </table:table-cell>
          <table:table-cell office:value-type="float" office:value="7450900" calcext:value-type="float">
            <text:p>74509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26:23.262" calcext:value-type="date">
            <text:p>2018-04-06</text:p>
          </table:table-cell>
          <table:table-cell office:value-type="float" office:value="7450925" calcext:value-type="float">
            <text:p>745092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9:32.259" calcext:value-type="date">
            <text:p>2018-04-06</text:p>
          </table:table-cell>
          <table:table-cell office:value-type="float" office:value="7451127" calcext:value-type="float">
            <text:p>74511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2:27.551" calcext:value-type="date">
            <text:p>2018-04-06</text:p>
          </table:table-cell>
          <table:table-cell office:value-type="float" office:value="7450989" calcext:value-type="float">
            <text:p>745098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8:48.152" calcext:value-type="date">
            <text:p>2018-04-06</text:p>
          </table:table-cell>
          <table:table-cell office:value-type="float" office:value="7451038" calcext:value-type="float">
            <text:p>745103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30:29.496" calcext:value-type="date">
            <text:p>2018-04-06</text:p>
          </table:table-cell>
          <table:table-cell office:value-type="float" office:value="7450977" calcext:value-type="float">
            <text:p>7450977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7:44.002" calcext:value-type="date">
            <text:p>2018-04-06</text:p>
          </table:table-cell>
          <table:table-cell office:value-type="float" office:value="7451105" calcext:value-type="float">
            <text:p>745110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8:31.104" calcext:value-type="date">
            <text:p>2018-04-06</text:p>
          </table:table-cell>
          <table:table-cell office:value-type="float" office:value="7451115" calcext:value-type="float">
            <text:p>745111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42:30.582" calcext:value-type="date">
            <text:p>2018-04-06</text:p>
          </table:table-cell>
          <table:table-cell office:value-type="float" office:value="7451068" calcext:value-type="float">
            <text:p>745106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54:37.702" calcext:value-type="date">
            <text:p>2018-04-06</text:p>
          </table:table-cell>
          <table:table-cell office:value-type="float" office:value="7451182" calcext:value-type="float">
            <text:p>74511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57:33.856" calcext:value-type="date">
            <text:p>2018-04-06</text:p>
          </table:table-cell>
          <table:table-cell office:value-type="float" office:value="7451207" calcext:value-type="float">
            <text:p>74512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55:32.495" calcext:value-type="date">
            <text:p>2018-04-06</text:p>
          </table:table-cell>
          <table:table-cell office:value-type="float" office:value="7451188" calcext:value-type="float">
            <text:p>74511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56:46.02" calcext:value-type="date">
            <text:p>2018-04-06</text:p>
          </table:table-cell>
          <table:table-cell office:value-type="float" office:value="7451201" calcext:value-type="float">
            <text:p>745120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01:31.802" calcext:value-type="date">
            <text:p>2018-04-06</text:p>
          </table:table-cell>
          <table:table-cell office:value-type="float" office:value="7451244" calcext:value-type="float">
            <text:p>74512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2:33.062" calcext:value-type="date">
            <text:p>2018-04-06</text:p>
          </table:table-cell>
          <table:table-cell office:value-type="float" office:value="7451389" calcext:value-type="float">
            <text:p>74513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9:29.876" calcext:value-type="date">
            <text:p>2018-04-06</text:p>
          </table:table-cell>
          <table:table-cell office:value-type="float" office:value="7451485" calcext:value-type="float">
            <text:p>74514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1:31.762" calcext:value-type="date">
            <text:p>2018-04-06</text:p>
          </table:table-cell>
          <table:table-cell office:value-type="float" office:value="7451517" calcext:value-type="float">
            <text:p>745151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2:58:29.871" calcext:value-type="date">
            <text:p>2018-04-06</text:p>
          </table:table-cell>
          <table:table-cell office:value-type="float" office:value="7451217" calcext:value-type="float">
            <text:p>745121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02:39.65" calcext:value-type="date">
            <text:p>2018-04-06</text:p>
          </table:table-cell>
          <table:table-cell office:value-type="float" office:value="7451264" calcext:value-type="float">
            <text:p>74512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04:30.15" calcext:value-type="date">
            <text:p>2018-04-06</text:p>
          </table:table-cell>
          <table:table-cell office:value-type="float" office:value="7451277" calcext:value-type="float">
            <text:p>74512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3:32.021" calcext:value-type="date">
            <text:p>2018-04-06</text:p>
          </table:table-cell>
          <table:table-cell office:value-type="float" office:value="7451402" calcext:value-type="float">
            <text:p>745140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0:33.683" calcext:value-type="date">
            <text:p>2018-04-06</text:p>
          </table:table-cell>
          <table:table-cell office:value-type="float" office:value="7451362" calcext:value-type="float">
            <text:p>745136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6:43.705" calcext:value-type="date">
            <text:p>2018-04-06</text:p>
          </table:table-cell>
          <table:table-cell office:value-type="float" office:value="7452570" calcext:value-type="float">
            <text:p>74525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0:47.457" calcext:value-type="date">
            <text:p>2018-04-06</text:p>
          </table:table-cell>
          <table:table-cell office:value-type="float" office:value="7451501" calcext:value-type="float">
            <text:p>745150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4:30.071" calcext:value-type="date">
            <text:p>2018-04-06</text:p>
          </table:table-cell>
          <table:table-cell office:value-type="float" office:value="7451562" calcext:value-type="float">
            <text:p>745156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2:29.859" calcext:value-type="date">
            <text:p>2018-04-06</text:p>
          </table:table-cell>
          <table:table-cell office:value-type="float" office:value="7451388" calcext:value-type="float">
            <text:p>74513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4:28.155" calcext:value-type="date">
            <text:p>2018-04-06</text:p>
          </table:table-cell>
          <table:table-cell office:value-type="float" office:value="7451415" calcext:value-type="float">
            <text:p>745141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1:44.38" calcext:value-type="date">
            <text:p>2018-04-06</text:p>
          </table:table-cell>
          <table:table-cell office:value-type="float" office:value="7451374" calcext:value-type="float">
            <text:p>74513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8:30.571" calcext:value-type="date">
            <text:p>2018-04-06</text:p>
          </table:table-cell>
          <table:table-cell office:value-type="float" office:value="7451471" calcext:value-type="float">
            <text:p>74514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8:31.044" calcext:value-type="date">
            <text:p>2018-04-06</text:p>
          </table:table-cell>
          <table:table-cell office:value-type="float" office:value="7452122" calcext:value-type="float">
            <text:p>74521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5:34.366" calcext:value-type="date">
            <text:p>2018-04-06</text:p>
          </table:table-cell>
          <table:table-cell office:value-type="float" office:value="7451444" calcext:value-type="float">
            <text:p>74514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16:29.451" calcext:value-type="date">
            <text:p>2018-04-06</text:p>
          </table:table-cell>
          <table:table-cell office:value-type="float" office:value="7451455" calcext:value-type="float">
            <text:p>745145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9:44.412" calcext:value-type="date">
            <text:p>2018-04-06</text:p>
          </table:table-cell>
          <table:table-cell office:value-type="float" office:value="7451634" calcext:value-type="float">
            <text:p>745163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1:33.712" calcext:value-type="date">
            <text:p>2018-04-06</text:p>
          </table:table-cell>
          <table:table-cell office:value-type="float" office:value="7451518" calcext:value-type="float">
            <text:p>74515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5:33.355" calcext:value-type="date">
            <text:p>2018-04-06</text:p>
          </table:table-cell>
          <table:table-cell office:value-type="float" office:value="7454053" calcext:value-type="float">
            <text:p>74540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1:30.64" calcext:value-type="date">
            <text:p>2018-04-06</text:p>
          </table:table-cell>
          <table:table-cell office:value-type="float" office:value="7453988" calcext:value-type="float">
            <text:p>74539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6:31.837" calcext:value-type="date">
            <text:p>2018-04-06</text:p>
          </table:table-cell>
          <table:table-cell office:value-type="float" office:value="7452261" calcext:value-type="float">
            <text:p>74522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8:32.309" calcext:value-type="date">
            <text:p>2018-04-06</text:p>
          </table:table-cell>
          <table:table-cell office:value-type="float" office:value="7452941" calcext:value-type="float">
            <text:p>74529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5:33.81" calcext:value-type="date">
            <text:p>2018-04-06</text:p>
          </table:table-cell>
          <table:table-cell office:value-type="float" office:value="7451575" calcext:value-type="float">
            <text:p>745157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28:30.66" calcext:value-type="date">
            <text:p>2018-04-06</text:p>
          </table:table-cell>
          <table:table-cell office:value-type="float" office:value="7451621" calcext:value-type="float">
            <text:p>745162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30:29.873" calcext:value-type="date">
            <text:p>2018-04-06</text:p>
          </table:table-cell>
          <table:table-cell office:value-type="float" office:value="7451647" calcext:value-type="float">
            <text:p>745164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31:32.17" calcext:value-type="date">
            <text:p>2018-04-06</text:p>
          </table:table-cell>
          <table:table-cell office:value-type="float" office:value="7451664" calcext:value-type="float">
            <text:p>74516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34:34.831" calcext:value-type="date">
            <text:p>2018-04-06</text:p>
          </table:table-cell>
          <table:table-cell office:value-type="float" office:value="7451719" calcext:value-type="float">
            <text:p>74517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36:30.466" calcext:value-type="date">
            <text:p>2018-04-06</text:p>
          </table:table-cell>
          <table:table-cell office:value-type="float" office:value="7451746" calcext:value-type="float">
            <text:p>74517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0:33.781" calcext:value-type="date">
            <text:p>2018-04-06</text:p>
          </table:table-cell>
          <table:table-cell office:value-type="float" office:value="7451808" calcext:value-type="float">
            <text:p>745180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9:30.249" calcext:value-type="date">
            <text:p>2018-04-06</text:p>
          </table:table-cell>
          <table:table-cell office:value-type="float" office:value="7451944" calcext:value-type="float">
            <text:p>74519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6:46.246" calcext:value-type="date">
            <text:p>2018-04-06</text:p>
          </table:table-cell>
          <table:table-cell office:value-type="float" office:value="7452081" calcext:value-type="float">
            <text:p>745208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3:47.037" calcext:value-type="date">
            <text:p>2018-04-06</text:p>
          </table:table-cell>
          <table:table-cell office:value-type="float" office:value="7452021" calcext:value-type="float">
            <text:p>745202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4:39.876" calcext:value-type="date">
            <text:p>2018-04-06</text:p>
          </table:table-cell>
          <table:table-cell office:value-type="float" office:value="7451874" calcext:value-type="float">
            <text:p>74518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0:29.259" calcext:value-type="date">
            <text:p>2018-04-06</text:p>
          </table:table-cell>
          <table:table-cell office:value-type="float" office:value="7451954" calcext:value-type="float">
            <text:p>745195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1:42.978" calcext:value-type="date">
            <text:p>2018-04-06</text:p>
          </table:table-cell>
          <table:table-cell office:value-type="float" office:value="7451829" calcext:value-type="float">
            <text:p>74518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1:29.378" calcext:value-type="date">
            <text:p>2018-04-06</text:p>
          </table:table-cell>
          <table:table-cell office:value-type="float" office:value="7451971" calcext:value-type="float">
            <text:p>74519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5:31.922" calcext:value-type="date">
            <text:p>2018-04-06</text:p>
          </table:table-cell>
          <table:table-cell office:value-type="float" office:value="7452386" calcext:value-type="float">
            <text:p>745238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2:30.163" calcext:value-type="date">
            <text:p>2018-04-06</text:p>
          </table:table-cell>
          <table:table-cell office:value-type="float" office:value="7451846" calcext:value-type="float">
            <text:p>74518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43:28.654" calcext:value-type="date">
            <text:p>2018-04-06</text:p>
          </table:table-cell>
          <table:table-cell office:value-type="float" office:value="7451857" calcext:value-type="float">
            <text:p>745185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5:30.149" calcext:value-type="date">
            <text:p>2018-04-06</text:p>
          </table:table-cell>
          <table:table-cell office:value-type="float" office:value="7452055" calcext:value-type="float">
            <text:p>745205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3:48.418" calcext:value-type="date">
            <text:p>2018-04-06</text:p>
          </table:table-cell>
          <table:table-cell office:value-type="float" office:value="7452214" calcext:value-type="float">
            <text:p>74522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3:58:35.068" calcext:value-type="date">
            <text:p>2018-04-06</text:p>
          </table:table-cell>
          <table:table-cell office:value-type="float" office:value="7452125" calcext:value-type="float">
            <text:p>74521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0:31.895" calcext:value-type="date">
            <text:p>2018-04-06</text:p>
          </table:table-cell>
          <table:table-cell office:value-type="float" office:value="7452158" calcext:value-type="float">
            <text:p>74521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1:30.607" calcext:value-type="date">
            <text:p>2018-04-06</text:p>
          </table:table-cell>
          <table:table-cell office:value-type="float" office:value="7452177" calcext:value-type="float">
            <text:p>74521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0:31.492" calcext:value-type="date">
            <text:p>2018-04-06</text:p>
          </table:table-cell>
          <table:table-cell office:value-type="float" office:value="7452310" calcext:value-type="float">
            <text:p>745231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9:30.716" calcext:value-type="date">
            <text:p>2018-04-06</text:p>
          </table:table-cell>
          <table:table-cell office:value-type="float" office:value="7452298" calcext:value-type="float">
            <text:p>74522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2:40.193" calcext:value-type="date">
            <text:p>2018-04-06</text:p>
          </table:table-cell>
          <table:table-cell office:value-type="float" office:value="7452193" calcext:value-type="float">
            <text:p>74521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3:37.425" calcext:value-type="date">
            <text:p>2018-04-06</text:p>
          </table:table-cell>
          <table:table-cell office:value-type="float" office:value="7452511" calcext:value-type="float">
            <text:p>74525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5:37.649" calcext:value-type="date">
            <text:p>2018-04-06</text:p>
          </table:table-cell>
          <table:table-cell office:value-type="float" office:value="7452241" calcext:value-type="float">
            <text:p>74522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07:33.942" calcext:value-type="date">
            <text:p>2018-04-06</text:p>
          </table:table-cell>
          <table:table-cell office:value-type="float" office:value="7452275" calcext:value-type="float">
            <text:p>745227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1:48.05" calcext:value-type="date">
            <text:p>2018-04-06</text:p>
          </table:table-cell>
          <table:table-cell office:value-type="float" office:value="7452339" calcext:value-type="float">
            <text:p>74523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0:36.345" calcext:value-type="date">
            <text:p>2018-04-06</text:p>
          </table:table-cell>
          <table:table-cell office:value-type="float" office:value="7452466" calcext:value-type="float">
            <text:p>745246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3:29.012" calcext:value-type="date">
            <text:p>2018-04-06</text:p>
          </table:table-cell>
          <table:table-cell office:value-type="float" office:value="7452361" calcext:value-type="float">
            <text:p>74523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1:29.463" calcext:value-type="date">
            <text:p>2018-04-06</text:p>
          </table:table-cell>
          <table:table-cell office:value-type="float" office:value="7452477" calcext:value-type="float">
            <text:p>74524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8:29.892" calcext:value-type="date">
            <text:p>2018-04-06</text:p>
          </table:table-cell>
          <table:table-cell office:value-type="float" office:value="7452426" calcext:value-type="float">
            <text:p>745242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16:32.009" calcext:value-type="date">
            <text:p>2018-04-06</text:p>
          </table:table-cell>
          <table:table-cell office:value-type="float" office:value="7452404" calcext:value-type="float">
            <text:p>74524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4:30.301" calcext:value-type="date">
            <text:p>2018-04-06</text:p>
          </table:table-cell>
          <table:table-cell office:value-type="float" office:value="7452533" calcext:value-type="float">
            <text:p>745253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5:29.763" calcext:value-type="date">
            <text:p>2018-04-06</text:p>
          </table:table-cell>
          <table:table-cell office:value-type="float" office:value="7453074" calcext:value-type="float">
            <text:p>74530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2:39.712" calcext:value-type="date">
            <text:p>2018-04-06</text:p>
          </table:table-cell>
          <table:table-cell office:value-type="float" office:value="7452687" calcext:value-type="float">
            <text:p>74526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8:29.457" calcext:value-type="date">
            <text:p>2018-04-06</text:p>
          </table:table-cell>
          <table:table-cell office:value-type="float" office:value="7452599" calcext:value-type="float">
            <text:p>74525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1:29.05" calcext:value-type="date">
            <text:p>2018-04-06</text:p>
          </table:table-cell>
          <table:table-cell office:value-type="float" office:value="7452670" calcext:value-type="float">
            <text:p>74526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29:29.608" calcext:value-type="date">
            <text:p>2018-04-06</text:p>
          </table:table-cell>
          <table:table-cell office:value-type="float" office:value="7452618" calcext:value-type="float">
            <text:p>745261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5:34.109" calcext:value-type="date">
            <text:p>2018-04-06</text:p>
          </table:table-cell>
          <table:table-cell office:value-type="float" office:value="7452890" calcext:value-type="float">
            <text:p>745289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0:30.474" calcext:value-type="date">
            <text:p>2018-04-06</text:p>
          </table:table-cell>
          <table:table-cell office:value-type="float" office:value="7452649" calcext:value-type="float">
            <text:p>745264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6:31.812" calcext:value-type="date">
            <text:p>2018-04-06</text:p>
          </table:table-cell>
          <table:table-cell office:value-type="float" office:value="7452744" calcext:value-type="float">
            <text:p>74527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4:34.226" calcext:value-type="date">
            <text:p>2018-04-06</text:p>
          </table:table-cell>
          <table:table-cell office:value-type="float" office:value="7452714" calcext:value-type="float">
            <text:p>74527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0:31.703" calcext:value-type="date">
            <text:p>2018-04-06</text:p>
          </table:table-cell>
          <table:table-cell office:value-type="float" office:value="7452793" calcext:value-type="float">
            <text:p>74527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2:29.545" calcext:value-type="date">
            <text:p>2018-04-06</text:p>
          </table:table-cell>
          <table:table-cell office:value-type="float" office:value="7452831" calcext:value-type="float">
            <text:p>74528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1:45.029" calcext:value-type="date">
            <text:p>2018-04-06</text:p>
          </table:table-cell>
          <table:table-cell office:value-type="float" office:value="7452814" calcext:value-type="float">
            <text:p>74528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3:30.344" calcext:value-type="date">
            <text:p>2018-04-06</text:p>
          </table:table-cell>
          <table:table-cell office:value-type="float" office:value="7452702" calcext:value-type="float">
            <text:p>745270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8:44.097" calcext:value-type="date">
            <text:p>2018-04-06</text:p>
          </table:table-cell>
          <table:table-cell office:value-type="float" office:value="7452767" calcext:value-type="float">
            <text:p>74527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7:29.432" calcext:value-type="date">
            <text:p>2018-04-06</text:p>
          </table:table-cell>
          <table:table-cell office:value-type="float" office:value="7452749" calcext:value-type="float">
            <text:p>745274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3:31.49" calcext:value-type="date">
            <text:p>2018-04-06</text:p>
          </table:table-cell>
          <table:table-cell office:value-type="float" office:value="7453044" calcext:value-type="float">
            <text:p>74530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6:33.339" calcext:value-type="date">
            <text:p>2018-04-06</text:p>
          </table:table-cell>
          <table:table-cell office:value-type="float" office:value="7452912" calcext:value-type="float">
            <text:p>745291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0:45.207" calcext:value-type="date">
            <text:p>2018-04-06</text:p>
          </table:table-cell>
          <table:table-cell office:value-type="float" office:value="7452996" calcext:value-type="float">
            <text:p>745299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39:30.878" calcext:value-type="date">
            <text:p>2018-04-06</text:p>
          </table:table-cell>
          <table:table-cell office:value-type="float" office:value="7452778" calcext:value-type="float">
            <text:p>745277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2:33.126" calcext:value-type="date">
            <text:p>2018-04-06</text:p>
          </table:table-cell>
          <table:table-cell office:value-type="float" office:value="7453030" calcext:value-type="float">
            <text:p>74530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6:42.457" calcext:value-type="date">
            <text:p>2018-04-06</text:p>
          </table:table-cell>
          <table:table-cell office:value-type="float" office:value="7453093" calcext:value-type="float">
            <text:p>74530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49:28.674" calcext:value-type="date">
            <text:p>2018-04-06</text:p>
          </table:table-cell>
          <table:table-cell office:value-type="float" office:value="7452960" calcext:value-type="float">
            <text:p>74529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1:40.472" calcext:value-type="date">
            <text:p>2018-04-06</text:p>
          </table:table-cell>
          <table:table-cell office:value-type="float" office:value="7453009" calcext:value-type="float">
            <text:p>745300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7:33.1" calcext:value-type="date">
            <text:p>2018-04-06</text:p>
          </table:table-cell>
          <table:table-cell office:value-type="float" office:value="7453100" calcext:value-type="float">
            <text:p>745310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4:59:29.387" calcext:value-type="date">
            <text:p>2018-04-06</text:p>
          </table:table-cell>
          <table:table-cell office:value-type="float" office:value="7453127" calcext:value-type="float">
            <text:p>745312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11:40.085" calcext:value-type="date">
            <text:p>2018-04-06</text:p>
          </table:table-cell>
          <table:table-cell office:value-type="float" office:value="7453350" calcext:value-type="float">
            <text:p>74533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00:28.004" calcext:value-type="date">
            <text:p>2018-04-06</text:p>
          </table:table-cell>
          <table:table-cell office:value-type="float" office:value="7453145" calcext:value-type="float">
            <text:p>745314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06:36.778" calcext:value-type="date">
            <text:p>2018-04-06</text:p>
          </table:table-cell>
          <table:table-cell office:value-type="float" office:value="7453255" calcext:value-type="float">
            <text:p>745325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02:49.673" calcext:value-type="date">
            <text:p>2018-04-06</text:p>
          </table:table-cell>
          <table:table-cell office:value-type="float" office:value="7453177" calcext:value-type="float">
            <text:p>74531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10:30.591" calcext:value-type="date">
            <text:p>2018-04-06</text:p>
          </table:table-cell>
          <table:table-cell office:value-type="float" office:value="7453332" calcext:value-type="float">
            <text:p>74533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19:37.308" calcext:value-type="date">
            <text:p>2018-04-06</text:p>
          </table:table-cell>
          <table:table-cell office:value-type="float" office:value="7453507" calcext:value-type="float">
            <text:p>74535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04:29.381" calcext:value-type="date">
            <text:p>2018-04-06</text:p>
          </table:table-cell>
          <table:table-cell office:value-type="float" office:value="7453209" calcext:value-type="float">
            <text:p>745320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08:48.743" calcext:value-type="date">
            <text:p>2018-04-06</text:p>
          </table:table-cell>
          <table:table-cell office:value-type="float" office:value="7453293" calcext:value-type="float">
            <text:p>74532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15:31.276" calcext:value-type="date">
            <text:p>2018-04-06</text:p>
          </table:table-cell>
          <table:table-cell office:value-type="float" office:value="7453436" calcext:value-type="float">
            <text:p>74534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10:32.503" calcext:value-type="date">
            <text:p>2018-04-06</text:p>
          </table:table-cell>
          <table:table-cell office:value-type="float" office:value="7453333" calcext:value-type="float">
            <text:p>7453333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CTBR058T83__en-GB</text:p>
          </table:table-cell>
          <table:table-cell table:number-columns-repeated="1020"/>
        </table:table-row>
        <table:table-row table:style-name="ro1">
          <table:table-cell office:value-type="date" office:date-value="2018-04-06T15:24:30.397" calcext:value-type="date">
            <text:p>2018-04-06</text:p>
          </table:table-cell>
          <table:table-cell office:value-type="float" office:value="7453585" calcext:value-type="float">
            <text:p>74535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25:30.691" calcext:value-type="date">
            <text:p>2018-04-06</text:p>
          </table:table-cell>
          <table:table-cell office:value-type="float" office:value="7453599" calcext:value-type="float">
            <text:p>74535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2:51.548" calcext:value-type="date">
            <text:p>2018-04-06</text:p>
          </table:table-cell>
          <table:table-cell office:value-type="float" office:value="7453722" calcext:value-type="float">
            <text:p>74537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26:31.698" calcext:value-type="date">
            <text:p>2018-04-06</text:p>
          </table:table-cell>
          <table:table-cell office:value-type="float" office:value="7453611" calcext:value-type="float">
            <text:p>74536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27:30.497" calcext:value-type="date">
            <text:p>2018-04-06</text:p>
          </table:table-cell>
          <table:table-cell office:value-type="float" office:value="7453628" calcext:value-type="float">
            <text:p>745362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1:33.652" calcext:value-type="date">
            <text:p>2018-04-06</text:p>
          </table:table-cell>
          <table:table-cell office:value-type="float" office:value="7453707" calcext:value-type="float">
            <text:p>74537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0:33.643" calcext:value-type="date">
            <text:p>2018-04-06</text:p>
          </table:table-cell>
          <table:table-cell office:value-type="float" office:value="7453693" calcext:value-type="float">
            <text:p>74536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29:47.558" calcext:value-type="date">
            <text:p>2018-04-06</text:p>
          </table:table-cell>
          <table:table-cell office:value-type="float" office:value="7453685" calcext:value-type="float">
            <text:p>74536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28:30.946" calcext:value-type="date">
            <text:p>2018-04-06</text:p>
          </table:table-cell>
          <table:table-cell office:value-type="float" office:value="7453667" calcext:value-type="float">
            <text:p>74536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3:27.779" calcext:value-type="date">
            <text:p>2018-04-06</text:p>
          </table:table-cell>
          <table:table-cell office:value-type="float" office:value="7453731" calcext:value-type="float">
            <text:p>74537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4:38.97" calcext:value-type="date">
            <text:p>2018-04-06</text:p>
          </table:table-cell>
          <table:table-cell office:value-type="float" office:value="7453752" calcext:value-type="float">
            <text:p>745375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5:33.382" calcext:value-type="date">
            <text:p>2018-04-06</text:p>
          </table:table-cell>
          <table:table-cell office:value-type="float" office:value="7453763" calcext:value-type="float">
            <text:p>74537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36:33.947" calcext:value-type="date">
            <text:p>2018-04-06</text:p>
          </table:table-cell>
          <table:table-cell office:value-type="float" office:value="7453779" calcext:value-type="float">
            <text:p>74537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0:29.86" calcext:value-type="date">
            <text:p>2018-04-06</text:p>
          </table:table-cell>
          <table:table-cell office:value-type="float" office:value="7453827" calcext:value-type="float">
            <text:p>745382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5:27.451" calcext:value-type="date">
            <text:p>2018-04-06</text:p>
          </table:table-cell>
          <table:table-cell office:value-type="float" office:value="7454046" calcext:value-type="float">
            <text:p>74540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7:29.293" calcext:value-type="date">
            <text:p>2018-04-06</text:p>
          </table:table-cell>
          <table:table-cell office:value-type="float" office:value="7454089" calcext:value-type="float">
            <text:p>745408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3:45.992" calcext:value-type="date">
            <text:p>2018-04-06</text:p>
          </table:table-cell>
          <table:table-cell office:value-type="float" office:value="7453892" calcext:value-type="float">
            <text:p>745389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2:33.839" calcext:value-type="date">
            <text:p>2018-04-06</text:p>
          </table:table-cell>
          <table:table-cell office:value-type="float" office:value="7453872" calcext:value-type="float">
            <text:p>745387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9:39.484" calcext:value-type="date">
            <text:p>2018-04-06</text:p>
          </table:table-cell>
          <table:table-cell office:value-type="float" office:value="7453966" calcext:value-type="float">
            <text:p>74539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4:30.735" calcext:value-type="date">
            <text:p>2018-04-06</text:p>
          </table:table-cell>
          <table:table-cell office:value-type="float" office:value="7453898" calcext:value-type="float">
            <text:p>74538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3:34.094" calcext:value-type="date">
            <text:p>2018-04-06</text:p>
          </table:table-cell>
          <table:table-cell office:value-type="float" office:value="7454012" calcext:value-type="float">
            <text:p>745401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6:32.442" calcext:value-type="date">
            <text:p>2018-04-06</text:p>
          </table:table-cell>
          <table:table-cell office:value-type="float" office:value="7453930" calcext:value-type="float">
            <text:p>74539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7:50.161" calcext:value-type="date">
            <text:p>2018-04-06</text:p>
          </table:table-cell>
          <table:table-cell office:value-type="float" office:value="7453945" calcext:value-type="float">
            <text:p>745394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02:30.723" calcext:value-type="date">
            <text:p>2018-04-06</text:p>
          </table:table-cell>
          <table:table-cell office:value-type="float" office:value="7454167" calcext:value-type="float">
            <text:p>74541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49:38.957" calcext:value-type="date">
            <text:p>2018-04-06</text:p>
          </table:table-cell>
          <table:table-cell office:value-type="float" office:value="7453965" calcext:value-type="float">
            <text:p>745396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4:31.034" calcext:value-type="date">
            <text:p>2018-04-06</text:p>
          </table:table-cell>
          <table:table-cell office:value-type="float" office:value="7454028" calcext:value-type="float">
            <text:p>745402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5:59:50.017" calcext:value-type="date">
            <text:p>2018-04-06</text:p>
          </table:table-cell>
          <table:table-cell office:value-type="float" office:value="7454122" calcext:value-type="float">
            <text:p>74541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00:29.45" calcext:value-type="date">
            <text:p>2018-04-06</text:p>
          </table:table-cell>
          <table:table-cell office:value-type="float" office:value="7454133" calcext:value-type="float">
            <text:p>745413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04:34.635" calcext:value-type="date">
            <text:p>2018-04-06</text:p>
          </table:table-cell>
          <table:table-cell office:value-type="float" office:value="7454204" calcext:value-type="float">
            <text:p>74542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05:40.278" calcext:value-type="date">
            <text:p>2018-04-06</text:p>
          </table:table-cell>
          <table:table-cell office:value-type="float" office:value="7454222" calcext:value-type="float">
            <text:p>74542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10:30.189" calcext:value-type="date">
            <text:p>2018-04-06</text:p>
          </table:table-cell>
          <table:table-cell office:value-type="float" office:value="7454335" calcext:value-type="float">
            <text:p>745433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14:41.805" calcext:value-type="date">
            <text:p>2018-04-06</text:p>
          </table:table-cell>
          <table:table-cell office:value-type="float" office:value="7454437" calcext:value-type="float">
            <text:p>745443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4:29.743" calcext:value-type="date">
            <text:p>2018-04-06</text:p>
          </table:table-cell>
          <table:table-cell office:value-type="float" office:value="7458181" calcext:value-type="float">
            <text:p>745818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2:28.46" calcext:value-type="date">
            <text:p>2018-04-06</text:p>
          </table:table-cell>
          <table:table-cell office:value-type="float" office:value="7454597" calcext:value-type="float">
            <text:p>745459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1:30.743" calcext:value-type="date">
            <text:p>2018-04-06</text:p>
          </table:table-cell>
          <table:table-cell office:value-type="float" office:value="7454583" calcext:value-type="float">
            <text:p>74545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0:40.427" calcext:value-type="date">
            <text:p>2018-04-06</text:p>
          </table:table-cell>
          <table:table-cell office:value-type="float" office:value="7454563" calcext:value-type="float">
            <text:p>74545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19:30.748" calcext:value-type="date">
            <text:p>2018-04-06</text:p>
          </table:table-cell>
          <table:table-cell office:value-type="float" office:value="7454532" calcext:value-type="float">
            <text:p>74545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16:32.099" calcext:value-type="date">
            <text:p>2018-04-06</text:p>
          </table:table-cell>
          <table:table-cell office:value-type="float" office:value="7454469" calcext:value-type="float">
            <text:p>74544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2:31.619" calcext:value-type="date">
            <text:p>2018-04-06</text:p>
          </table:table-cell>
          <table:table-cell office:value-type="float" office:value="7455452" calcext:value-type="float">
            <text:p>74554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6:29.773" calcext:value-type="date">
            <text:p>2018-04-06</text:p>
          </table:table-cell>
          <table:table-cell office:value-type="float" office:value="7454805" calcext:value-type="float">
            <text:p>745480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9:36.848" calcext:value-type="date">
            <text:p>2018-04-06</text:p>
          </table:table-cell>
          <table:table-cell office:value-type="float" office:value="7454707" calcext:value-type="float">
            <text:p>74547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1:31.423" calcext:value-type="date">
            <text:p>2018-04-06</text:p>
          </table:table-cell>
          <table:table-cell office:value-type="float" office:value="7455021" calcext:value-type="float">
            <text:p>74550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4:28.999" calcext:value-type="date">
            <text:p>2018-04-06</text:p>
          </table:table-cell>
          <table:table-cell office:value-type="float" office:value="7454614" calcext:value-type="float">
            <text:p>74546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6:29.729" calcext:value-type="date">
            <text:p>2018-04-06</text:p>
          </table:table-cell>
          <table:table-cell office:value-type="float" office:value="7454651" calcext:value-type="float">
            <text:p>745465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8:32.099" calcext:value-type="date">
            <text:p>2018-04-06</text:p>
          </table:table-cell>
          <table:table-cell office:value-type="float" office:value="7458246" calcext:value-type="float">
            <text:p>74582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2:46.74" calcext:value-type="date">
            <text:p>2018-04-06</text:p>
          </table:table-cell>
          <table:table-cell office:value-type="float" office:value="7454747" calcext:value-type="float">
            <text:p>745474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5:34.48" calcext:value-type="date">
            <text:p>2018-04-06</text:p>
          </table:table-cell>
          <table:table-cell office:value-type="float" office:value="7454790" calcext:value-type="float">
            <text:p>745479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7:28.976" calcext:value-type="date">
            <text:p>2018-04-06</text:p>
          </table:table-cell>
          <table:table-cell office:value-type="float" office:value="7454829" calcext:value-type="float">
            <text:p>74548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4:32.971" calcext:value-type="date">
            <text:p>2018-04-06</text:p>
          </table:table-cell>
          <table:table-cell office:value-type="float" office:value="7454774" calcext:value-type="float">
            <text:p>74547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1:30.462" calcext:value-type="date">
            <text:p>2018-04-06</text:p>
          </table:table-cell>
          <table:table-cell office:value-type="float" office:value="7454728" calcext:value-type="float">
            <text:p>745472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28:30.885" calcext:value-type="date">
            <text:p>2018-04-06</text:p>
          </table:table-cell>
          <table:table-cell office:value-type="float" office:value="7454683" calcext:value-type="float">
            <text:p>74546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3:30.976" calcext:value-type="date">
            <text:p>2018-04-06</text:p>
          </table:table-cell>
          <table:table-cell office:value-type="float" office:value="7454906" calcext:value-type="float">
            <text:p>745490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2:33.183" calcext:value-type="date">
            <text:p>2018-04-06</text:p>
          </table:table-cell>
          <table:table-cell office:value-type="float" office:value="7454895" calcext:value-type="float">
            <text:p>74548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1:29.522" calcext:value-type="date">
            <text:p>2018-04-06</text:p>
          </table:table-cell>
          <table:table-cell office:value-type="float" office:value="7454885" calcext:value-type="float">
            <text:p>74548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7:31.861" calcext:value-type="date">
            <text:p>2018-04-06</text:p>
          </table:table-cell>
          <table:table-cell office:value-type="float" office:value="7455656" calcext:value-type="float">
            <text:p>745565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8:29.426" calcext:value-type="date">
            <text:p>2018-04-06</text:p>
          </table:table-cell>
          <table:table-cell office:value-type="float" office:value="7454962" calcext:value-type="float">
            <text:p>745496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4:46.449" calcext:value-type="date">
            <text:p>2018-04-06</text:p>
          </table:table-cell>
          <table:table-cell office:value-type="float" office:value="7454919" calcext:value-type="float">
            <text:p>74549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38:44.826" calcext:value-type="date">
            <text:p>2018-04-06</text:p>
          </table:table-cell>
          <table:table-cell office:value-type="float" office:value="7454844" calcext:value-type="float">
            <text:p>74548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0:43.355" calcext:value-type="date">
            <text:p>2018-04-06</text:p>
          </table:table-cell>
          <table:table-cell office:value-type="float" office:value="7455000" calcext:value-type="float">
            <text:p>74550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6:48.962" calcext:value-type="date">
            <text:p>2018-04-06</text:p>
          </table:table-cell>
          <table:table-cell office:value-type="float" office:value="7455124" calcext:value-type="float">
            <text:p>74551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49:31.68" calcext:value-type="date">
            <text:p>2018-04-06</text:p>
          </table:table-cell>
          <table:table-cell office:value-type="float" office:value="7454982" calcext:value-type="float">
            <text:p>74549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5:28.101" calcext:value-type="date">
            <text:p>2018-04-06</text:p>
          </table:table-cell>
          <table:table-cell office:value-type="float" office:value="7455098" calcext:value-type="float">
            <text:p>74550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5:29.423" calcext:value-type="date">
            <text:p>2018-04-06</text:p>
          </table:table-cell>
          <table:table-cell office:value-type="float" office:value="7459673" calcext:value-type="float">
            <text:p>74596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1:46.057" calcext:value-type="date">
            <text:p>2018-04-07</text:p>
          </table:table-cell>
          <table:table-cell office:value-type="float" office:value="7462013" calcext:value-type="float">
            <text:p>746201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48:30.079" calcext:value-type="date">
            <text:p>2018-04-07</text:p>
          </table:table-cell>
          <table:table-cell office:value-type="float" office:value="7462337" calcext:value-type="float">
            <text:p>746233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03:30.347" calcext:value-type="date">
            <text:p>2018-04-06</text:p>
          </table:table-cell>
          <table:table-cell office:value-type="float" office:value="7455226" calcext:value-type="float">
            <text:p>745522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2:28.053" calcext:value-type="date">
            <text:p>2018-04-06</text:p>
          </table:table-cell>
          <table:table-cell office:value-type="float" office:value="7455039" calcext:value-type="float">
            <text:p>74550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7:35.073" calcext:value-type="date">
            <text:p>2018-04-06</text:p>
          </table:table-cell>
          <table:table-cell office:value-type="float" office:value="7455132" calcext:value-type="float">
            <text:p>74551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3:38.522" calcext:value-type="date">
            <text:p>2018-04-06</text:p>
          </table:table-cell>
          <table:table-cell office:value-type="float" office:value="7455062" calcext:value-type="float">
            <text:p>745506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6:59:41.438" calcext:value-type="date">
            <text:p>2018-04-06</text:p>
          </table:table-cell>
          <table:table-cell office:value-type="float" office:value="7455166" calcext:value-type="float">
            <text:p>745516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5:31.983" calcext:value-type="date">
            <text:p>2018-04-06</text:p>
          </table:table-cell>
          <table:table-cell office:value-type="float" office:value="7455622" calcext:value-type="float">
            <text:p>74556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00:30.345" calcext:value-type="date">
            <text:p>2018-04-06</text:p>
          </table:table-cell>
          <table:table-cell office:value-type="float" office:value="7455183" calcext:value-type="float">
            <text:p>74551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02:44.224" calcext:value-type="date">
            <text:p>2018-04-06</text:p>
          </table:table-cell>
          <table:table-cell office:value-type="float" office:value="7455210" calcext:value-type="float">
            <text:p>745521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1:39.375" calcext:value-type="date">
            <text:p>2018-04-06</text:p>
          </table:table-cell>
          <table:table-cell office:value-type="float" office:value="7455436" calcext:value-type="float">
            <text:p>74554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9:30.576" calcext:value-type="date">
            <text:p>2018-04-06</text:p>
          </table:table-cell>
          <table:table-cell office:value-type="float" office:value="7455543" calcext:value-type="float">
            <text:p>74555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5:29.925" calcext:value-type="date">
            <text:p>2018-04-06</text:p>
          </table:table-cell>
          <table:table-cell office:value-type="float" office:value="7455495" calcext:value-type="float">
            <text:p>745549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07:29.038" calcext:value-type="date">
            <text:p>2018-04-06</text:p>
          </table:table-cell>
          <table:table-cell office:value-type="float" office:value="7455346" calcext:value-type="float">
            <text:p>74553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7:46.208" calcext:value-type="date">
            <text:p>2018-04-06</text:p>
          </table:table-cell>
          <table:table-cell office:value-type="float" office:value="7455524" calcext:value-type="float">
            <text:p>74555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2:31.454" calcext:value-type="date">
            <text:p>2018-04-06</text:p>
          </table:table-cell>
          <table:table-cell office:value-type="float" office:value="7455579" calcext:value-type="float">
            <text:p>74555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6:30.5" calcext:value-type="date">
            <text:p>2018-04-06</text:p>
          </table:table-cell>
          <table:table-cell office:value-type="float" office:value="7455507" calcext:value-type="float">
            <text:p>74555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12:30.876" calcext:value-type="date">
            <text:p>2018-04-06</text:p>
          </table:table-cell>
          <table:table-cell office:value-type="float" office:value="7455451" calcext:value-type="float">
            <text:p>745545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6:48.47" calcext:value-type="date">
            <text:p>2018-04-06</text:p>
          </table:table-cell>
          <table:table-cell office:value-type="float" office:value="7455644" calcext:value-type="float">
            <text:p>74556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3:47.116" calcext:value-type="date">
            <text:p>2018-04-06</text:p>
          </table:table-cell>
          <table:table-cell office:value-type="float" office:value="7455594" calcext:value-type="float">
            <text:p>74555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29:36.948" calcext:value-type="date">
            <text:p>2018-04-06</text:p>
          </table:table-cell>
          <table:table-cell office:value-type="float" office:value="7455680" calcext:value-type="float">
            <text:p>745568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31:35.717" calcext:value-type="date">
            <text:p>2018-04-06</text:p>
          </table:table-cell>
          <table:table-cell office:value-type="float" office:value="7455714" calcext:value-type="float">
            <text:p>74557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34:33.321" calcext:value-type="date">
            <text:p>2018-04-06</text:p>
          </table:table-cell>
          <table:table-cell office:value-type="float" office:value="7455768" calcext:value-type="float">
            <text:p>745576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33:33.483" calcext:value-type="date">
            <text:p>2018-04-06</text:p>
          </table:table-cell>
          <table:table-cell office:value-type="float" office:value="7455746" calcext:value-type="float">
            <text:p>74557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35:43.138" calcext:value-type="date">
            <text:p>2018-04-06</text:p>
          </table:table-cell>
          <table:table-cell office:value-type="float" office:value="7455799" calcext:value-type="float">
            <text:p>74557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45:29.858" calcext:value-type="date">
            <text:p>2018-04-06</text:p>
          </table:table-cell>
          <table:table-cell office:value-type="float" office:value="7455958" calcext:value-type="float">
            <text:p>74559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41:41.216" calcext:value-type="date">
            <text:p>2018-04-06</text:p>
          </table:table-cell>
          <table:table-cell office:value-type="float" office:value="7455901" calcext:value-type="float">
            <text:p>745590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37:28.177" calcext:value-type="date">
            <text:p>2018-04-06</text:p>
          </table:table-cell>
          <table:table-cell office:value-type="float" office:value="7455837" calcext:value-type="float">
            <text:p>745583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05:48.074" calcext:value-type="date">
            <text:p>2018-04-06</text:p>
          </table:table-cell>
          <table:table-cell office:value-type="float" office:value="7456247" calcext:value-type="float">
            <text:p>745624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54:28.038" calcext:value-type="date">
            <text:p>2018-04-06</text:p>
          </table:table-cell>
          <table:table-cell office:value-type="float" office:value="7456082" calcext:value-type="float">
            <text:p>74560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49:27.713" calcext:value-type="date">
            <text:p>2018-04-06</text:p>
          </table:table-cell>
          <table:table-cell office:value-type="float" office:value="7456012" calcext:value-type="float">
            <text:p>745601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52:31.535" calcext:value-type="date">
            <text:p>2018-04-06</text:p>
          </table:table-cell>
          <table:table-cell office:value-type="float" office:value="7456052" calcext:value-type="float">
            <text:p>745605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24:29.689" calcext:value-type="date">
            <text:p>2018-04-06</text:p>
          </table:table-cell>
          <table:table-cell office:value-type="float" office:value="7456582" calcext:value-type="float">
            <text:p>74565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00:35.363" calcext:value-type="date">
            <text:p>2018-04-06</text:p>
          </table:table-cell>
          <table:table-cell office:value-type="float" office:value="7456183" calcext:value-type="float">
            <text:p>74561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06:30.872" calcext:value-type="date">
            <text:p>2018-04-06</text:p>
          </table:table-cell>
          <table:table-cell office:value-type="float" office:value="7456252" calcext:value-type="float">
            <text:p>745625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57:28.27" calcext:value-type="date">
            <text:p>2018-04-06</text:p>
          </table:table-cell>
          <table:table-cell office:value-type="float" office:value="7456146" calcext:value-type="float">
            <text:p>74561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3:33.379" calcext:value-type="date">
            <text:p>2018-04-06</text:p>
          </table:table-cell>
          <table:table-cell office:value-type="float" office:value="7456397" calcext:value-type="float">
            <text:p>74563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7:59:41.898" calcext:value-type="date">
            <text:p>2018-04-06</text:p>
          </table:table-cell>
          <table:table-cell office:value-type="float" office:value="7456174" calcext:value-type="float">
            <text:p>74561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0:32.597" calcext:value-type="date">
            <text:p>2018-04-06</text:p>
          </table:table-cell>
          <table:table-cell office:value-type="float" office:value="7456325" calcext:value-type="float">
            <text:p>745632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08:37.502" calcext:value-type="date">
            <text:p>2018-04-06</text:p>
          </table:table-cell>
          <table:table-cell office:value-type="float" office:value="7456285" calcext:value-type="float">
            <text:p>74562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34:35.766" calcext:value-type="date">
            <text:p>2018-04-07</text:p>
          </table:table-cell>
          <table:table-cell office:value-type="float" office:value="7462759" calcext:value-type="float">
            <text:p>74627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01:30.239" calcext:value-type="date">
            <text:p>2018-04-06</text:p>
          </table:table-cell>
          <table:table-cell office:value-type="float" office:value="7456193" calcext:value-type="float">
            <text:p>74561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6:32.619" calcext:value-type="date">
            <text:p>2018-04-06</text:p>
          </table:table-cell>
          <table:table-cell office:value-type="float" office:value="7456443" calcext:value-type="float">
            <text:p>74564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3:40.385" calcext:value-type="date">
            <text:p>2018-04-06</text:p>
          </table:table-cell>
          <table:table-cell office:value-type="float" office:value="7456399" calcext:value-type="float">
            <text:p>74563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26:28.954" calcext:value-type="date">
            <text:p>2018-04-06</text:p>
          </table:table-cell>
          <table:table-cell office:value-type="float" office:value="7456623" calcext:value-type="float">
            <text:p>74566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4:41.47" calcext:value-type="date">
            <text:p>2018-04-06</text:p>
          </table:table-cell>
          <table:table-cell office:value-type="float" office:value="7456416" calcext:value-type="float">
            <text:p>745641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2:35.373" calcext:value-type="date">
            <text:p>2018-04-07</text:p>
          </table:table-cell>
          <table:table-cell office:value-type="float" office:value="7462819" calcext:value-type="float">
            <text:p>74628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1:50.993" calcext:value-type="date">
            <text:p>2018-04-06</text:p>
          </table:table-cell>
          <table:table-cell office:value-type="float" office:value="7456351" calcext:value-type="float">
            <text:p>745635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7:41.22" calcext:value-type="date">
            <text:p>2018-04-06</text:p>
          </table:table-cell>
          <table:table-cell office:value-type="float" office:value="7456456" calcext:value-type="float">
            <text:p>745645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2:31.165" calcext:value-type="date">
            <text:p>2018-04-06</text:p>
          </table:table-cell>
          <table:table-cell office:value-type="float" office:value="7456369" calcext:value-type="float">
            <text:p>74563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5:28.742" calcext:value-type="date">
            <text:p>2018-04-06</text:p>
          </table:table-cell>
          <table:table-cell office:value-type="float" office:value="7456431" calcext:value-type="float">
            <text:p>74564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20:36.274" calcext:value-type="date">
            <text:p>2018-04-06</text:p>
          </table:table-cell>
          <table:table-cell office:value-type="float" office:value="7456504" calcext:value-type="float">
            <text:p>74565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8:31.003" calcext:value-type="date">
            <text:p>2018-04-06</text:p>
          </table:table-cell>
          <table:table-cell office:value-type="float" office:value="7456463" calcext:value-type="float">
            <text:p>74564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21:30.274" calcext:value-type="date">
            <text:p>2018-04-06</text:p>
          </table:table-cell>
          <table:table-cell office:value-type="float" office:value="7456514" calcext:value-type="float">
            <text:p>74565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19:29.631" calcext:value-type="date">
            <text:p>2018-04-06</text:p>
          </table:table-cell>
          <table:table-cell office:value-type="float" office:value="7456488" calcext:value-type="float">
            <text:p>74564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8:28.802" calcext:value-type="date">
            <text:p>2018-04-06</text:p>
          </table:table-cell>
          <table:table-cell office:value-type="float" office:value="7457862" calcext:value-type="float">
            <text:p>745786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9:34.567" calcext:value-type="date">
            <text:p>2018-04-06</text:p>
          </table:table-cell>
          <table:table-cell office:value-type="float" office:value="7457522" calcext:value-type="float">
            <text:p>74575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5:34.328" calcext:value-type="date">
            <text:p>2018-04-06</text:p>
          </table:table-cell>
          <table:table-cell office:value-type="float" office:value="7456798" calcext:value-type="float">
            <text:p>74567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8:47.661" calcext:value-type="date">
            <text:p>2018-04-06</text:p>
          </table:table-cell>
          <table:table-cell office:value-type="float" office:value="7456849" calcext:value-type="float">
            <text:p>745684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2:37.943" calcext:value-type="date">
            <text:p>2018-04-06</text:p>
          </table:table-cell>
          <table:table-cell office:value-type="float" office:value="7456739" calcext:value-type="float">
            <text:p>74567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0:27.08" calcext:value-type="date">
            <text:p>2018-04-06</text:p>
          </table:table-cell>
          <table:table-cell office:value-type="float" office:value="7456703" calcext:value-type="float">
            <text:p>745670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3:28.056" calcext:value-type="date">
            <text:p>2018-04-06</text:p>
          </table:table-cell>
          <table:table-cell office:value-type="float" office:value="7456758" calcext:value-type="float">
            <text:p>74567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6:30.112" calcext:value-type="date">
            <text:p>2018-04-06</text:p>
          </table:table-cell>
          <table:table-cell office:value-type="float" office:value="7456812" calcext:value-type="float">
            <text:p>745681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1:46.877" calcext:value-type="date">
            <text:p>2018-04-06</text:p>
          </table:table-cell>
          <table:table-cell office:value-type="float" office:value="7456887" calcext:value-type="float">
            <text:p>74568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0:30.169" calcext:value-type="date">
            <text:p>2018-04-06</text:p>
          </table:table-cell>
          <table:table-cell office:value-type="float" office:value="7456873" calcext:value-type="float">
            <text:p>74568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39:31.971" calcext:value-type="date">
            <text:p>2018-04-06</text:p>
          </table:table-cell>
          <table:table-cell office:value-type="float" office:value="7456858" calcext:value-type="float">
            <text:p>74568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8:35.981" calcext:value-type="date">
            <text:p>2018-04-07</text:p>
          </table:table-cell>
          <table:table-cell office:value-type="float" office:value="7462870" calcext:value-type="float">
            <text:p>74628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54:34.963" calcext:value-type="date">
            <text:p>2018-04-07</text:p>
          </table:table-cell>
          <table:table-cell office:value-type="float" office:value="7462912" calcext:value-type="float">
            <text:p>74629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5:31.678" calcext:value-type="date">
            <text:p>2018-04-06</text:p>
          </table:table-cell>
          <table:table-cell office:value-type="float" office:value="7456940" calcext:value-type="float">
            <text:p>745694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0:56.244" calcext:value-type="date">
            <text:p>2018-04-06</text:p>
          </table:table-cell>
          <table:table-cell office:value-type="float" office:value="7457017" calcext:value-type="float">
            <text:p>74570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2:33.038" calcext:value-type="date">
            <text:p>2018-04-06</text:p>
          </table:table-cell>
          <table:table-cell office:value-type="float" office:value="7457041" calcext:value-type="float">
            <text:p>74570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3:27.857" calcext:value-type="date">
            <text:p>2018-04-06</text:p>
          </table:table-cell>
          <table:table-cell office:value-type="float" office:value="7456909" calcext:value-type="float">
            <text:p>745690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57:28.872" calcext:value-type="date">
            <text:p>2018-04-06</text:p>
          </table:table-cell>
          <table:table-cell office:value-type="float" office:value="7458061" calcext:value-type="float">
            <text:p>74580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6:27.245" calcext:value-type="date">
            <text:p>2018-04-06</text:p>
          </table:table-cell>
          <table:table-cell office:value-type="float" office:value="7456955" calcext:value-type="float">
            <text:p>745695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8:28.231" calcext:value-type="date">
            <text:p>2018-04-06</text:p>
          </table:table-cell>
          <table:table-cell office:value-type="float" office:value="7456979" calcext:value-type="float">
            <text:p>74569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7:37.214" calcext:value-type="date">
            <text:p>2018-04-06</text:p>
          </table:table-cell>
          <table:table-cell office:value-type="float" office:value="7456970" calcext:value-type="float">
            <text:p>74569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49:30.201" calcext:value-type="date">
            <text:p>2018-04-06</text:p>
          </table:table-cell>
          <table:table-cell office:value-type="float" office:value="7456994" calcext:value-type="float">
            <text:p>74569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9:31.281" calcext:value-type="date">
            <text:p>2018-04-06</text:p>
          </table:table-cell>
          <table:table-cell office:value-type="float" office:value="7457146" calcext:value-type="float">
            <text:p>74571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5:26.588" calcext:value-type="date">
            <text:p>2018-04-06</text:p>
          </table:table-cell>
          <table:table-cell office:value-type="float" office:value="7457077" calcext:value-type="float">
            <text:p>74570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7:28.95" calcext:value-type="date">
            <text:p>2018-04-06</text:p>
          </table:table-cell>
          <table:table-cell office:value-type="float" office:value="7457111" calcext:value-type="float">
            <text:p>74571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1:26.958" calcext:value-type="date">
            <text:p>2018-04-06</text:p>
          </table:table-cell>
          <table:table-cell office:value-type="float" office:value="7457306" calcext:value-type="float">
            <text:p>745730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8:31.394" calcext:value-type="date">
            <text:p>2018-04-06</text:p>
          </table:table-cell>
          <table:table-cell office:value-type="float" office:value="7457393" calcext:value-type="float">
            <text:p>74573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5:38.38" calcext:value-type="date">
            <text:p>2018-04-06</text:p>
          </table:table-cell>
          <table:table-cell office:value-type="float" office:value="7457224" calcext:value-type="float">
            <text:p>74572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3:28.991" calcext:value-type="date">
            <text:p>2018-04-06</text:p>
          </table:table-cell>
          <table:table-cell office:value-type="float" office:value="7457056" calcext:value-type="float">
            <text:p>745705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4:26.553" calcext:value-type="date">
            <text:p>2018-04-06</text:p>
          </table:table-cell>
          <table:table-cell office:value-type="float" office:value="7457067" calcext:value-type="float">
            <text:p>74570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8:29.767" calcext:value-type="date">
            <text:p>2018-04-06</text:p>
          </table:table-cell>
          <table:table-cell office:value-type="float" office:value="7457133" calcext:value-type="float">
            <text:p>745713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8:59:32.294" calcext:value-type="date">
            <text:p>2018-04-06</text:p>
          </table:table-cell>
          <table:table-cell office:value-type="float" office:value="7457147" calcext:value-type="float">
            <text:p>74571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4:27.018" calcext:value-type="date">
            <text:p>2018-04-06</text:p>
          </table:table-cell>
          <table:table-cell office:value-type="float" office:value="7457202" calcext:value-type="float">
            <text:p>745720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0:29.431" calcext:value-type="date">
            <text:p>2018-04-06</text:p>
          </table:table-cell>
          <table:table-cell office:value-type="float" office:value="7457294" calcext:value-type="float">
            <text:p>74572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7:50.159" calcext:value-type="date">
            <text:p>2018-04-06</text:p>
          </table:table-cell>
          <table:table-cell office:value-type="float" office:value="7457380" calcext:value-type="float">
            <text:p>74573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9:40.725" calcext:value-type="date">
            <text:p>2018-04-06</text:p>
          </table:table-cell>
          <table:table-cell office:value-type="float" office:value="7457278" calcext:value-type="float">
            <text:p>745727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3:35.178" calcext:value-type="date">
            <text:p>2018-04-06</text:p>
          </table:table-cell>
          <table:table-cell office:value-type="float" office:value="7457193" calcext:value-type="float">
            <text:p>74571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8:44.623" calcext:value-type="date">
            <text:p>2018-04-06</text:p>
          </table:table-cell>
          <table:table-cell office:value-type="float" office:value="7457269" calcext:value-type="float">
            <text:p>74572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6:31.482" calcext:value-type="date">
            <text:p>2018-04-06</text:p>
          </table:table-cell>
          <table:table-cell office:value-type="float" office:value="7457367" calcext:value-type="float">
            <text:p>74573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5:35.079" calcext:value-type="date">
            <text:p>2018-04-06</text:p>
          </table:table-cell>
          <table:table-cell office:value-type="float" office:value="7457356" calcext:value-type="float">
            <text:p>74573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3:29.886" calcext:value-type="date">
            <text:p>2018-04-06</text:p>
          </table:table-cell>
          <table:table-cell office:value-type="float" office:value="7457331" calcext:value-type="float">
            <text:p>74573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2:29.142" calcext:value-type="date">
            <text:p>2018-04-06</text:p>
          </table:table-cell>
          <table:table-cell office:value-type="float" office:value="7457315" calcext:value-type="float">
            <text:p>745731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14:45.474" calcext:value-type="date">
            <text:p>2018-04-06</text:p>
          </table:table-cell>
          <table:table-cell office:value-type="float" office:value="7457341" calcext:value-type="float">
            <text:p>74573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09:53.48" calcext:value-type="date">
            <text:p>2018-04-06</text:p>
          </table:table-cell>
          <table:table-cell office:value-type="float" office:value="7457282" calcext:value-type="float">
            <text:p>74572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1:32.378" calcext:value-type="date">
            <text:p>2018-04-06</text:p>
          </table:table-cell>
          <table:table-cell office:value-type="float" office:value="7457433" calcext:value-type="float">
            <text:p>745743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7:28.592" calcext:value-type="date">
            <text:p>2018-04-06</text:p>
          </table:table-cell>
          <table:table-cell office:value-type="float" office:value="7457494" calcext:value-type="float">
            <text:p>745749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3:45.894" calcext:value-type="date">
            <text:p>2018-04-06</text:p>
          </table:table-cell>
          <table:table-cell office:value-type="float" office:value="7457453" calcext:value-type="float">
            <text:p>745745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4:29.685" calcext:value-type="date">
            <text:p>2018-04-06</text:p>
          </table:table-cell>
          <table:table-cell office:value-type="float" office:value="7457461" calcext:value-type="float">
            <text:p>74574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5:34.169" calcext:value-type="date">
            <text:p>2018-04-06</text:p>
          </table:table-cell>
          <table:table-cell office:value-type="float" office:value="7457469" calcext:value-type="float">
            <text:p>74574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26:28.415" calcext:value-type="date">
            <text:p>2018-04-06</text:p>
          </table:table-cell>
          <table:table-cell office:value-type="float" office:value="7457479" calcext:value-type="float">
            <text:p>74574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30:29.353" calcext:value-type="date">
            <text:p>2018-04-06</text:p>
          </table:table-cell>
          <table:table-cell office:value-type="float" office:value="7457531" calcext:value-type="float">
            <text:p>74575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35:30.388" calcext:value-type="date">
            <text:p>2018-04-06</text:p>
          </table:table-cell>
          <table:table-cell office:value-type="float" office:value="7457608" calcext:value-type="float">
            <text:p>745760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1:28.514" calcext:value-type="date">
            <text:p>2018-04-06</text:p>
          </table:table-cell>
          <table:table-cell office:value-type="float" office:value="7457736" calcext:value-type="float">
            <text:p>74577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9:31.988" calcext:value-type="date">
            <text:p>2018-04-06</text:p>
          </table:table-cell>
          <table:table-cell office:value-type="float" office:value="7457892" calcext:value-type="float">
            <text:p>745789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37:28.555" calcext:value-type="date">
            <text:p>2018-04-06</text:p>
          </table:table-cell>
          <table:table-cell office:value-type="float" office:value="7457649" calcext:value-type="float">
            <text:p>745764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2:29.173" calcext:value-type="date">
            <text:p>2018-04-06</text:p>
          </table:table-cell>
          <table:table-cell office:value-type="float" office:value="7457761" calcext:value-type="float">
            <text:p>74577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6:32.776" calcext:value-type="date">
            <text:p>2018-04-06</text:p>
          </table:table-cell>
          <table:table-cell office:value-type="float" office:value="7457813" calcext:value-type="float">
            <text:p>745781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3:30.589" calcext:value-type="date">
            <text:p>2018-04-06</text:p>
          </table:table-cell>
          <table:table-cell office:value-type="float" office:value="7457774" calcext:value-type="float">
            <text:p>745777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47:39.529" calcext:value-type="date">
            <text:p>2018-04-06</text:p>
          </table:table-cell>
          <table:table-cell office:value-type="float" office:value="7457841" calcext:value-type="float">
            <text:p>74578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50:50.55" calcext:value-type="date">
            <text:p>2018-04-06</text:p>
          </table:table-cell>
          <table:table-cell office:value-type="float" office:value="7457914" calcext:value-type="float">
            <text:p>74579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58:27.873" calcext:value-type="date">
            <text:p>2018-04-06</text:p>
          </table:table-cell>
          <table:table-cell office:value-type="float" office:value="7458082" calcext:value-type="float">
            <text:p>74580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8:28.379" calcext:value-type="date">
            <text:p>2018-04-06</text:p>
          </table:table-cell>
          <table:table-cell office:value-type="float" office:value="7458408" calcext:value-type="float">
            <text:p>745840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19:54:29.328" calcext:value-type="date">
            <text:p>2018-04-06</text:p>
          </table:table-cell>
          <table:table-cell office:value-type="float" office:value="7457995" calcext:value-type="float">
            <text:p>745799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1:28.352" calcext:value-type="date">
            <text:p>2018-04-06</text:p>
          </table:table-cell>
          <table:table-cell office:value-type="float" office:value="7458120" calcext:value-type="float">
            <text:p>745812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3:30.8" calcext:value-type="date">
            <text:p>2018-04-06</text:p>
          </table:table-cell>
          <table:table-cell office:value-type="float" office:value="7458164" calcext:value-type="float">
            <text:p>74581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1:46.012" calcext:value-type="date">
            <text:p>2018-04-06</text:p>
          </table:table-cell>
          <table:table-cell office:value-type="float" office:value="7458288" calcext:value-type="float">
            <text:p>74582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20:39.746" calcext:value-type="date">
            <text:p>2018-04-06</text:p>
          </table:table-cell>
          <table:table-cell office:value-type="float" office:value="7458431" calcext:value-type="float">
            <text:p>74584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22:31.806" calcext:value-type="date">
            <text:p>2018-04-06</text:p>
          </table:table-cell>
          <table:table-cell office:value-type="float" office:value="7458454" calcext:value-type="float">
            <text:p>745845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0:34.278" calcext:value-type="date">
            <text:p>2018-04-06</text:p>
          </table:table-cell>
          <table:table-cell office:value-type="float" office:value="7458271" calcext:value-type="float">
            <text:p>74582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4:35.31" calcext:value-type="date">
            <text:p>2018-04-06</text:p>
          </table:table-cell>
          <table:table-cell office:value-type="float" office:value="7458345" calcext:value-type="float">
            <text:p>74583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7:28.458" calcext:value-type="date">
            <text:p>2018-04-06</text:p>
          </table:table-cell>
          <table:table-cell office:value-type="float" office:value="7458222" calcext:value-type="float">
            <text:p>74582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9:29.842" calcext:value-type="date">
            <text:p>2018-04-06</text:p>
          </table:table-cell>
          <table:table-cell office:value-type="float" office:value="7458421" calcext:value-type="float">
            <text:p>745842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9:34.134" calcext:value-type="date">
            <text:p>2018-04-06</text:p>
          </table:table-cell>
          <table:table-cell office:value-type="float" office:value="7459194" calcext:value-type="float">
            <text:p>74591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2:30.399" calcext:value-type="date">
            <text:p>2018-04-06</text:p>
          </table:table-cell>
          <table:table-cell office:value-type="float" office:value="7458143" calcext:value-type="float">
            <text:p>74581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5:35.063" calcext:value-type="date">
            <text:p>2018-04-06</text:p>
          </table:table-cell>
          <table:table-cell office:value-type="float" office:value="7458198" calcext:value-type="float">
            <text:p>74581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9:29.801" calcext:value-type="date">
            <text:p>2018-04-06</text:p>
          </table:table-cell>
          <table:table-cell office:value-type="float" office:value="7458254" calcext:value-type="float">
            <text:p>745825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7:45.287" calcext:value-type="date">
            <text:p>2018-04-06</text:p>
          </table:table-cell>
          <table:table-cell office:value-type="float" office:value="7458396" calcext:value-type="float">
            <text:p>745839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3:29.948" calcext:value-type="date">
            <text:p>2018-04-06</text:p>
          </table:table-cell>
          <table:table-cell office:value-type="float" office:value="7458320" calcext:value-type="float">
            <text:p>745832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5:28.851" calcext:value-type="date">
            <text:p>2018-04-06</text:p>
          </table:table-cell>
          <table:table-cell office:value-type="float" office:value="7458370" calcext:value-type="float">
            <text:p>74583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06:35.563" calcext:value-type="date">
            <text:p>2018-04-06</text:p>
          </table:table-cell>
          <table:table-cell office:value-type="float" office:value="7458208" calcext:value-type="float">
            <text:p>745820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12:32.498" calcext:value-type="date">
            <text:p>2018-04-06</text:p>
          </table:table-cell>
          <table:table-cell office:value-type="float" office:value="7458304" calcext:value-type="float">
            <text:p>74583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40:27.906" calcext:value-type="date">
            <text:p>2018-04-06</text:p>
          </table:table-cell>
          <table:table-cell office:value-type="float" office:value="7458705" calcext:value-type="float">
            <text:p>745870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4:45.7" calcext:value-type="date">
            <text:p>2018-04-06</text:p>
          </table:table-cell>
          <table:table-cell office:value-type="float" office:value="7459263" calcext:value-type="float">
            <text:p>74592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38:29.351" calcext:value-type="date">
            <text:p>2018-04-06</text:p>
          </table:table-cell>
          <table:table-cell office:value-type="float" office:value="7458680" calcext:value-type="float">
            <text:p>745868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39:36.116" calcext:value-type="date">
            <text:p>2018-04-06</text:p>
          </table:table-cell>
          <table:table-cell office:value-type="float" office:value="7458693" calcext:value-type="float">
            <text:p>745869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28:31.359" calcext:value-type="date">
            <text:p>2018-04-06</text:p>
          </table:table-cell>
          <table:table-cell office:value-type="float" office:value="7458548" calcext:value-type="float">
            <text:p>745854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19:31.622" calcext:value-type="date">
            <text:p>2018-04-06</text:p>
          </table:table-cell>
          <table:table-cell office:value-type="float" office:value="7460924" calcext:value-type="float">
            <text:p>74609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48:31.268" calcext:value-type="date">
            <text:p>2018-04-06</text:p>
          </table:table-cell>
          <table:table-cell office:value-type="float" office:value="7458805" calcext:value-type="float">
            <text:p>745880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32:33.421" calcext:value-type="date">
            <text:p>2018-04-06</text:p>
          </table:table-cell>
          <table:table-cell office:value-type="float" office:value="7458597" calcext:value-type="float">
            <text:p>745859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42:41.141" calcext:value-type="date">
            <text:p>2018-04-06</text:p>
          </table:table-cell>
          <table:table-cell office:value-type="float" office:value="7458736" calcext:value-type="float">
            <text:p>74587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36:32.465" calcext:value-type="date">
            <text:p>2018-04-06</text:p>
          </table:table-cell>
          <table:table-cell office:value-type="float" office:value="7458652" calcext:value-type="float">
            <text:p>745865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43:32.362" calcext:value-type="date">
            <text:p>2018-04-06</text:p>
          </table:table-cell>
          <table:table-cell office:value-type="float" office:value="7458750" calcext:value-type="float">
            <text:p>74587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53:39.815" calcext:value-type="date">
            <text:p>2018-04-06</text:p>
          </table:table-cell>
          <table:table-cell office:value-type="float" office:value="7458914" calcext:value-type="float">
            <text:p>74589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51:32.753" calcext:value-type="date">
            <text:p>2018-04-06</text:p>
          </table:table-cell>
          <table:table-cell office:value-type="float" office:value="7458864" calcext:value-type="float">
            <text:p>74588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54:29.521" calcext:value-type="date">
            <text:p>2018-04-06</text:p>
          </table:table-cell>
          <table:table-cell office:value-type="float" office:value="7458930" calcext:value-type="float">
            <text:p>74589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50:29.416" calcext:value-type="date">
            <text:p>2018-04-06</text:p>
          </table:table-cell>
          <table:table-cell office:value-type="float" office:value="7458841" calcext:value-type="float">
            <text:p>74588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0:56:37.156" calcext:value-type="date">
            <text:p>2018-04-06</text:p>
          </table:table-cell>
          <table:table-cell office:value-type="float" office:value="7458984" calcext:value-type="float">
            <text:p>745898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0:30.226" calcext:value-type="date">
            <text:p>2018-04-06</text:p>
          </table:table-cell>
          <table:table-cell office:value-type="float" office:value="7459203" calcext:value-type="float">
            <text:p>745920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0:29.549" calcext:value-type="date">
            <text:p>2018-04-06</text:p>
          </table:table-cell>
          <table:table-cell office:value-type="float" office:value="7459061" calcext:value-type="float">
            <text:p>745906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8:27.336" calcext:value-type="date">
            <text:p>2018-04-06</text:p>
          </table:table-cell>
          <table:table-cell office:value-type="float" office:value="7459173" calcext:value-type="float">
            <text:p>74591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2:40.665" calcext:value-type="date">
            <text:p>2018-04-06</text:p>
          </table:table-cell>
          <table:table-cell office:value-type="float" office:value="7459089" calcext:value-type="float">
            <text:p>745908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1:30.345" calcext:value-type="date">
            <text:p>2018-04-06</text:p>
          </table:table-cell>
          <table:table-cell office:value-type="float" office:value="7459073" calcext:value-type="float">
            <text:p>7459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9:28.821" calcext:value-type="date">
            <text:p>2018-04-06</text:p>
          </table:table-cell>
          <table:table-cell office:value-type="float" office:value="7459192" calcext:value-type="float">
            <text:p>745919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1:43.892" calcext:value-type="date">
            <text:p>2018-04-06</text:p>
          </table:table-cell>
          <table:table-cell office:value-type="float" office:value="7459223" calcext:value-type="float">
            <text:p>74592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5:35.358" calcext:value-type="date">
            <text:p>2018-04-06</text:p>
          </table:table-cell>
          <table:table-cell office:value-type="float" office:value="7459268" calcext:value-type="float">
            <text:p>745926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04:29.646" calcext:value-type="date">
            <text:p>2018-04-06</text:p>
          </table:table-cell>
          <table:table-cell office:value-type="float" office:value="7459122" calcext:value-type="float">
            <text:p>74591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06:29.44" calcext:value-type="date">
            <text:p>2018-04-07</text:p>
          </table:table-cell>
          <table:table-cell office:value-type="float" office:value="7461388" calcext:value-type="float">
            <text:p>74613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3:27.69" calcext:value-type="date">
            <text:p>2018-04-06</text:p>
          </table:table-cell>
          <table:table-cell office:value-type="float" office:value="7459250" calcext:value-type="float">
            <text:p>74592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6:44.154" calcext:value-type="date">
            <text:p>2018-04-06</text:p>
          </table:table-cell>
          <table:table-cell office:value-type="float" office:value="7459429" calcext:value-type="float">
            <text:p>74594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2:35.864" calcext:value-type="date">
            <text:p>2018-04-06</text:p>
          </table:table-cell>
          <table:table-cell office:value-type="float" office:value="7459235" calcext:value-type="float">
            <text:p>745923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4:28.996" calcext:value-type="date">
            <text:p>2018-04-06</text:p>
          </table:table-cell>
          <table:table-cell office:value-type="float" office:value="7459402" calcext:value-type="float">
            <text:p>745940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2:27.335" calcext:value-type="date">
            <text:p>2018-04-06</text:p>
          </table:table-cell>
          <table:table-cell office:value-type="float" office:value="7459369" calcext:value-type="float">
            <text:p>74593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7:32.039" calcext:value-type="date">
            <text:p>2018-04-06</text:p>
          </table:table-cell>
          <table:table-cell office:value-type="float" office:value="7459442" calcext:value-type="float">
            <text:p>745944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18:37.264" calcext:value-type="date">
            <text:p>2018-04-06</text:p>
          </table:table-cell>
          <table:table-cell office:value-type="float" office:value="7459317" calcext:value-type="float">
            <text:p>745931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4:35.285" calcext:value-type="date">
            <text:p>2018-04-06</text:p>
          </table:table-cell>
          <table:table-cell office:value-type="float" office:value="7459404" calcext:value-type="float">
            <text:p>74594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6:31.098" calcext:value-type="date">
            <text:p>2018-04-07</text:p>
          </table:table-cell>
          <table:table-cell office:value-type="float" office:value="7462597" calcext:value-type="float">
            <text:p>746259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3:26.584" calcext:value-type="date">
            <text:p>2018-04-06</text:p>
          </table:table-cell>
          <table:table-cell office:value-type="float" office:value="7459643" calcext:value-type="float">
            <text:p>74596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30:29.837" calcext:value-type="date">
            <text:p>2018-04-06</text:p>
          </table:table-cell>
          <table:table-cell office:value-type="float" office:value="7459491" calcext:value-type="float">
            <text:p>745949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4:45.356" calcext:value-type="date">
            <text:p>2018-04-06</text:p>
          </table:table-cell>
          <table:table-cell office:value-type="float" office:value="7459659" calcext:value-type="float">
            <text:p>745965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0:30.116" calcext:value-type="date">
            <text:p>2018-04-07</text:p>
          </table:table-cell>
          <table:table-cell office:value-type="float" office:value="7461687" calcext:value-type="float">
            <text:p>74616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28:31.177" calcext:value-type="date">
            <text:p>2018-04-06</text:p>
          </table:table-cell>
          <table:table-cell office:value-type="float" office:value="7459458" calcext:value-type="float">
            <text:p>74594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1:29.555" calcext:value-type="date">
            <text:p>2018-04-06</text:p>
          </table:table-cell>
          <table:table-cell office:value-type="float" office:value="7459629" calcext:value-type="float">
            <text:p>74596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03:28.648" calcext:value-type="date">
            <text:p>2018-04-06</text:p>
          </table:table-cell>
          <table:table-cell office:value-type="float" office:value="7459914" calcext:value-type="float">
            <text:p>74599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31:30.843" calcext:value-type="date">
            <text:p>2018-04-06</text:p>
          </table:table-cell>
          <table:table-cell office:value-type="float" office:value="7459504" calcext:value-type="float">
            <text:p>74595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33:32.288" calcext:value-type="date">
            <text:p>2018-04-06</text:p>
          </table:table-cell>
          <table:table-cell office:value-type="float" office:value="7459534" calcext:value-type="float">
            <text:p>745953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36:27.915" calcext:value-type="date">
            <text:p>2018-04-06</text:p>
          </table:table-cell>
          <table:table-cell office:value-type="float" office:value="7459565" calcext:value-type="float">
            <text:p>745956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33:29.896" calcext:value-type="date">
            <text:p>2018-04-07</text:p>
          </table:table-cell>
          <table:table-cell office:value-type="float" office:value="7461619" calcext:value-type="float">
            <text:p>74616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7:39.52" calcext:value-type="date">
            <text:p>2018-04-06</text:p>
          </table:table-cell>
          <table:table-cell office:value-type="float" office:value="7459703" calcext:value-type="float">
            <text:p>74597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8:31.031" calcext:value-type="date">
            <text:p>2018-04-06</text:p>
          </table:table-cell>
          <table:table-cell office:value-type="float" office:value="7459719" calcext:value-type="float">
            <text:p>74597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9:29.998" calcext:value-type="date">
            <text:p>2018-04-06</text:p>
          </table:table-cell>
          <table:table-cell office:value-type="float" office:value="7459732" calcext:value-type="float">
            <text:p>74597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46:29.039" calcext:value-type="date">
            <text:p>2018-04-06</text:p>
          </table:table-cell>
          <table:table-cell office:value-type="float" office:value="7459687" calcext:value-type="float">
            <text:p>74596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50:36.136" calcext:value-type="date">
            <text:p>2018-04-06</text:p>
          </table:table-cell>
          <table:table-cell office:value-type="float" office:value="7459750" calcext:value-type="float">
            <text:p>74597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4:29.156" calcext:value-type="date">
            <text:p>2018-04-06</text:p>
          </table:table-cell>
          <table:table-cell office:value-type="float" office:value="7460971" calcext:value-type="float">
            <text:p>74609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53:45.708" calcext:value-type="date">
            <text:p>2018-04-06</text:p>
          </table:table-cell>
          <table:table-cell office:value-type="float" office:value="7459787" calcext:value-type="float">
            <text:p>74597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09:28.965" calcext:value-type="date">
            <text:p>2018-04-06</text:p>
          </table:table-cell>
          <table:table-cell office:value-type="float" office:value="7460012" calcext:value-type="float">
            <text:p>746001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55:30.243" calcext:value-type="date">
            <text:p>2018-04-06</text:p>
          </table:table-cell>
          <table:table-cell office:value-type="float" office:value="7459811" calcext:value-type="float">
            <text:p>74598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07:29.188" calcext:value-type="date">
            <text:p>2018-04-06</text:p>
          </table:table-cell>
          <table:table-cell office:value-type="float" office:value="7459964" calcext:value-type="float">
            <text:p>74599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7:32.889" calcext:value-type="date">
            <text:p>2018-04-06</text:p>
          </table:table-cell>
          <table:table-cell office:value-type="float" office:value="7460536" calcext:value-type="float">
            <text:p>74605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5:30.45" calcext:value-type="date">
            <text:p>2018-04-06</text:p>
          </table:table-cell>
          <table:table-cell office:value-type="float" office:value="7460513" calcext:value-type="float">
            <text:p>746051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00:31.207" calcext:value-type="date">
            <text:p>2018-04-06</text:p>
          </table:table-cell>
          <table:table-cell office:value-type="float" office:value="7459877" calcext:value-type="float">
            <text:p>74598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1:56:41.51" calcext:value-type="date">
            <text:p>2018-04-06</text:p>
          </table:table-cell>
          <table:table-cell office:value-type="float" office:value="7459839" calcext:value-type="float">
            <text:p>74598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16:29.084" calcext:value-type="date">
            <text:p>2018-04-06</text:p>
          </table:table-cell>
          <table:table-cell office:value-type="float" office:value="7460084" calcext:value-type="float">
            <text:p>746008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38:38.334" calcext:value-type="date">
            <text:p>2018-04-07</text:p>
          </table:table-cell>
          <table:table-cell office:value-type="float" office:value="7461660" calcext:value-type="float">
            <text:p>74616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32:54.726" calcext:value-type="date">
            <text:p>2018-04-06</text:p>
          </table:table-cell>
          <table:table-cell office:value-type="float" office:value="7460292" calcext:value-type="float">
            <text:p>746029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28:33.912" calcext:value-type="date">
            <text:p>2018-04-06</text:p>
          </table:table-cell>
          <table:table-cell office:value-type="float" office:value="7460244" calcext:value-type="float">
            <text:p>74602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30:29.03" calcext:value-type="date">
            <text:p>2018-04-06</text:p>
          </table:table-cell>
          <table:table-cell office:value-type="float" office:value="7460271" calcext:value-type="float">
            <text:p>74602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26:38.162" calcext:value-type="date">
            <text:p>2018-04-06</text:p>
          </table:table-cell>
          <table:table-cell office:value-type="float" office:value="7460201" calcext:value-type="float">
            <text:p>74602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27:30.731" calcext:value-type="date">
            <text:p>2018-04-06</text:p>
          </table:table-cell>
          <table:table-cell office:value-type="float" office:value="7460211" calcext:value-type="float">
            <text:p>74602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29:42.692" calcext:value-type="date">
            <text:p>2018-04-06</text:p>
          </table:table-cell>
          <table:table-cell office:value-type="float" office:value="7460260" calcext:value-type="float">
            <text:p>74602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6:28.612" calcext:value-type="date">
            <text:p>2018-04-06</text:p>
          </table:table-cell>
          <table:table-cell office:value-type="float" office:value="7460522" calcext:value-type="float">
            <text:p>74605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35:41.399" calcext:value-type="date">
            <text:p>2018-04-06</text:p>
          </table:table-cell>
          <table:table-cell office:value-type="float" office:value="7460346" calcext:value-type="float">
            <text:p>74603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36:29.847" calcext:value-type="date">
            <text:p>2018-04-06</text:p>
          </table:table-cell>
          <table:table-cell office:value-type="float" office:value="7460363" calcext:value-type="float">
            <text:p>74603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11:38.448" calcext:value-type="date">
            <text:p>2018-04-07</text:p>
          </table:table-cell>
          <table:table-cell office:value-type="float" office:value="7464422" calcext:value-type="float">
            <text:p>74644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0:30.157" calcext:value-type="date">
            <text:p>2018-04-06</text:p>
          </table:table-cell>
          <table:table-cell office:value-type="float" office:value="7460434" calcext:value-type="float">
            <text:p>746043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1:48.804" calcext:value-type="date">
            <text:p>2018-04-06</text:p>
          </table:table-cell>
          <table:table-cell office:value-type="float" office:value="7460460" calcext:value-type="float">
            <text:p>74604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4:42.312" calcext:value-type="date">
            <text:p>2018-04-06</text:p>
          </table:table-cell>
          <table:table-cell office:value-type="float" office:value="7460503" calcext:value-type="float">
            <text:p>746050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51:29.545" calcext:value-type="date">
            <text:p>2018-04-06</text:p>
          </table:table-cell>
          <table:table-cell office:value-type="float" office:value="7460599" calcext:value-type="float">
            <text:p>74605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3:29.23" calcext:value-type="date">
            <text:p>2018-04-06</text:p>
          </table:table-cell>
          <table:table-cell office:value-type="float" office:value="7460487" calcext:value-type="float">
            <text:p>746048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9:28.838" calcext:value-type="date">
            <text:p>2018-04-06</text:p>
          </table:table-cell>
          <table:table-cell office:value-type="float" office:value="7460565" calcext:value-type="float">
            <text:p>746056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2:34.324" calcext:value-type="date">
            <text:p>2018-04-06</text:p>
          </table:table-cell>
          <table:table-cell office:value-type="float" office:value="7460471" calcext:value-type="float">
            <text:p>746047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48:27.479" calcext:value-type="date">
            <text:p>2018-04-06</text:p>
          </table:table-cell>
          <table:table-cell office:value-type="float" office:value="7460551" calcext:value-type="float">
            <text:p>746055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56:43.566" calcext:value-type="date">
            <text:p>2018-04-06</text:p>
          </table:table-cell>
          <table:table-cell office:value-type="float" office:value="7460664" calcext:value-type="float">
            <text:p>74606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50:43.224" calcext:value-type="date">
            <text:p>2018-04-06</text:p>
          </table:table-cell>
          <table:table-cell office:value-type="float" office:value="7460583" calcext:value-type="float">
            <text:p>74605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03:29.721" calcext:value-type="date">
            <text:p>2018-04-06</text:p>
          </table:table-cell>
          <table:table-cell office:value-type="float" office:value="7460738" calcext:value-type="float">
            <text:p>746073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00:29.098" calcext:value-type="date">
            <text:p>2018-04-06</text:p>
          </table:table-cell>
          <table:table-cell office:value-type="float" office:value="7460711" calcext:value-type="float">
            <text:p>74607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06:30.385" calcext:value-type="date">
            <text:p>2018-04-06</text:p>
          </table:table-cell>
          <table:table-cell office:value-type="float" office:value="7460785" calcext:value-type="float">
            <text:p>746078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05:29.474" calcext:value-type="date">
            <text:p>2018-04-06</text:p>
          </table:table-cell>
          <table:table-cell office:value-type="float" office:value="7460770" calcext:value-type="float">
            <text:p>74607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55:31.687" calcext:value-type="date">
            <text:p>2018-04-06</text:p>
          </table:table-cell>
          <table:table-cell office:value-type="float" office:value="7460655" calcext:value-type="float">
            <text:p>746065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2:57:29.286" calcext:value-type="date">
            <text:p>2018-04-06</text:p>
          </table:table-cell>
          <table:table-cell office:value-type="float" office:value="7460680" calcext:value-type="float">
            <text:p>746068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08:39.704" calcext:value-type="date">
            <text:p>2018-04-06</text:p>
          </table:table-cell>
          <table:table-cell office:value-type="float" office:value="7460814" calcext:value-type="float">
            <text:p>74608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11:30.269" calcext:value-type="date">
            <text:p>2018-04-06</text:p>
          </table:table-cell>
          <table:table-cell office:value-type="float" office:value="7460844" calcext:value-type="float">
            <text:p>74608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17:48.078" calcext:value-type="date">
            <text:p>2018-04-06</text:p>
          </table:table-cell>
          <table:table-cell office:value-type="float" office:value="7460909" calcext:value-type="float">
            <text:p>746090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16:29.175" calcext:value-type="date">
            <text:p>2018-04-06</text:p>
          </table:table-cell>
          <table:table-cell office:value-type="float" office:value="7460891" calcext:value-type="float">
            <text:p>746089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4:32.84" calcext:value-type="date">
            <text:p>2018-04-06</text:p>
          </table:table-cell>
          <table:table-cell office:value-type="float" office:value="7460972" calcext:value-type="float">
            <text:p>746097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0:32.021" calcext:value-type="date">
            <text:p>2018-04-06</text:p>
          </table:table-cell>
          <table:table-cell office:value-type="float" office:value="7460934" calcext:value-type="float">
            <text:p>746093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18:30.804" calcext:value-type="date">
            <text:p>2018-04-06</text:p>
          </table:table-cell>
          <table:table-cell office:value-type="float" office:value="7460914" calcext:value-type="float">
            <text:p>746091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3:37.286" calcext:value-type="date">
            <text:p>2018-04-06</text:p>
          </table:table-cell>
          <table:table-cell office:value-type="float" office:value="7460964" calcext:value-type="float">
            <text:p>74609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30:28.93" calcext:value-type="date">
            <text:p>2018-04-06</text:p>
          </table:table-cell>
          <table:table-cell office:value-type="float" office:value="7461030" calcext:value-type="float">
            <text:p>74610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5:28.969" calcext:value-type="date">
            <text:p>2018-04-07</text:p>
          </table:table-cell>
          <table:table-cell office:value-type="float" office:value="7462045" calcext:value-type="float">
            <text:p>746204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03:29.089" calcext:value-type="date">
            <text:p>2018-04-07</text:p>
          </table:table-cell>
          <table:table-cell office:value-type="float" office:value="7461917" calcext:value-type="float">
            <text:p>746191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5:31.906" calcext:value-type="date">
            <text:p>2018-04-06</text:p>
          </table:table-cell>
          <table:table-cell office:value-type="float" office:value="7460983" calcext:value-type="float">
            <text:p>746098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7:34.683" calcext:value-type="date">
            <text:p>2018-04-06</text:p>
          </table:table-cell>
          <table:table-cell office:value-type="float" office:value="7461001" calcext:value-type="float">
            <text:p>74610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38:46.512" calcext:value-type="date">
            <text:p>2018-04-06</text:p>
          </table:table-cell>
          <table:table-cell office:value-type="float" office:value="7461100" calcext:value-type="float">
            <text:p>746110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28:29.344" calcext:value-type="date">
            <text:p>2018-04-06</text:p>
          </table:table-cell>
          <table:table-cell office:value-type="float" office:value="7461011" calcext:value-type="float">
            <text:p>74610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20:45.66" calcext:value-type="date">
            <text:p>2018-04-07</text:p>
          </table:table-cell>
          <table:table-cell office:value-type="float" office:value="7461523" calcext:value-type="float">
            <text:p>74615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1:48.704" calcext:value-type="date">
            <text:p>2018-04-07</text:p>
          </table:table-cell>
          <table:table-cell office:value-type="float" office:value="7462014" calcext:value-type="float">
            <text:p>74620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47:33.148" calcext:value-type="date">
            <text:p>2018-04-07</text:p>
          </table:table-cell>
          <table:table-cell office:value-type="float" office:value="7462324" calcext:value-type="float">
            <text:p>74623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4:31.422" calcext:value-type="date">
            <text:p>2018-04-07</text:p>
          </table:table-cell>
          <table:table-cell office:value-type="float" office:value="7462497" calcext:value-type="float">
            <text:p>746249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03:30.479" calcext:value-type="date">
            <text:p>2018-04-07</text:p>
          </table:table-cell>
          <table:table-cell office:value-type="float" office:value="7461363" calcext:value-type="float">
            <text:p>74613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7:31.606" calcext:value-type="date">
            <text:p>2018-04-07</text:p>
          </table:table-cell>
          <table:table-cell office:value-type="float" office:value="7462230" calcext:value-type="float">
            <text:p>746223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8:31.746" calcext:value-type="date">
            <text:p>2018-04-07</text:p>
          </table:table-cell>
          <table:table-cell office:value-type="float" office:value="7462166" calcext:value-type="float">
            <text:p>746216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31:33.628" calcext:value-type="date">
            <text:p>2018-04-07</text:p>
          </table:table-cell>
          <table:table-cell office:value-type="float" office:value="7462738" calcext:value-type="float">
            <text:p>74627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52:28.487" calcext:value-type="date">
            <text:p>2018-04-06</text:p>
          </table:table-cell>
          <table:table-cell office:value-type="float" office:value="7461250" calcext:value-type="float">
            <text:p>74612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56:38.554" calcext:value-type="date">
            <text:p>2018-04-06</text:p>
          </table:table-cell>
          <table:table-cell office:value-type="float" office:value="7461282" calcext:value-type="float">
            <text:p>746128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6T23:54:31.422" calcext:value-type="date">
            <text:p>2018-04-06</text:p>
          </table:table-cell>
          <table:table-cell office:value-type="float" office:value="7461266" calcext:value-type="float">
            <text:p>746126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00:29.047" calcext:value-type="date">
            <text:p>2018-04-07</text:p>
          </table:table-cell>
          <table:table-cell office:value-type="float" office:value="7461332" calcext:value-type="float">
            <text:p>74613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15:30.62" calcext:value-type="date">
            <text:p>2018-04-07</text:p>
          </table:table-cell>
          <table:table-cell office:value-type="float" office:value="7461475" calcext:value-type="float">
            <text:p>746147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19:32.754" calcext:value-type="date">
            <text:p>2018-04-07</text:p>
          </table:table-cell>
          <table:table-cell office:value-type="float" office:value="7461510" calcext:value-type="float">
            <text:p>746151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02:38.715" calcext:value-type="date">
            <text:p>2018-04-07</text:p>
          </table:table-cell>
          <table:table-cell office:value-type="float" office:value="7461352" calcext:value-type="float">
            <text:p>746135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07:29.025" calcext:value-type="date">
            <text:p>2018-04-07</text:p>
          </table:table-cell>
          <table:table-cell office:value-type="float" office:value="7461399" calcext:value-type="float">
            <text:p>74613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26:43.065" calcext:value-type="date">
            <text:p>2018-04-07</text:p>
          </table:table-cell>
          <table:table-cell office:value-type="float" office:value="7461567" calcext:value-type="float">
            <text:p>74615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12:32.574" calcext:value-type="date">
            <text:p>2018-04-07</text:p>
          </table:table-cell>
          <table:table-cell office:value-type="float" office:value="7461443" calcext:value-type="float">
            <text:p>74614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21:30.557" calcext:value-type="date">
            <text:p>2018-04-07</text:p>
          </table:table-cell>
          <table:table-cell office:value-type="float" office:value="7461531" calcext:value-type="float">
            <text:p>746153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29:35.597" calcext:value-type="date">
            <text:p>2018-04-07</text:p>
          </table:table-cell>
          <table:table-cell office:value-type="float" office:value="7461591" calcext:value-type="float">
            <text:p>746159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35:48.652" calcext:value-type="date">
            <text:p>2018-04-07</text:p>
          </table:table-cell>
          <table:table-cell office:value-type="float" office:value="7461641" calcext:value-type="float">
            <text:p>746164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36:29.847" calcext:value-type="date">
            <text:p>2018-04-07</text:p>
          </table:table-cell>
          <table:table-cell office:value-type="float" office:value="7461647" calcext:value-type="float">
            <text:p>746164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3:32.47" calcext:value-type="date">
            <text:p>2018-04-07</text:p>
          </table:table-cell>
          <table:table-cell office:value-type="float" office:value="7461728" calcext:value-type="float">
            <text:p>74617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22:30.302" calcext:value-type="date">
            <text:p>2018-04-07</text:p>
          </table:table-cell>
          <table:table-cell office:value-type="float" office:value="7461539" calcext:value-type="float">
            <text:p>74615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32:37.695" calcext:value-type="date">
            <text:p>2018-04-07</text:p>
          </table:table-cell>
          <table:table-cell office:value-type="float" office:value="7463227" calcext:value-type="float">
            <text:p>74632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4:43.041" calcext:value-type="date">
            <text:p>2018-04-07</text:p>
          </table:table-cell>
          <table:table-cell office:value-type="float" office:value="7462039" calcext:value-type="float">
            <text:p>74620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34:28.784" calcext:value-type="date">
            <text:p>2018-04-07</text:p>
          </table:table-cell>
          <table:table-cell office:value-type="float" office:value="7461628" calcext:value-type="float">
            <text:p>746162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9:28.373" calcext:value-type="date">
            <text:p>2018-04-07</text:p>
          </table:table-cell>
          <table:table-cell office:value-type="float" office:value="7461800" calcext:value-type="float">
            <text:p>746180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08:36.526" calcext:value-type="date">
            <text:p>2018-04-07</text:p>
          </table:table-cell>
          <table:table-cell office:value-type="float" office:value="7461975" calcext:value-type="float">
            <text:p>746197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3:27.81" calcext:value-type="date">
            <text:p>2018-04-07</text:p>
          </table:table-cell>
          <table:table-cell office:value-type="float" office:value="7462029" calcext:value-type="float">
            <text:p>74620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7:42.994" calcext:value-type="date">
            <text:p>2018-04-07</text:p>
          </table:table-cell>
          <table:table-cell office:value-type="float" office:value="7461781" calcext:value-type="float">
            <text:p>746178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2:31.554" calcext:value-type="date">
            <text:p>2018-04-07</text:p>
          </table:table-cell>
          <table:table-cell office:value-type="float" office:value="7461716" calcext:value-type="float">
            <text:p>746171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3:27.861" calcext:value-type="date">
            <text:p>2018-04-07</text:p>
          </table:table-cell>
          <table:table-cell office:value-type="float" office:value="7461725" calcext:value-type="float">
            <text:p>746172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04:33.232" calcext:value-type="date">
            <text:p>2018-04-07</text:p>
          </table:table-cell>
          <table:table-cell office:value-type="float" office:value="7461929" calcext:value-type="float">
            <text:p>74619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58:30.182" calcext:value-type="date">
            <text:p>2018-04-07</text:p>
          </table:table-cell>
          <table:table-cell office:value-type="float" office:value="7461879" calcext:value-type="float">
            <text:p>74618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53:34.095" calcext:value-type="date">
            <text:p>2018-04-07</text:p>
          </table:table-cell>
          <table:table-cell office:value-type="float" office:value="7461829" calcext:value-type="float">
            <text:p>74618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46:28.397" calcext:value-type="date">
            <text:p>2018-04-07</text:p>
          </table:table-cell>
          <table:table-cell office:value-type="float" office:value="7461764" calcext:value-type="float">
            <text:p>746176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57:31.333" calcext:value-type="date">
            <text:p>2018-04-07</text:p>
          </table:table-cell>
          <table:table-cell office:value-type="float" office:value="7461873" calcext:value-type="float">
            <text:p>74618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50:43.381" calcext:value-type="date">
            <text:p>2018-04-07</text:p>
          </table:table-cell>
          <table:table-cell office:value-type="float" office:value="7461811" calcext:value-type="float">
            <text:p>74618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0:56:38.098" calcext:value-type="date">
            <text:p>2018-04-07</text:p>
          </table:table-cell>
          <table:table-cell office:value-type="float" office:value="7461864" calcext:value-type="float">
            <text:p>74618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01:30.801" calcext:value-type="date">
            <text:p>2018-04-07</text:p>
          </table:table-cell>
          <table:table-cell office:value-type="float" office:value="7461904" calcext:value-type="float">
            <text:p>74619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05:49.986" calcext:value-type="date">
            <text:p>2018-04-07</text:p>
          </table:table-cell>
          <table:table-cell office:value-type="float" office:value="7461942" calcext:value-type="float">
            <text:p>746194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7:50.124" calcext:value-type="date">
            <text:p>2018-04-07</text:p>
          </table:table-cell>
          <table:table-cell office:value-type="float" office:value="7462070" calcext:value-type="float">
            <text:p>74620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6:36.02" calcext:value-type="date">
            <text:p>2018-04-07</text:p>
          </table:table-cell>
          <table:table-cell office:value-type="float" office:value="7462057" calcext:value-type="float">
            <text:p>74620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2:29.277" calcext:value-type="date">
            <text:p>2018-04-07</text:p>
          </table:table-cell>
          <table:table-cell office:value-type="float" office:value="7462019" calcext:value-type="float">
            <text:p>74620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6:29.316" calcext:value-type="date">
            <text:p>2018-04-07</text:p>
          </table:table-cell>
          <table:table-cell office:value-type="float" office:value="7462144" calcext:value-type="float">
            <text:p>746214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8:27.981" calcext:value-type="date">
            <text:p>2018-04-07</text:p>
          </table:table-cell>
          <table:table-cell office:value-type="float" office:value="7462076" calcext:value-type="float">
            <text:p>746207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0:31.239" calcext:value-type="date">
            <text:p>2018-04-07</text:p>
          </table:table-cell>
          <table:table-cell office:value-type="float" office:value="7462098" calcext:value-type="float">
            <text:p>746209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9:46.654" calcext:value-type="date">
            <text:p>2018-04-07</text:p>
          </table:table-cell>
          <table:table-cell office:value-type="float" office:value="7462089" calcext:value-type="float">
            <text:p>74620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6:32.352" calcext:value-type="date">
            <text:p>2018-04-07</text:p>
          </table:table-cell>
          <table:table-cell office:value-type="float" office:value="7462054" calcext:value-type="float">
            <text:p>746205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19:47.031" calcext:value-type="date">
            <text:p>2018-04-07</text:p>
          </table:table-cell>
          <table:table-cell office:value-type="float" office:value="7462091" calcext:value-type="float">
            <text:p>746209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5:28.933" calcext:value-type="date">
            <text:p>2018-04-07</text:p>
          </table:table-cell>
          <table:table-cell office:value-type="float" office:value="7462135" calcext:value-type="float">
            <text:p>746213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3:44.293" calcext:value-type="date">
            <text:p>2018-04-07</text:p>
          </table:table-cell>
          <table:table-cell office:value-type="float" office:value="7462119" calcext:value-type="float">
            <text:p>746211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2:30.82" calcext:value-type="date">
            <text:p>2018-04-07</text:p>
          </table:table-cell>
          <table:table-cell office:value-type="float" office:value="7462200" calcext:value-type="float">
            <text:p>746220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46:32.879" calcext:value-type="date">
            <text:p>2018-04-07</text:p>
          </table:table-cell>
          <table:table-cell office:value-type="float" office:value="7464644" calcext:value-type="float">
            <text:p>74646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21:36.028" calcext:value-type="date">
            <text:p>2018-04-07</text:p>
          </table:table-cell>
          <table:table-cell office:value-type="float" office:value="7463097" calcext:value-type="float">
            <text:p>74630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0:55.495" calcext:value-type="date">
            <text:p>2018-04-07</text:p>
          </table:table-cell>
          <table:table-cell office:value-type="float" office:value="7462640" calcext:value-type="float">
            <text:p>74626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29:38.083" calcext:value-type="date">
            <text:p>2018-04-07</text:p>
          </table:table-cell>
          <table:table-cell office:value-type="float" office:value="7462179" calcext:value-type="float">
            <text:p>74621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0:29.315" calcext:value-type="date">
            <text:p>2018-04-07</text:p>
          </table:table-cell>
          <table:table-cell office:value-type="float" office:value="7462188" calcext:value-type="float">
            <text:p>74621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5:41.418" calcext:value-type="date">
            <text:p>2018-04-07</text:p>
          </table:table-cell>
          <table:table-cell office:value-type="float" office:value="7462218" calcext:value-type="float">
            <text:p>746221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45:27.879" calcext:value-type="date">
            <text:p>2018-04-07</text:p>
          </table:table-cell>
          <table:table-cell office:value-type="float" office:value="7462304" calcext:value-type="float">
            <text:p>746230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53:35.361" calcext:value-type="date">
            <text:p>2018-04-07</text:p>
          </table:table-cell>
          <table:table-cell office:value-type="float" office:value="7462416" calcext:value-type="float">
            <text:p>746241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4:31.271" calcext:value-type="date">
            <text:p>2018-04-07</text:p>
          </table:table-cell>
          <table:table-cell office:value-type="float" office:value="7462213" calcext:value-type="float">
            <text:p>746221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43:27.497" calcext:value-type="date">
            <text:p>2018-04-07</text:p>
          </table:table-cell>
          <table:table-cell office:value-type="float" office:value="7462288" calcext:value-type="float">
            <text:p>746228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6:34.85" calcext:value-type="date">
            <text:p>2018-04-07</text:p>
          </table:table-cell>
          <table:table-cell office:value-type="float" office:value="7462224" calcext:value-type="float">
            <text:p>74622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39:32.33" calcext:value-type="date">
            <text:p>2018-04-07</text:p>
          </table:table-cell>
          <table:table-cell office:value-type="float" office:value="7462245" calcext:value-type="float">
            <text:p>74622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42:28.785" calcext:value-type="date">
            <text:p>2018-04-07</text:p>
          </table:table-cell>
          <table:table-cell office:value-type="float" office:value="7462275" calcext:value-type="float">
            <text:p>746227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55:29.396" calcext:value-type="date">
            <text:p>2018-04-07</text:p>
          </table:table-cell>
          <table:table-cell office:value-type="float" office:value="7462429" calcext:value-type="float">
            <text:p>746242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50:42.035" calcext:value-type="date">
            <text:p>2018-04-07</text:p>
          </table:table-cell>
          <table:table-cell office:value-type="float" office:value="7462381" calcext:value-type="float">
            <text:p>746238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8:31.99" calcext:value-type="date">
            <text:p>2018-04-07</text:p>
          </table:table-cell>
          <table:table-cell office:value-type="float" office:value="7462528" calcext:value-type="float">
            <text:p>746252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1:43.891" calcext:value-type="date">
            <text:p>2018-04-07</text:p>
          </table:table-cell>
          <table:table-cell office:value-type="float" office:value="7462557" calcext:value-type="float">
            <text:p>746255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52:29.581" calcext:value-type="date">
            <text:p>2018-04-07</text:p>
          </table:table-cell>
          <table:table-cell office:value-type="float" office:value="7462399" calcext:value-type="float">
            <text:p>746239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1:57:32.275" calcext:value-type="date">
            <text:p>2018-04-07</text:p>
          </table:table-cell>
          <table:table-cell office:value-type="float" office:value="7462443" calcext:value-type="float">
            <text:p>746244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2:46.897" calcext:value-type="date">
            <text:p>2018-04-07</text:p>
          </table:table-cell>
          <table:table-cell office:value-type="float" office:value="7462486" calcext:value-type="float">
            <text:p>746248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3:31.28" calcext:value-type="date">
            <text:p>2018-04-07</text:p>
          </table:table-cell>
          <table:table-cell office:value-type="float" office:value="7462577" calcext:value-type="float">
            <text:p>746257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33:35.697" calcext:value-type="date">
            <text:p>2018-04-07</text:p>
          </table:table-cell>
          <table:table-cell office:value-type="float" office:value="7462752" calcext:value-type="float">
            <text:p>74627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9:30.571" calcext:value-type="date">
            <text:p>2018-04-07</text:p>
          </table:table-cell>
          <table:table-cell office:value-type="float" office:value="7462536" calcext:value-type="float">
            <text:p>74625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5:46.378" calcext:value-type="date">
            <text:p>2018-04-07</text:p>
          </table:table-cell>
          <table:table-cell office:value-type="float" office:value="7462508" calcext:value-type="float">
            <text:p>746250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06:29.986" calcext:value-type="date">
            <text:p>2018-04-07</text:p>
          </table:table-cell>
          <table:table-cell office:value-type="float" office:value="7462511" calcext:value-type="float">
            <text:p>74625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4:47.33" calcext:value-type="date">
            <text:p>2018-04-07</text:p>
          </table:table-cell>
          <table:table-cell office:value-type="float" office:value="7462584" calcext:value-type="float">
            <text:p>746258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2:33.492" calcext:value-type="date">
            <text:p>2018-04-07</text:p>
          </table:table-cell>
          <table:table-cell office:value-type="float" office:value="7462563" calcext:value-type="float">
            <text:p>746256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4:48.689" calcext:value-type="date">
            <text:p>2018-04-07</text:p>
          </table:table-cell>
          <table:table-cell office:value-type="float" office:value="7462585" calcext:value-type="float">
            <text:p>74625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1:36.809" calcext:value-type="date">
            <text:p>2018-04-07</text:p>
          </table:table-cell>
          <table:table-cell office:value-type="float" office:value="7462646" calcext:value-type="float">
            <text:p>74626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6:35.82" calcext:value-type="date">
            <text:p>2018-04-07</text:p>
          </table:table-cell>
          <table:table-cell office:value-type="float" office:value="7462849" calcext:value-type="float">
            <text:p>74628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52:33.103" calcext:value-type="date">
            <text:p>2018-04-07</text:p>
          </table:table-cell>
          <table:table-cell office:value-type="float" office:value="7462896" calcext:value-type="float">
            <text:p>74628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2:31.086" calcext:value-type="date">
            <text:p>2018-04-07</text:p>
          </table:table-cell>
          <table:table-cell office:value-type="float" office:value="7462658" calcext:value-type="float">
            <text:p>746265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8:35.68" calcext:value-type="date">
            <text:p>2018-04-07</text:p>
          </table:table-cell>
          <table:table-cell office:value-type="float" office:value="7462625" calcext:value-type="float">
            <text:p>746262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2:36.193" calcext:value-type="date">
            <text:p>2018-04-07</text:p>
          </table:table-cell>
          <table:table-cell office:value-type="float" office:value="7462659" calcext:value-type="float">
            <text:p>74626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7:31.221" calcext:value-type="date">
            <text:p>2018-04-07</text:p>
          </table:table-cell>
          <table:table-cell office:value-type="float" office:value="7462607" calcext:value-type="float">
            <text:p>746260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7:37.29" calcext:value-type="date">
            <text:p>2018-04-07</text:p>
          </table:table-cell>
          <table:table-cell office:value-type="float" office:value="7462608" calcext:value-type="float">
            <text:p>74626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5:34.768" calcext:value-type="date">
            <text:p>2018-04-07</text:p>
          </table:table-cell>
          <table:table-cell office:value-type="float" office:value="7462590" calcext:value-type="float">
            <text:p>746259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1:35.451" calcext:value-type="date">
            <text:p>2018-04-07</text:p>
          </table:table-cell>
          <table:table-cell office:value-type="float" office:value="7462645" calcext:value-type="float">
            <text:p>7462645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9:37.601" calcext:value-type="date">
            <text:p>2018-04-07</text:p>
          </table:table-cell>
          <table:table-cell office:value-type="float" office:value="7462632" calcext:value-type="float">
            <text:p>746263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6:55.547" calcext:value-type="date">
            <text:p>2018-04-07</text:p>
          </table:table-cell>
          <table:table-cell office:value-type="float" office:value="7462701" calcext:value-type="float">
            <text:p>746270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13:35.948" calcext:value-type="date">
            <text:p>2018-04-07</text:p>
          </table:table-cell>
          <table:table-cell office:value-type="float" office:value="7462578" calcext:value-type="float">
            <text:p>74625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7:05.094" calcext:value-type="date">
            <text:p>2018-04-07</text:p>
          </table:table-cell>
          <table:table-cell office:value-type="float" office:value="7462703" calcext:value-type="float">
            <text:p>74627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0:51.99" calcext:value-type="date">
            <text:p>2018-04-07</text:p>
          </table:table-cell>
          <table:table-cell office:value-type="float" office:value="7462639" calcext:value-type="float">
            <text:p>746263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3:30.834" calcext:value-type="date">
            <text:p>2018-04-07</text:p>
          </table:table-cell>
          <table:table-cell office:value-type="float" office:value="7462669" calcext:value-type="float">
            <text:p>746266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8:35.928" calcext:value-type="date">
            <text:p>2018-04-07</text:p>
          </table:table-cell>
          <table:table-cell office:value-type="float" office:value="7462712" calcext:value-type="float">
            <text:p>74627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4:34.776" calcext:value-type="date">
            <text:p>2018-04-07</text:p>
          </table:table-cell>
          <table:table-cell office:value-type="float" office:value="7462680" calcext:value-type="float">
            <text:p>746268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29:35.338" calcext:value-type="date">
            <text:p>2018-04-07</text:p>
          </table:table-cell>
          <table:table-cell office:value-type="float" office:value="7462722" calcext:value-type="float">
            <text:p>74627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5:39.826" calcext:value-type="date">
            <text:p>2018-04-07</text:p>
          </table:table-cell>
          <table:table-cell office:value-type="float" office:value="7463666" calcext:value-type="float">
            <text:p>74636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33:35.127" calcext:value-type="date">
            <text:p>2018-04-07</text:p>
          </table:table-cell>
          <table:table-cell office:value-type="float" office:value="7463722" calcext:value-type="float">
            <text:p>74637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38:53.154" calcext:value-type="date">
            <text:p>2018-04-07</text:p>
          </table:table-cell>
          <table:table-cell office:value-type="float" office:value="7462791" calcext:value-type="float">
            <text:p>74627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00:31.295" calcext:value-type="date">
            <text:p>2018-04-07</text:p>
          </table:table-cell>
          <table:table-cell office:value-type="float" office:value="7462955" calcext:value-type="float">
            <text:p>74629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3:46.137" calcext:value-type="date">
            <text:p>2018-04-07</text:p>
          </table:table-cell>
          <table:table-cell office:value-type="float" office:value="7462828" calcext:value-type="float">
            <text:p>74628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30:39.375" calcext:value-type="date">
            <text:p>2018-04-07</text:p>
          </table:table-cell>
          <table:table-cell office:value-type="float" office:value="7463700" calcext:value-type="float">
            <text:p>74637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4:53.218" calcext:value-type="date">
            <text:p>2018-04-07</text:p>
          </table:table-cell>
          <table:table-cell office:value-type="float" office:value="7462838" calcext:value-type="float">
            <text:p>74628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53:47.76" calcext:value-type="date">
            <text:p>2018-04-07</text:p>
          </table:table-cell>
          <table:table-cell office:value-type="float" office:value="7462906" calcext:value-type="float">
            <text:p>74629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9:39.137" calcext:value-type="date">
            <text:p>2018-04-07</text:p>
          </table:table-cell>
          <table:table-cell office:value-type="float" office:value="7462877" calcext:value-type="float">
            <text:p>74628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47:49.278" calcext:value-type="date">
            <text:p>2018-04-07</text:p>
          </table:table-cell>
          <table:table-cell office:value-type="float" office:value="7462865" calcext:value-type="float">
            <text:p>74628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58:36.025" calcext:value-type="date">
            <text:p>2018-04-07</text:p>
          </table:table-cell>
          <table:table-cell office:value-type="float" office:value="7462945" calcext:value-type="float">
            <text:p>74629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5:35.249" calcext:value-type="date">
            <text:p>2018-04-07</text:p>
          </table:table-cell>
          <table:table-cell office:value-type="float" office:value="7463055" calcext:value-type="float">
            <text:p>74630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2:56:49.007" calcext:value-type="date">
            <text:p>2018-04-07</text:p>
          </table:table-cell>
          <table:table-cell office:value-type="float" office:value="7462934" calcext:value-type="float">
            <text:p>74629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7:36.12" calcext:value-type="date">
            <text:p>2018-04-07</text:p>
          </table:table-cell>
          <table:table-cell office:value-type="float" office:value="7463068" calcext:value-type="float">
            <text:p>74630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3:37.184" calcext:value-type="date">
            <text:p>2018-04-07</text:p>
          </table:table-cell>
          <table:table-cell office:value-type="float" office:value="7463798" calcext:value-type="float">
            <text:p>74637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22:38.542" calcext:value-type="date">
            <text:p>2018-04-07</text:p>
          </table:table-cell>
          <table:table-cell office:value-type="float" office:value="7463102" calcext:value-type="float">
            <text:p>74631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4:56.953" calcext:value-type="date">
            <text:p>2018-04-07</text:p>
          </table:table-cell>
          <table:table-cell office:value-type="float" office:value="7463051" calcext:value-type="float">
            <text:p>74630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28:35.317" calcext:value-type="date">
            <text:p>2018-04-07</text:p>
          </table:table-cell>
          <table:table-cell office:value-type="float" office:value="7463171" calcext:value-type="float">
            <text:p>74631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9:35.427" calcext:value-type="date">
            <text:p>2018-04-07</text:p>
          </table:table-cell>
          <table:table-cell office:value-type="float" office:value="7463079" calcext:value-type="float">
            <text:p>74630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6:38.608" calcext:value-type="date">
            <text:p>2018-04-07</text:p>
          </table:table-cell>
          <table:table-cell office:value-type="float" office:value="7463063" calcext:value-type="float">
            <text:p>74630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18:35.405" calcext:value-type="date">
            <text:p>2018-04-07</text:p>
          </table:table-cell>
          <table:table-cell office:value-type="float" office:value="7463073" calcext:value-type="float">
            <text:p>74630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26:35.343" calcext:value-type="date">
            <text:p>2018-04-07</text:p>
          </table:table-cell>
          <table:table-cell office:value-type="float" office:value="7463145" calcext:value-type="float">
            <text:p>74631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30:36.263" calcext:value-type="date">
            <text:p>2018-04-07</text:p>
          </table:table-cell>
          <table:table-cell office:value-type="float" office:value="7463198" calcext:value-type="float">
            <text:p>74631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34:36.648" calcext:value-type="date">
            <text:p>2018-04-07</text:p>
          </table:table-cell>
          <table:table-cell office:value-type="float" office:value="7463243" calcext:value-type="float">
            <text:p>74632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43:31.893" calcext:value-type="date">
            <text:p>2018-04-07</text:p>
          </table:table-cell>
          <table:table-cell office:value-type="float" office:value="7463304" calcext:value-type="float">
            <text:p>74633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2:37.682" calcext:value-type="date">
            <text:p>2018-04-07</text:p>
          </table:table-cell>
          <table:table-cell office:value-type="float" office:value="7463386" calcext:value-type="float">
            <text:p>74633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05:35.726" calcext:value-type="date">
            <text:p>2018-04-07</text:p>
          </table:table-cell>
          <table:table-cell office:value-type="float" office:value="7463499" calcext:value-type="float">
            <text:p>74634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44:32.221" calcext:value-type="date">
            <text:p>2018-04-07</text:p>
          </table:table-cell>
          <table:table-cell office:value-type="float" office:value="7463316" calcext:value-type="float">
            <text:p>74633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49:39.528" calcext:value-type="date">
            <text:p>2018-04-07</text:p>
          </table:table-cell>
          <table:table-cell office:value-type="float" office:value="7463364" calcext:value-type="float">
            <text:p>74633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8:30.61" calcext:value-type="date">
            <text:p>2018-04-07</text:p>
          </table:table-cell>
          <table:table-cell office:value-type="float" office:value="7463832" calcext:value-type="float">
            <text:p>74638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47:49.985" calcext:value-type="date">
            <text:p>2018-04-07</text:p>
          </table:table-cell>
          <table:table-cell office:value-type="float" office:value="7463352" calcext:value-type="float">
            <text:p>74633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6:59.729" calcext:value-type="date">
            <text:p>2018-04-07</text:p>
          </table:table-cell>
          <table:table-cell office:value-type="float" office:value="7463429" calcext:value-type="float">
            <text:p>74634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7:41.642" calcext:value-type="date">
            <text:p>2018-04-07</text:p>
          </table:table-cell>
          <table:table-cell office:value-type="float" office:value="7463435" calcext:value-type="float">
            <text:p>74634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4:36.214" calcext:value-type="date">
            <text:p>2018-04-07</text:p>
          </table:table-cell>
          <table:table-cell office:value-type="float" office:value="7463402" calcext:value-type="float">
            <text:p>74634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0:37.43" calcext:value-type="date">
            <text:p>2018-04-07</text:p>
          </table:table-cell>
          <table:table-cell office:value-type="float" office:value="7463374" calcext:value-type="float">
            <text:p>74633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3:55:35.664" calcext:value-type="date">
            <text:p>2018-04-07</text:p>
          </table:table-cell>
          <table:table-cell office:value-type="float" office:value="7463410" calcext:value-type="float">
            <text:p>746341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17:43.792" calcext:value-type="date">
            <text:p>2018-04-07</text:p>
          </table:table-cell>
          <table:table-cell office:value-type="float" office:value="7463596" calcext:value-type="float">
            <text:p>74635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06:33.727" calcext:value-type="date">
            <text:p>2018-04-07</text:p>
          </table:table-cell>
          <table:table-cell office:value-type="float" office:value="7463506" calcext:value-type="float">
            <text:p>74635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2:34.89" calcext:value-type="date">
            <text:p>2018-04-07</text:p>
          </table:table-cell>
          <table:table-cell office:value-type="float" office:value="7463640" calcext:value-type="float">
            <text:p>74636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6:39.715" calcext:value-type="date">
            <text:p>2018-04-07</text:p>
          </table:table-cell>
          <table:table-cell office:value-type="float" office:value="7463675" calcext:value-type="float">
            <text:p>74636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8:35.489" calcext:value-type="date">
            <text:p>2018-04-07</text:p>
          </table:table-cell>
          <table:table-cell office:value-type="float" office:value="7463687" calcext:value-type="float">
            <text:p>74636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3:47.985" calcext:value-type="date">
            <text:p>2018-04-07</text:p>
          </table:table-cell>
          <table:table-cell office:value-type="float" office:value="7463650" calcext:value-type="float">
            <text:p>74636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7:34.572" calcext:value-type="date">
            <text:p>2018-04-07</text:p>
          </table:table-cell>
          <table:table-cell office:value-type="float" office:value="7463681" calcext:value-type="float">
            <text:p>74636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32:37.787" calcext:value-type="date">
            <text:p>2018-04-07</text:p>
          </table:table-cell>
          <table:table-cell office:value-type="float" office:value="7463714" calcext:value-type="float">
            <text:p>74637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29:46.628" calcext:value-type="date">
            <text:p>2018-04-07</text:p>
          </table:table-cell>
          <table:table-cell office:value-type="float" office:value="7463693" calcext:value-type="float">
            <text:p>74636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35:47.858" calcext:value-type="date">
            <text:p>2018-04-07</text:p>
          </table:table-cell>
          <table:table-cell office:value-type="float" office:value="7463737" calcext:value-type="float">
            <text:p>74637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2:38.691" calcext:value-type="date">
            <text:p>2018-04-07</text:p>
          </table:table-cell>
          <table:table-cell office:value-type="float" office:value="7463789" calcext:value-type="float">
            <text:p>74637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1:44.671" calcext:value-type="date">
            <text:p>2018-04-07</text:p>
          </table:table-cell>
          <table:table-cell office:value-type="float" office:value="7463782" calcext:value-type="float">
            <text:p>74637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4:34.919" calcext:value-type="date">
            <text:p>2018-04-07</text:p>
          </table:table-cell>
          <table:table-cell office:value-type="float" office:value="7463804" calcext:value-type="float">
            <text:p>74638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47:47.659" calcext:value-type="date">
            <text:p>2018-04-07</text:p>
          </table:table-cell>
          <table:table-cell office:value-type="float" office:value="7463827" calcext:value-type="float">
            <text:p>74638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0:35.601" calcext:value-type="date">
            <text:p>2018-04-07</text:p>
          </table:table-cell>
          <table:table-cell office:value-type="float" office:value="7464009" calcext:value-type="float">
            <text:p>746400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09:37.019" calcext:value-type="date">
            <text:p>2018-04-07</text:p>
          </table:table-cell>
          <table:table-cell office:value-type="float" office:value="7464000" calcext:value-type="float">
            <text:p>74640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3:35.53" calcext:value-type="date">
            <text:p>2018-04-07</text:p>
          </table:table-cell>
          <table:table-cell office:value-type="float" office:value="7464034" calcext:value-type="float">
            <text:p>74640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4:50:42.681" calcext:value-type="date">
            <text:p>2018-04-07</text:p>
          </table:table-cell>
          <table:table-cell office:value-type="float" office:value="7463854" calcext:value-type="float">
            <text:p>746385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08:42.461" calcext:value-type="date">
            <text:p>2018-04-07</text:p>
          </table:table-cell>
          <table:table-cell office:value-type="float" office:value="7463994" calcext:value-type="float">
            <text:p>74639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9:33.139" calcext:value-type="date">
            <text:p>2018-04-07</text:p>
          </table:table-cell>
          <table:table-cell office:value-type="float" office:value="7464080" calcext:value-type="float">
            <text:p>74640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1:56.101" calcext:value-type="date">
            <text:p>2018-04-07</text:p>
          </table:table-cell>
          <table:table-cell office:value-type="float" office:value="7464021" calcext:value-type="float">
            <text:p>74640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4:34.825" calcext:value-type="date">
            <text:p>2018-04-07</text:p>
          </table:table-cell>
          <table:table-cell office:value-type="float" office:value="7464042" calcext:value-type="float">
            <text:p>74640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6:35.492" calcext:value-type="date">
            <text:p>2018-04-07</text:p>
          </table:table-cell>
          <table:table-cell office:value-type="float" office:value="7464061" calcext:value-type="float">
            <text:p>74640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2:35.511" calcext:value-type="date">
            <text:p>2018-04-07</text:p>
          </table:table-cell>
          <table:table-cell office:value-type="float" office:value="7464028" calcext:value-type="float">
            <text:p>74640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15:37.978" calcext:value-type="date">
            <text:p>2018-04-07</text:p>
          </table:table-cell>
          <table:table-cell office:value-type="float" office:value="7464051" calcext:value-type="float">
            <text:p>74640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29:43.569" calcext:value-type="date">
            <text:p>2018-04-07</text:p>
          </table:table-cell>
          <table:table-cell office:value-type="float" office:value="7464146" calcext:value-type="float">
            <text:p>74641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58:30.012" calcext:value-type="date">
            <text:p>2018-04-07</text:p>
          </table:table-cell>
          <table:table-cell office:value-type="float" office:value="7464351" calcext:value-type="float">
            <text:p>74643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02:37.678" calcext:value-type="date">
            <text:p>2018-04-07</text:p>
          </table:table-cell>
          <table:table-cell office:value-type="float" office:value="7464374" calcext:value-type="float">
            <text:p>74643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5:50:47.495" calcext:value-type="date">
            <text:p>2018-04-07</text:p>
          </table:table-cell>
          <table:table-cell office:value-type="float" office:value="7464302" calcext:value-type="float">
            <text:p>74643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32:40.605" calcext:value-type="date">
            <text:p>2018-04-07</text:p>
          </table:table-cell>
          <table:table-cell office:value-type="float" office:value="7464569" calcext:value-type="float">
            <text:p>74645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34:33.694" calcext:value-type="date">
            <text:p>2018-04-07</text:p>
          </table:table-cell>
          <table:table-cell office:value-type="float" office:value="7464580" calcext:value-type="float">
            <text:p>74645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28:30.26" calcext:value-type="date">
            <text:p>2018-04-07</text:p>
          </table:table-cell>
          <table:table-cell office:value-type="float" office:value="7464542" calcext:value-type="float">
            <text:p>74645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6:33:36.096" calcext:value-type="date">
            <text:p>2018-04-07</text:p>
          </table:table-cell>
          <table:table-cell office:value-type="float" office:value="7464574" calcext:value-type="float">
            <text:p>74645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8:34.671" calcext:value-type="date">
            <text:p>2018-04-07</text:p>
          </table:table-cell>
          <table:table-cell office:value-type="float" office:value="7464950" calcext:value-type="float">
            <text:p>74649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4:38.768" calcext:value-type="date">
            <text:p>2018-04-07</text:p>
          </table:table-cell>
          <table:table-cell office:value-type="float" office:value="7464755" calcext:value-type="float">
            <text:p>74647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1:34.062" calcext:value-type="date">
            <text:p>2018-04-07</text:p>
          </table:table-cell>
          <table:table-cell office:value-type="float" office:value="7464725" calcext:value-type="float">
            <text:p>74647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3:52.984" calcext:value-type="date">
            <text:p>2018-04-07</text:p>
          </table:table-cell>
          <table:table-cell office:value-type="float" office:value="7465438" calcext:value-type="float">
            <text:p>74654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0:32.356" calcext:value-type="date">
            <text:p>2018-04-07</text:p>
          </table:table-cell>
          <table:table-cell office:value-type="float" office:value="7464717" calcext:value-type="float">
            <text:p>74647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5:36.848" calcext:value-type="date">
            <text:p>2018-04-07</text:p>
          </table:table-cell>
          <table:table-cell office:value-type="float" office:value="7464760" calcext:value-type="float">
            <text:p>746476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6:35.513" calcext:value-type="date">
            <text:p>2018-04-07</text:p>
          </table:table-cell>
          <table:table-cell office:value-type="float" office:value="7464770" calcext:value-type="float">
            <text:p>74647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7:36.854" calcext:value-type="date">
            <text:p>2018-04-07</text:p>
          </table:table-cell>
          <table:table-cell office:value-type="float" office:value="7464790" calcext:value-type="float">
            <text:p>74647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2:44.286" calcext:value-type="date">
            <text:p>2018-04-07</text:p>
          </table:table-cell>
          <table:table-cell office:value-type="float" office:value="7464865" calcext:value-type="float">
            <text:p>74648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0:36.642" calcext:value-type="date">
            <text:p>2018-04-07</text:p>
          </table:table-cell>
          <table:table-cell office:value-type="float" office:value="7464837" calcext:value-type="float">
            <text:p>74648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3:34.888" calcext:value-type="date">
            <text:p>2018-04-07</text:p>
          </table:table-cell>
          <table:table-cell office:value-type="float" office:value="7465014" calcext:value-type="float">
            <text:p>74650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4:37.12" calcext:value-type="date">
            <text:p>2018-04-07</text:p>
          </table:table-cell>
          <table:table-cell office:value-type="float" office:value="7465025" calcext:value-type="float">
            <text:p>74650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9:40.141" calcext:value-type="date">
            <text:p>2018-04-07</text:p>
          </table:table-cell>
          <table:table-cell office:value-type="float" office:value="7464819" calcext:value-type="float">
            <text:p>74648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08:56.814" calcext:value-type="date">
            <text:p>2018-04-07</text:p>
          </table:table-cell>
          <table:table-cell office:value-type="float" office:value="7464807" calcext:value-type="float">
            <text:p>74648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1:40.078" calcext:value-type="date">
            <text:p>2018-04-07</text:p>
          </table:table-cell>
          <table:table-cell office:value-type="float" office:value="7464987" calcext:value-type="float">
            <text:p>74649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6:42.565" calcext:value-type="date">
            <text:p>2018-04-07</text:p>
          </table:table-cell>
          <table:table-cell office:value-type="float" office:value="7464924" calcext:value-type="float">
            <text:p>74649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0:50.058" calcext:value-type="date">
            <text:p>2018-04-07</text:p>
          </table:table-cell>
          <table:table-cell office:value-type="float" office:value="7464976" calcext:value-type="float">
            <text:p>746497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4:56.406" calcext:value-type="date">
            <text:p>2018-04-07</text:p>
          </table:table-cell>
          <table:table-cell office:value-type="float" office:value="7464898" calcext:value-type="float">
            <text:p>74648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5:35.642" calcext:value-type="date">
            <text:p>2018-04-07</text:p>
          </table:table-cell>
          <table:table-cell office:value-type="float" office:value="7465039" calcext:value-type="float">
            <text:p>74650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31:31.135" calcext:value-type="date">
            <text:p>2018-04-07</text:p>
          </table:table-cell>
          <table:table-cell office:value-type="float" office:value="7465103" calcext:value-type="float">
            <text:p>74651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6:50.771" calcext:value-type="date">
            <text:p>2018-04-07</text:p>
          </table:table-cell>
          <table:table-cell office:value-type="float" office:value="7465053" calcext:value-type="float">
            <text:p>74650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22:38.74" calcext:value-type="date">
            <text:p>2018-04-07</text:p>
          </table:table-cell>
          <table:table-cell office:value-type="float" office:value="7464998" calcext:value-type="float">
            <text:p>74649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17:37.315" calcext:value-type="date">
            <text:p>2018-04-07</text:p>
          </table:table-cell>
          <table:table-cell office:value-type="float" office:value="7464937" calcext:value-type="float">
            <text:p>74649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46:31.001" calcext:value-type="date">
            <text:p>2018-04-07</text:p>
          </table:table-cell>
          <table:table-cell office:value-type="float" office:value="7465306" calcext:value-type="float">
            <text:p>74653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37:32.254" calcext:value-type="date">
            <text:p>2018-04-07</text:p>
          </table:table-cell>
          <table:table-cell office:value-type="float" office:value="7465182" calcext:value-type="float">
            <text:p>74651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9:38.684" calcext:value-type="date">
            <text:p>2018-04-07</text:p>
          </table:table-cell>
          <table:table-cell office:value-type="float" office:value="7465539" calcext:value-type="float">
            <text:p>74655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7:41.728" calcext:value-type="date">
            <text:p>2018-04-07</text:p>
          </table:table-cell>
          <table:table-cell office:value-type="float" office:value="7465507" calcext:value-type="float">
            <text:p>74655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12:37.119" calcext:value-type="date">
            <text:p>2018-04-07</text:p>
          </table:table-cell>
          <table:table-cell office:value-type="float" office:value="7465742" calcext:value-type="float">
            <text:p>74657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03:35.514" calcext:value-type="date">
            <text:p>2018-04-07</text:p>
          </table:table-cell>
          <table:table-cell office:value-type="float" office:value="7465601" calcext:value-type="float">
            <text:p>74656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5:37.141" calcext:value-type="date">
            <text:p>2018-04-07</text:p>
          </table:table-cell>
          <table:table-cell office:value-type="float" office:value="7465471" calcext:value-type="float">
            <text:p>74654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1:34.721" calcext:value-type="date">
            <text:p>2018-04-07</text:p>
          </table:table-cell>
          <table:table-cell office:value-type="float" office:value="7465398" calcext:value-type="float">
            <text:p>74653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10:35.757" calcext:value-type="date">
            <text:p>2018-04-07</text:p>
          </table:table-cell>
          <table:table-cell office:value-type="float" office:value="7465716" calcext:value-type="float">
            <text:p>74657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09:45.06" calcext:value-type="date">
            <text:p>2018-04-07</text:p>
          </table:table-cell>
          <table:table-cell office:value-type="float" office:value="7465701" calcext:value-type="float">
            <text:p>74657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01:35.729" calcext:value-type="date">
            <text:p>2018-04-07</text:p>
          </table:table-cell>
          <table:table-cell office:value-type="float" office:value="7465572" calcext:value-type="float">
            <text:p>746557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11:53.602" calcext:value-type="date">
            <text:p>2018-04-07</text:p>
          </table:table-cell>
          <table:table-cell office:value-type="float" office:value="7465735" calcext:value-type="float">
            <text:p>74657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05:37.836" calcext:value-type="date">
            <text:p>2018-04-07</text:p>
          </table:table-cell>
          <table:table-cell office:value-type="float" office:value="7465631" calcext:value-type="float">
            <text:p>74656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7:56:54.169" calcext:value-type="date">
            <text:p>2018-04-07</text:p>
          </table:table-cell>
          <table:table-cell office:value-type="float" office:value="7465495" calcext:value-type="float">
            <text:p>74654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5:35.423" calcext:value-type="date">
            <text:p>2018-04-07</text:p>
          </table:table-cell>
          <table:table-cell office:value-type="float" office:value="7466657" calcext:value-type="float">
            <text:p>74666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00:37.869" calcext:value-type="date">
            <text:p>2018-04-07</text:p>
          </table:table-cell>
          <table:table-cell office:value-type="float" office:value="7465552" calcext:value-type="float">
            <text:p>74655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14:31.154" calcext:value-type="date">
            <text:p>2018-04-07</text:p>
          </table:table-cell>
          <table:table-cell office:value-type="float" office:value="7465766" calcext:value-type="float">
            <text:p>74657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15:34.478" calcext:value-type="date">
            <text:p>2018-04-07</text:p>
          </table:table-cell>
          <table:table-cell office:value-type="float" office:value="7465781" calcext:value-type="float">
            <text:p>74657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9:37.823" calcext:value-type="date">
            <text:p>2018-04-07</text:p>
          </table:table-cell>
          <table:table-cell office:value-type="float" office:value="7466740" calcext:value-type="float">
            <text:p>74667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40:31.59" calcext:value-type="date">
            <text:p>2018-04-07</text:p>
          </table:table-cell>
          <table:table-cell office:value-type="float" office:value="7466134" calcext:value-type="float">
            <text:p>74661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51:01.412" calcext:value-type="date">
            <text:p>2018-04-07</text:p>
          </table:table-cell>
          <table:table-cell office:value-type="float" office:value="7466294" calcext:value-type="float">
            <text:p>74662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43:32.76" calcext:value-type="date">
            <text:p>2018-04-07</text:p>
          </table:table-cell>
          <table:table-cell office:value-type="float" office:value="7466178" calcext:value-type="float">
            <text:p>74661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46:33.189" calcext:value-type="date">
            <text:p>2018-04-07</text:p>
          </table:table-cell>
          <table:table-cell office:value-type="float" office:value="7466225" calcext:value-type="float">
            <text:p>74662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39:31.258" calcext:value-type="date">
            <text:p>2018-04-07</text:p>
          </table:table-cell>
          <table:table-cell office:value-type="float" office:value="7466117" calcext:value-type="float">
            <text:p>74661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44:48.51" calcext:value-type="date">
            <text:p>2018-04-07</text:p>
          </table:table-cell>
          <table:table-cell office:value-type="float" office:value="7466192" calcext:value-type="float">
            <text:p>746619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59:36.585" calcext:value-type="date">
            <text:p>2018-04-07</text:p>
          </table:table-cell>
          <table:table-cell office:value-type="float" office:value="7466427" calcext:value-type="float">
            <text:p>74664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51:33.283" calcext:value-type="date">
            <text:p>2018-04-07</text:p>
          </table:table-cell>
          <table:table-cell office:value-type="float" office:value="7466302" calcext:value-type="float">
            <text:p>74663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8:54:33.381" calcext:value-type="date">
            <text:p>2018-04-07</text:p>
          </table:table-cell>
          <table:table-cell office:value-type="float" office:value="7466344" calcext:value-type="float">
            <text:p>74663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02:49.114" calcext:value-type="date">
            <text:p>2018-04-07</text:p>
          </table:table-cell>
          <table:table-cell office:value-type="float" office:value="7466484" calcext:value-type="float">
            <text:p>746648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01:30.277" calcext:value-type="date">
            <text:p>2018-04-07</text:p>
          </table:table-cell>
          <table:table-cell office:value-type="float" office:value="7466463" calcext:value-type="float">
            <text:p>74664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4:53.38" calcext:value-type="date">
            <text:p>2018-04-07</text:p>
          </table:table-cell>
          <table:table-cell office:value-type="float" office:value="7466646" calcext:value-type="float">
            <text:p>74666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2:36.727" calcext:value-type="date">
            <text:p>2018-04-07</text:p>
          </table:table-cell>
          <table:table-cell office:value-type="float" office:value="7466618" calcext:value-type="float">
            <text:p>74666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1:51.013" calcext:value-type="date">
            <text:p>2018-04-07</text:p>
          </table:table-cell>
          <table:table-cell office:value-type="float" office:value="7466605" calcext:value-type="float">
            <text:p>74666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6:39.636" calcext:value-type="date">
            <text:p>2018-04-07</text:p>
          </table:table-cell>
          <table:table-cell office:value-type="float" office:value="7466678" calcext:value-type="float">
            <text:p>74666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21:35.815" calcext:value-type="date">
            <text:p>2018-04-07</text:p>
          </table:table-cell>
          <table:table-cell office:value-type="float" office:value="7466768" calcext:value-type="float">
            <text:p>74667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21:05.788" calcext:value-type="date">
            <text:p>2018-04-07</text:p>
          </table:table-cell>
          <table:table-cell office:value-type="float" office:value="7466761" calcext:value-type="float">
            <text:p>74667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17:39.838" calcext:value-type="date">
            <text:p>2018-04-07</text:p>
          </table:table-cell>
          <table:table-cell office:value-type="float" office:value="7466700" calcext:value-type="float">
            <text:p>74667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19:32.998" calcext:value-type="date">
            <text:p>2018-04-07</text:p>
          </table:table-cell>
          <table:table-cell office:value-type="float" office:value="7467617" calcext:value-type="float">
            <text:p>74676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29:34.625" calcext:value-type="date">
            <text:p>2018-04-07</text:p>
          </table:table-cell>
          <table:table-cell office:value-type="float" office:value="7466903" calcext:value-type="float">
            <text:p>74669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25:33.227" calcext:value-type="date">
            <text:p>2018-04-07</text:p>
          </table:table-cell>
          <table:table-cell office:value-type="float" office:value="7466835" calcext:value-type="float">
            <text:p>74668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34:33.533" calcext:value-type="date">
            <text:p>2018-04-07</text:p>
          </table:table-cell>
          <table:table-cell office:value-type="float" office:value="7466961" calcext:value-type="float">
            <text:p>74669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26:50.812" calcext:value-type="date">
            <text:p>2018-04-07</text:p>
          </table:table-cell>
          <table:table-cell office:value-type="float" office:value="7466860" calcext:value-type="float">
            <text:p>746686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18:33.264" calcext:value-type="date">
            <text:p>2018-04-07</text:p>
          </table:table-cell>
          <table:table-cell office:value-type="float" office:value="7467602" calcext:value-type="float">
            <text:p>74676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16:37.257" calcext:value-type="date">
            <text:p>2018-04-07</text:p>
          </table:table-cell>
          <table:table-cell office:value-type="float" office:value="7467571" calcext:value-type="float">
            <text:p>74675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09:58:35.665" calcext:value-type="date">
            <text:p>2018-04-07</text:p>
          </table:table-cell>
          <table:table-cell office:value-type="float" office:value="7467320" calcext:value-type="float">
            <text:p>74673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06:32.55" calcext:value-type="date">
            <text:p>2018-04-07</text:p>
          </table:table-cell>
          <table:table-cell office:value-type="float" office:value="7467429" calcext:value-type="float">
            <text:p>74674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11:36.261" calcext:value-type="date">
            <text:p>2018-04-07</text:p>
          </table:table-cell>
          <table:table-cell office:value-type="float" office:value="7467495" calcext:value-type="float">
            <text:p>74674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13:33.239" calcext:value-type="date">
            <text:p>2018-04-07</text:p>
          </table:table-cell>
          <table:table-cell office:value-type="float" office:value="7467523" calcext:value-type="float">
            <text:p>74675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57:36.306" calcext:value-type="date">
            <text:p>2018-04-07</text:p>
          </table:table-cell>
          <table:table-cell office:value-type="float" office:value="7468122" calcext:value-type="float">
            <text:p>74681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32:31.084" calcext:value-type="date">
            <text:p>2018-04-07</text:p>
          </table:table-cell>
          <table:table-cell office:value-type="float" office:value="7467816" calcext:value-type="float">
            <text:p>74678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54:36.133" calcext:value-type="date">
            <text:p>2018-04-07</text:p>
          </table:table-cell>
          <table:table-cell office:value-type="float" office:value="7468095" calcext:value-type="float">
            <text:p>74680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0:55:35.872" calcext:value-type="date">
            <text:p>2018-04-07</text:p>
          </table:table-cell>
          <table:table-cell office:value-type="float" office:value="7468103" calcext:value-type="float">
            <text:p>74681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23:39.897" calcext:value-type="date">
            <text:p>2018-04-07</text:p>
          </table:table-cell>
          <table:table-cell office:value-type="float" office:value="7468451" calcext:value-type="float">
            <text:p>74684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07:32.855" calcext:value-type="date">
            <text:p>2018-04-07</text:p>
          </table:table-cell>
          <table:table-cell office:value-type="float" office:value="7468194" calcext:value-type="float">
            <text:p>74681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16:33.162" calcext:value-type="date">
            <text:p>2018-04-07</text:p>
          </table:table-cell>
          <table:table-cell office:value-type="float" office:value="7468336" calcext:value-type="float">
            <text:p>74683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26:32.869" calcext:value-type="date">
            <text:p>2018-04-07</text:p>
          </table:table-cell>
          <table:table-cell office:value-type="float" office:value="7468498" calcext:value-type="float">
            <text:p>74684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31:34.336" calcext:value-type="date">
            <text:p>2018-04-07</text:p>
          </table:table-cell>
          <table:table-cell office:value-type="float" office:value="7468562" calcext:value-type="float">
            <text:p>74685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46:33.122" calcext:value-type="date">
            <text:p>2018-04-07</text:p>
          </table:table-cell>
          <table:table-cell office:value-type="float" office:value="7468788" calcext:value-type="float">
            <text:p>74687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5:33.893" calcext:value-type="date">
            <text:p>2018-04-07</text:p>
          </table:table-cell>
          <table:table-cell office:value-type="float" office:value="7469532" calcext:value-type="float">
            <text:p>74695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57:31.181" calcext:value-type="date">
            <text:p>2018-04-07</text:p>
          </table:table-cell>
          <table:table-cell office:value-type="float" office:value="7468963" calcext:value-type="float">
            <text:p>74689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03:36.536" calcext:value-type="date">
            <text:p>2018-04-07</text:p>
          </table:table-cell>
          <table:table-cell office:value-type="float" office:value="7469063" calcext:value-type="float">
            <text:p>74690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1:47:36.7" calcext:value-type="date">
            <text:p>2018-04-07</text:p>
          </table:table-cell>
          <table:table-cell office:value-type="float" office:value="7468808" calcext:value-type="float">
            <text:p>74688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29:41.039" calcext:value-type="date">
            <text:p>2018-04-07</text:p>
          </table:table-cell>
          <table:table-cell office:value-type="float" office:value="7469428" calcext:value-type="float">
            <text:p>74694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04:34.32" calcext:value-type="date">
            <text:p>2018-04-07</text:p>
          </table:table-cell>
          <table:table-cell office:value-type="float" office:value="7469080" calcext:value-type="float">
            <text:p>74690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10:04.725" calcext:value-type="date">
            <text:p>2018-04-07</text:p>
          </table:table-cell>
          <table:table-cell office:value-type="float" office:value="7469162" calcext:value-type="float">
            <text:p>7469162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M8098Z11_fr-FR</text:p>
          </table:table-cell>
          <table:table-cell table:number-columns-repeated="1020"/>
        </table:table-row>
        <table:table-row table:style-name="ro1">
          <table:table-cell office:value-type="date" office:date-value="2018-04-07T12:18:38.607" calcext:value-type="date">
            <text:p>2018-04-07</text:p>
          </table:table-cell>
          <table:table-cell office:value-type="float" office:value="7469273" calcext:value-type="float">
            <text:p>74692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0:32.121" calcext:value-type="date">
            <text:p>2018-04-07</text:p>
          </table:table-cell>
          <table:table-cell office:value-type="float" office:value="7469443" calcext:value-type="float">
            <text:p>74694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3:33.329" calcext:value-type="date">
            <text:p>2018-04-07</text:p>
          </table:table-cell>
          <table:table-cell office:value-type="float" office:value="7469500" calcext:value-type="float">
            <text:p>74695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25:34.623" calcext:value-type="date">
            <text:p>2018-04-07</text:p>
          </table:table-cell>
          <table:table-cell office:value-type="float" office:value="7469367" calcext:value-type="float">
            <text:p>74693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9:34.688" calcext:value-type="date">
            <text:p>2018-04-07</text:p>
          </table:table-cell>
          <table:table-cell office:value-type="float" office:value="7469599" calcext:value-type="float">
            <text:p>74695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2:54.447" calcext:value-type="date">
            <text:p>2018-04-07</text:p>
          </table:table-cell>
          <table:table-cell office:value-type="float" office:value="7469489" calcext:value-type="float">
            <text:p>74694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38:51.293" calcext:value-type="date">
            <text:p>2018-04-07</text:p>
          </table:table-cell>
          <table:table-cell office:value-type="float" office:value="7469587" calcext:value-type="float">
            <text:p>74695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2:47:43.516" calcext:value-type="date">
            <text:p>2018-04-07</text:p>
          </table:table-cell>
          <table:table-cell office:value-type="float" office:value="7469726" calcext:value-type="float">
            <text:p>74697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06:38.132" calcext:value-type="date">
            <text:p>2018-04-07</text:p>
          </table:table-cell>
          <table:table-cell office:value-type="float" office:value="7469987" calcext:value-type="float">
            <text:p>74699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11:51.281" calcext:value-type="date">
            <text:p>2018-04-07</text:p>
          </table:table-cell>
          <table:table-cell office:value-type="float" office:value="7470071" calcext:value-type="float">
            <text:p>74700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12:33.554" calcext:value-type="date">
            <text:p>2018-04-07</text:p>
          </table:table-cell>
          <table:table-cell office:value-type="float" office:value="7470082" calcext:value-type="float">
            <text:p>74700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24:36.784" calcext:value-type="date">
            <text:p>2018-04-07</text:p>
          </table:table-cell>
          <table:table-cell office:value-type="float" office:value="7470280" calcext:value-type="float">
            <text:p>74702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23:48.356" calcext:value-type="date">
            <text:p>2018-04-07</text:p>
          </table:table-cell>
          <table:table-cell office:value-type="float" office:value="7470270" calcext:value-type="float">
            <text:p>74702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26:34.548" calcext:value-type="date">
            <text:p>2018-04-07</text:p>
          </table:table-cell>
          <table:table-cell office:value-type="float" office:value="7470317" calcext:value-type="float">
            <text:p>74703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29:49.664" calcext:value-type="date">
            <text:p>2018-04-07</text:p>
          </table:table-cell>
          <table:table-cell office:value-type="float" office:value="7470378" calcext:value-type="float">
            <text:p>74703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48:31.862" calcext:value-type="date">
            <text:p>2018-04-07</text:p>
          </table:table-cell>
          <table:table-cell office:value-type="float" office:value="7470668" calcext:value-type="float">
            <text:p>74706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57:32.611" calcext:value-type="date">
            <text:p>2018-04-07</text:p>
          </table:table-cell>
          <table:table-cell office:value-type="float" office:value="7470811" calcext:value-type="float">
            <text:p>74708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3:59:37.432" calcext:value-type="date">
            <text:p>2018-04-07</text:p>
          </table:table-cell>
          <table:table-cell office:value-type="float" office:value="7470851" calcext:value-type="float">
            <text:p>74708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03:31.52" calcext:value-type="date">
            <text:p>2018-04-07</text:p>
          </table:table-cell>
          <table:table-cell office:value-type="float" office:value="7470921" calcext:value-type="float">
            <text:p>74709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19:33.201" calcext:value-type="date">
            <text:p>2018-04-07</text:p>
          </table:table-cell>
          <table:table-cell office:value-type="float" office:value="7471218" calcext:value-type="float">
            <text:p>74712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23:39.218" calcext:value-type="date">
            <text:p>2018-04-07</text:p>
          </table:table-cell>
          <table:table-cell office:value-type="float" office:value="7471299" calcext:value-type="float">
            <text:p>74712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29:32.349" calcext:value-type="date">
            <text:p>2018-04-07</text:p>
          </table:table-cell>
          <table:table-cell office:value-type="float" office:value="7471395" calcext:value-type="float">
            <text:p>74713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42:30.156" calcext:value-type="date">
            <text:p>2018-04-07</text:p>
          </table:table-cell>
          <table:table-cell office:value-type="float" office:value="7471581" calcext:value-type="float">
            <text:p>74715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4:50:49.225" calcext:value-type="date">
            <text:p>2018-04-07</text:p>
          </table:table-cell>
          <table:table-cell office:value-type="float" office:value="7471748" calcext:value-type="float">
            <text:p>747174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06:31.694" calcext:value-type="date">
            <text:p>2018-04-07</text:p>
          </table:table-cell>
          <table:table-cell office:value-type="float" office:value="7472113" calcext:value-type="float">
            <text:p>74721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17:32.075" calcext:value-type="date">
            <text:p>2018-04-07</text:p>
          </table:table-cell>
          <table:table-cell office:value-type="float" office:value="7472256" calcext:value-type="float">
            <text:p>74722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18:32.751" calcext:value-type="date">
            <text:p>2018-04-07</text:p>
          </table:table-cell>
          <table:table-cell office:value-type="float" office:value="7472275" calcext:value-type="float">
            <text:p>74722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15:32.836" calcext:value-type="date">
            <text:p>2018-04-07</text:p>
          </table:table-cell>
          <table:table-cell office:value-type="float" office:value="7472241" calcext:value-type="float">
            <text:p>74722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37:36.08" calcext:value-type="date">
            <text:p>2018-04-07</text:p>
          </table:table-cell>
          <table:table-cell office:value-type="float" office:value="7472608" calcext:value-type="float">
            <text:p>74726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5:56:41.972" calcext:value-type="date">
            <text:p>2018-04-07</text:p>
          </table:table-cell>
          <table:table-cell office:value-type="float" office:value="7473015" calcext:value-type="float">
            <text:p>747301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17:50.469" calcext:value-type="date">
            <text:p>2018-04-07</text:p>
          </table:table-cell>
          <table:table-cell office:value-type="float" office:value="7473421" calcext:value-type="float">
            <text:p>74734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23:41.022" calcext:value-type="date">
            <text:p>2018-04-07</text:p>
          </table:table-cell>
          <table:table-cell office:value-type="float" office:value="7473568" calcext:value-type="float">
            <text:p>74735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28:33.188" calcext:value-type="date">
            <text:p>2018-04-07</text:p>
          </table:table-cell>
          <table:table-cell office:value-type="float" office:value="7473676" calcext:value-type="float">
            <text:p>747367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27:37.963" calcext:value-type="date">
            <text:p>2018-04-07</text:p>
          </table:table-cell>
          <table:table-cell office:value-type="float" office:value="7473659" calcext:value-type="float">
            <text:p>74736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31:36.519" calcext:value-type="date">
            <text:p>2018-04-07</text:p>
          </table:table-cell>
          <table:table-cell office:value-type="float" office:value="7473738" calcext:value-type="float">
            <text:p>74737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33:40.697" calcext:value-type="date">
            <text:p>2018-04-07</text:p>
          </table:table-cell>
          <table:table-cell office:value-type="float" office:value="7473769" calcext:value-type="float">
            <text:p>74737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32:36.29" calcext:value-type="date">
            <text:p>2018-04-07</text:p>
          </table:table-cell>
          <table:table-cell office:value-type="float" office:value="7473753" calcext:value-type="float">
            <text:p>74737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39:39.902" calcext:value-type="date">
            <text:p>2018-04-07</text:p>
          </table:table-cell>
          <table:table-cell office:value-type="float" office:value="7473886" calcext:value-type="float">
            <text:p>74738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6:48:30.17" calcext:value-type="date">
            <text:p>2018-04-07</text:p>
          </table:table-cell>
          <table:table-cell office:value-type="float" office:value="7474031" calcext:value-type="float">
            <text:p>74740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06:40.025" calcext:value-type="date">
            <text:p>2018-04-07</text:p>
          </table:table-cell>
          <table:table-cell office:value-type="float" office:value="7474420" calcext:value-type="float">
            <text:p>74744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04:33.882" calcext:value-type="date">
            <text:p>2018-04-07</text:p>
          </table:table-cell>
          <table:table-cell office:value-type="float" office:value="7474345" calcext:value-type="float">
            <text:p>74743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09:37.19" calcext:value-type="date">
            <text:p>2018-04-07</text:p>
          </table:table-cell>
          <table:table-cell office:value-type="float" office:value="7474478" calcext:value-type="float">
            <text:p>74744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12:37.539" calcext:value-type="date">
            <text:p>2018-04-07</text:p>
          </table:table-cell>
          <table:table-cell office:value-type="float" office:value="7474521" calcext:value-type="float">
            <text:p>74745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25:34.387" calcext:value-type="date">
            <text:p>2018-04-07</text:p>
          </table:table-cell>
          <table:table-cell office:value-type="float" office:value="7474856" calcext:value-type="float">
            <text:p>74748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44:38.567" calcext:value-type="date">
            <text:p>2018-04-07</text:p>
          </table:table-cell>
          <table:table-cell office:value-type="float" office:value="7475273" calcext:value-type="float">
            <text:p>74752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55:38.9" calcext:value-type="date">
            <text:p>2018-04-07</text:p>
          </table:table-cell>
          <table:table-cell office:value-type="float" office:value="7475589" calcext:value-type="float">
            <text:p>74755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00:32.95" calcext:value-type="date">
            <text:p>2018-04-07</text:p>
          </table:table-cell>
          <table:table-cell office:value-type="float" office:value="7475682" calcext:value-type="float">
            <text:p>74756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7:59:43.105" calcext:value-type="date">
            <text:p>2018-04-07</text:p>
          </table:table-cell>
          <table:table-cell office:value-type="float" office:value="7475667" calcext:value-type="float">
            <text:p>74756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05:44.909" calcext:value-type="date">
            <text:p>2018-04-07</text:p>
          </table:table-cell>
          <table:table-cell office:value-type="float" office:value="7475786" calcext:value-type="float">
            <text:p>74757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12:30.436" calcext:value-type="date">
            <text:p>2018-04-07</text:p>
          </table:table-cell>
          <table:table-cell office:value-type="float" office:value="7475911" calcext:value-type="float">
            <text:p>74759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15:35.743" calcext:value-type="date">
            <text:p>2018-04-07</text:p>
          </table:table-cell>
          <table:table-cell office:value-type="float" office:value="7477061" calcext:value-type="float">
            <text:p>74770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15:34.7" calcext:value-type="date">
            <text:p>2018-04-07</text:p>
          </table:table-cell>
          <table:table-cell office:value-type="float" office:value="7475985" calcext:value-type="float">
            <text:p>74759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25:32.781" calcext:value-type="date">
            <text:p>2018-04-07</text:p>
          </table:table-cell>
          <table:table-cell office:value-type="float" office:value="7476213" calcext:value-type="float">
            <text:p>74762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32:41.744" calcext:value-type="date">
            <text:p>2018-04-07</text:p>
          </table:table-cell>
          <table:table-cell office:value-type="float" office:value="7476335" calcext:value-type="float">
            <text:p>74763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36:28.58" calcext:value-type="date">
            <text:p>2018-04-07</text:p>
          </table:table-cell>
          <table:table-cell office:value-type="float" office:value="7476418" calcext:value-type="float">
            <text:p>74764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34:37.384" calcext:value-type="date">
            <text:p>2018-04-07</text:p>
          </table:table-cell>
          <table:table-cell office:value-type="float" office:value="7476369" calcext:value-type="float">
            <text:p>74763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29:49.775" calcext:value-type="date">
            <text:p>2018-04-07</text:p>
          </table:table-cell>
          <table:table-cell office:value-type="float" office:value="7476295" calcext:value-type="float">
            <text:p>74762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31:35.739" calcext:value-type="date">
            <text:p>2018-04-07</text:p>
          </table:table-cell>
          <table:table-cell office:value-type="float" office:value="7476323" calcext:value-type="float">
            <text:p>74763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40:31.343" calcext:value-type="date">
            <text:p>2018-04-07</text:p>
          </table:table-cell>
          <table:table-cell office:value-type="float" office:value="7476475" calcext:value-type="float">
            <text:p>74764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27:36.154" calcext:value-type="date">
            <text:p>2018-04-07</text:p>
          </table:table-cell>
          <table:table-cell office:value-type="float" office:value="7476249" calcext:value-type="float">
            <text:p>74762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04:35.856" calcext:value-type="date">
            <text:p>2018-04-07</text:p>
          </table:table-cell>
          <table:table-cell office:value-type="float" office:value="7476872" calcext:value-type="float">
            <text:p>747687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8:44:49.412" calcext:value-type="date">
            <text:p>2018-04-07</text:p>
          </table:table-cell>
          <table:table-cell office:value-type="float" office:value="7476539" calcext:value-type="float">
            <text:p>74765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01:34.5" calcext:value-type="date">
            <text:p>2018-04-07</text:p>
          </table:table-cell>
          <table:table-cell office:value-type="float" office:value="7476815" calcext:value-type="float">
            <text:p>747681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14:56.92" calcext:value-type="date">
            <text:p>2018-04-07</text:p>
          </table:table-cell>
          <table:table-cell office:value-type="float" office:value="7477052" calcext:value-type="float">
            <text:p>74770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18:33.988" calcext:value-type="date">
            <text:p>2018-04-07</text:p>
          </table:table-cell>
          <table:table-cell office:value-type="float" office:value="7477100" calcext:value-type="float">
            <text:p>74771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29:43.886" calcext:value-type="date">
            <text:p>2018-04-07</text:p>
          </table:table-cell>
          <table:table-cell office:value-type="float" office:value="7477256" calcext:value-type="float">
            <text:p>74772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27:31.035" calcext:value-type="date">
            <text:p>2018-04-07</text:p>
          </table:table-cell>
          <table:table-cell office:value-type="float" office:value="7477231" calcext:value-type="float">
            <text:p>74772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33:30.736" calcext:value-type="date">
            <text:p>2018-04-07</text:p>
          </table:table-cell>
          <table:table-cell office:value-type="float" office:value="7477321" calcext:value-type="float">
            <text:p>74773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45:34.292" calcext:value-type="date">
            <text:p>2018-04-07</text:p>
          </table:table-cell>
          <table:table-cell office:value-type="float" office:value="7477581" calcext:value-type="float">
            <text:p>74775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50:47.509" calcext:value-type="date">
            <text:p>2018-04-07</text:p>
          </table:table-cell>
          <table:table-cell office:value-type="float" office:value="7477689" calcext:value-type="float">
            <text:p>74776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19:57:36.609" calcext:value-type="date">
            <text:p>2018-04-07</text:p>
          </table:table-cell>
          <table:table-cell office:value-type="float" office:value="7477799" calcext:value-type="float">
            <text:p>74777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05:35.454" calcext:value-type="date">
            <text:p>2018-04-07</text:p>
          </table:table-cell>
          <table:table-cell office:value-type="float" office:value="7477958" calcext:value-type="float">
            <text:p>747795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30:33.28" calcext:value-type="date">
            <text:p>2018-04-07</text:p>
          </table:table-cell>
          <table:table-cell office:value-type="float" office:value="7478320" calcext:value-type="float">
            <text:p>74783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03:32.797" calcext:value-type="date">
            <text:p>2018-04-07</text:p>
          </table:table-cell>
          <table:table-cell office:value-type="float" office:value="7477904" calcext:value-type="float">
            <text:p>74779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25:32.596" calcext:value-type="date">
            <text:p>2018-04-07</text:p>
          </table:table-cell>
          <table:table-cell office:value-type="float" office:value="7479291" calcext:value-type="float">
            <text:p>74792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19:30.71" calcext:value-type="date">
            <text:p>2018-04-07</text:p>
          </table:table-cell>
          <table:table-cell office:value-type="float" office:value="7478123" calcext:value-type="float">
            <text:p>74781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28:31.763" calcext:value-type="date">
            <text:p>2018-04-07</text:p>
          </table:table-cell>
          <table:table-cell office:value-type="float" office:value="7478288" calcext:value-type="float">
            <text:p>74782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50:44.007" calcext:value-type="date">
            <text:p>2018-04-07</text:p>
          </table:table-cell>
          <table:table-cell office:value-type="float" office:value="7478668" calcext:value-type="float">
            <text:p>74786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36:01.677" calcext:value-type="date">
            <text:p>2018-04-07</text:p>
          </table:table-cell>
          <table:table-cell office:value-type="float" office:value="7478426" calcext:value-type="float">
            <text:p>74784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41:41.152" calcext:value-type="date">
            <text:p>2018-04-07</text:p>
          </table:table-cell>
          <table:table-cell office:value-type="float" office:value="7478509" calcext:value-type="float">
            <text:p>747850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43:32.221" calcext:value-type="date">
            <text:p>2018-04-07</text:p>
          </table:table-cell>
          <table:table-cell office:value-type="float" office:value="7478533" calcext:value-type="float">
            <text:p>74785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51:32.173" calcext:value-type="date">
            <text:p>2018-04-07</text:p>
          </table:table-cell>
          <table:table-cell office:value-type="float" office:value="7478691" calcext:value-type="float">
            <text:p>74786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0:55:32.27" calcext:value-type="date">
            <text:p>2018-04-07</text:p>
          </table:table-cell>
          <table:table-cell office:value-type="float" office:value="7478762" calcext:value-type="float">
            <text:p>74787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09:31.821" calcext:value-type="date">
            <text:p>2018-04-07</text:p>
          </table:table-cell>
          <table:table-cell office:value-type="float" office:value="7479011" calcext:value-type="float">
            <text:p>74790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16:32.978" calcext:value-type="date">
            <text:p>2018-04-07</text:p>
          </table:table-cell>
          <table:table-cell office:value-type="float" office:value="7479138" calcext:value-type="float">
            <text:p>74791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13:40.814" calcext:value-type="date">
            <text:p>2018-04-07</text:p>
          </table:table-cell>
          <table:table-cell office:value-type="float" office:value="7479093" calcext:value-type="float">
            <text:p>74790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18:35.462" calcext:value-type="date">
            <text:p>2018-04-07</text:p>
          </table:table-cell>
          <table:table-cell office:value-type="float" office:value="7479182" calcext:value-type="float">
            <text:p>74791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17:41.626" calcext:value-type="date">
            <text:p>2018-04-07</text:p>
          </table:table-cell>
          <table:table-cell office:value-type="float" office:value="7479158" calcext:value-type="float">
            <text:p>747915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27:32.501" calcext:value-type="date">
            <text:p>2018-04-07</text:p>
          </table:table-cell>
          <table:table-cell office:value-type="float" office:value="7479327" calcext:value-type="float">
            <text:p>74793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1:47:45.708" calcext:value-type="date">
            <text:p>2018-04-07</text:p>
          </table:table-cell>
          <table:table-cell office:value-type="float" office:value="7479621" calcext:value-type="float">
            <text:p>74796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02:41.765" calcext:value-type="date">
            <text:p>2018-04-07</text:p>
          </table:table-cell>
          <table:table-cell office:value-type="float" office:value="7479911" calcext:value-type="float">
            <text:p>74799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05:46.725" calcext:value-type="date">
            <text:p>2018-04-07</text:p>
          </table:table-cell>
          <table:table-cell office:value-type="float" office:value="7479968" calcext:value-type="float">
            <text:p>74799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08:39.699" calcext:value-type="date">
            <text:p>2018-04-07</text:p>
          </table:table-cell>
          <table:table-cell office:value-type="float" office:value="7480013" calcext:value-type="float">
            <text:p>74800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06:32.85" calcext:value-type="date">
            <text:p>2018-04-07</text:p>
          </table:table-cell>
          <table:table-cell office:value-type="float" office:value="7479981" calcext:value-type="float">
            <text:p>74799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14:50.064" calcext:value-type="date">
            <text:p>2018-04-07</text:p>
          </table:table-cell>
          <table:table-cell office:value-type="float" office:value="7480121" calcext:value-type="float">
            <text:p>74801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11:55.134" calcext:value-type="date">
            <text:p>2018-04-07</text:p>
          </table:table-cell>
          <table:table-cell office:value-type="float" office:value="7480069" calcext:value-type="float">
            <text:p>74800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26:32.605" calcext:value-type="date">
            <text:p>2018-04-07</text:p>
          </table:table-cell>
          <table:table-cell office:value-type="float" office:value="7480325" calcext:value-type="float">
            <text:p>74803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12:35.619" calcext:value-type="date">
            <text:p>2018-04-07</text:p>
          </table:table-cell>
          <table:table-cell office:value-type="float" office:value="7480086" calcext:value-type="float">
            <text:p>74800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34:33.128" calcext:value-type="date">
            <text:p>2018-04-07</text:p>
          </table:table-cell>
          <table:table-cell office:value-type="float" office:value="7480431" calcext:value-type="float">
            <text:p>74804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40:38.956" calcext:value-type="date">
            <text:p>2018-04-07</text:p>
          </table:table-cell>
          <table:table-cell office:value-type="float" office:value="7480524" calcext:value-type="float">
            <text:p>74805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55:32.55" calcext:value-type="date">
            <text:p>2018-04-07</text:p>
          </table:table-cell>
          <table:table-cell office:value-type="float" office:value="7480756" calcext:value-type="float">
            <text:p>74807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57:33.181" calcext:value-type="date">
            <text:p>2018-04-07</text:p>
          </table:table-cell>
          <table:table-cell office:value-type="float" office:value="7480790" calcext:value-type="float">
            <text:p>74807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52:48.035" calcext:value-type="date">
            <text:p>2018-04-07</text:p>
          </table:table-cell>
          <table:table-cell office:value-type="float" office:value="7480705" calcext:value-type="float">
            <text:p>74807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2:54:31.958" calcext:value-type="date">
            <text:p>2018-04-07</text:p>
          </table:table-cell>
          <table:table-cell office:value-type="float" office:value="7480737" calcext:value-type="float">
            <text:p>74807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04:31.802" calcext:value-type="date">
            <text:p>2018-04-07</text:p>
          </table:table-cell>
          <table:table-cell office:value-type="float" office:value="7480897" calcext:value-type="float">
            <text:p>74808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02:51.839" calcext:value-type="date">
            <text:p>2018-04-07</text:p>
          </table:table-cell>
          <table:table-cell office:value-type="float" office:value="7480879" calcext:value-type="float">
            <text:p>74808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20:52.989" calcext:value-type="date">
            <text:p>2018-04-07</text:p>
          </table:table-cell>
          <table:table-cell office:value-type="float" office:value="7481177" calcext:value-type="float">
            <text:p>74811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07:33.246" calcext:value-type="date">
            <text:p>2018-04-07</text:p>
          </table:table-cell>
          <table:table-cell office:value-type="float" office:value="7480949" calcext:value-type="float">
            <text:p>74809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14:41.789" calcext:value-type="date">
            <text:p>2018-04-07</text:p>
          </table:table-cell>
          <table:table-cell office:value-type="float" office:value="7481065" calcext:value-type="float">
            <text:p>74810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42:31.817" calcext:value-type="date">
            <text:p>2018-04-07</text:p>
          </table:table-cell>
          <table:table-cell office:value-type="float" office:value="7481546" calcext:value-type="float">
            <text:p>74815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17:46.364" calcext:value-type="date">
            <text:p>2018-04-08</text:p>
          </table:table-cell>
          <table:table-cell office:value-type="float" office:value="7482544" calcext:value-type="float">
            <text:p>74825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32:36.235" calcext:value-type="date">
            <text:p>2018-04-07</text:p>
          </table:table-cell>
          <table:table-cell office:value-type="float" office:value="7481379" calcext:value-type="float">
            <text:p>74813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25:35.234" calcext:value-type="date">
            <text:p>2018-04-07</text:p>
          </table:table-cell>
          <table:table-cell office:value-type="float" office:value="7481259" calcext:value-type="float">
            <text:p>74812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37:33.962" calcext:value-type="date">
            <text:p>2018-04-07</text:p>
          </table:table-cell>
          <table:table-cell office:value-type="float" office:value="7481468" calcext:value-type="float">
            <text:p>74814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47:44.772" calcext:value-type="date">
            <text:p>2018-04-07</text:p>
          </table:table-cell>
          <table:table-cell office:value-type="float" office:value="7481635" calcext:value-type="float">
            <text:p>74816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16:39.751" calcext:value-type="date">
            <text:p>2018-04-08</text:p>
          </table:table-cell>
          <table:table-cell office:value-type="float" office:value="7482050" calcext:value-type="float">
            <text:p>74820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01:33.297" calcext:value-type="date">
            <text:p>2018-04-08</text:p>
          </table:table-cell>
          <table:table-cell office:value-type="float" office:value="7481852" calcext:value-type="float">
            <text:p>74818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17:49.193" calcext:value-type="date">
            <text:p>2018-04-08</text:p>
          </table:table-cell>
          <table:table-cell office:value-type="float" office:value="7482064" calcext:value-type="float">
            <text:p>74820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7T23:58:36.92" calcext:value-type="date">
            <text:p>2018-04-07</text:p>
          </table:table-cell>
          <table:table-cell office:value-type="float" office:value="7481807" calcext:value-type="float">
            <text:p>74818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50:43.553" calcext:value-type="date">
            <text:p>2018-04-08</text:p>
          </table:table-cell>
          <table:table-cell office:value-type="float" office:value="7482340" calcext:value-type="float">
            <text:p>74823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58:31.082" calcext:value-type="date">
            <text:p>2018-04-08</text:p>
          </table:table-cell>
          <table:table-cell office:value-type="float" office:value="7482397" calcext:value-type="float">
            <text:p>74823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31:41.071" calcext:value-type="date">
            <text:p>2018-04-08</text:p>
          </table:table-cell>
          <table:table-cell office:value-type="float" office:value="7482208" calcext:value-type="float">
            <text:p>74822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36:33.108" calcext:value-type="date">
            <text:p>2018-04-08</text:p>
          </table:table-cell>
          <table:table-cell office:value-type="float" office:value="7482239" calcext:value-type="float">
            <text:p>74822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48:40.974" calcext:value-type="date">
            <text:p>2018-04-08</text:p>
          </table:table-cell>
          <table:table-cell office:value-type="float" office:value="7482325" calcext:value-type="float">
            <text:p>74823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0:42:35.154" calcext:value-type="date">
            <text:p>2018-04-08</text:p>
          </table:table-cell>
          <table:table-cell office:value-type="float" office:value="7482284" calcext:value-type="float">
            <text:p>748228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01:31.68" calcext:value-type="date">
            <text:p>2018-04-08</text:p>
          </table:table-cell>
          <table:table-cell office:value-type="float" office:value="7482421" calcext:value-type="float">
            <text:p>74824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36:36.126" calcext:value-type="date">
            <text:p>2018-04-08</text:p>
          </table:table-cell>
          <table:table-cell office:value-type="float" office:value="7482718" calcext:value-type="float">
            <text:p>74827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3:03:33.916" calcext:value-type="date">
            <text:p>2018-04-08</text:p>
          </table:table-cell>
          <table:table-cell office:value-type="float" office:value="7483396" calcext:value-type="float">
            <text:p>74833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27:32.962" calcext:value-type="date">
            <text:p>2018-04-08</text:p>
          </table:table-cell>
          <table:table-cell office:value-type="float" office:value="7482643" calcext:value-type="float">
            <text:p>74826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32:46.223" calcext:value-type="date">
            <text:p>2018-04-08</text:p>
          </table:table-cell>
          <table:table-cell office:value-type="float" office:value="7482686" calcext:value-type="float">
            <text:p>74826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37:32.606" calcext:value-type="date">
            <text:p>2018-04-08</text:p>
          </table:table-cell>
          <table:table-cell office:value-type="float" office:value="7482728" calcext:value-type="float">
            <text:p>74827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31:32.706" calcext:value-type="date">
            <text:p>2018-04-08</text:p>
          </table:table-cell>
          <table:table-cell office:value-type="float" office:value="7482675" calcext:value-type="float">
            <text:p>74826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44:33.308" calcext:value-type="date">
            <text:p>2018-04-08</text:p>
          </table:table-cell>
          <table:table-cell office:value-type="float" office:value="7482773" calcext:value-type="float">
            <text:p>74827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51:32.49" calcext:value-type="date">
            <text:p>2018-04-08</text:p>
          </table:table-cell>
          <table:table-cell office:value-type="float" office:value="7482834" calcext:value-type="float">
            <text:p>74828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1:47:45.343" calcext:value-type="date">
            <text:p>2018-04-08</text:p>
          </table:table-cell>
          <table:table-cell office:value-type="float" office:value="7482805" calcext:value-type="float">
            <text:p>74828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04:32.808" calcext:value-type="date">
            <text:p>2018-04-08</text:p>
          </table:table-cell>
          <table:table-cell office:value-type="float" office:value="7482949" calcext:value-type="float">
            <text:p>74829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05:41.571" calcext:value-type="date">
            <text:p>2018-04-08</text:p>
          </table:table-cell>
          <table:table-cell office:value-type="float" office:value="7482965" calcext:value-type="float">
            <text:p>74829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25:33.677" calcext:value-type="date">
            <text:p>2018-04-08</text:p>
          </table:table-cell>
          <table:table-cell office:value-type="float" office:value="7483135" calcext:value-type="float">
            <text:p>74831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17:49.263" calcext:value-type="date">
            <text:p>2018-04-08</text:p>
          </table:table-cell>
          <table:table-cell office:value-type="float" office:value="7483069" calcext:value-type="float">
            <text:p>74830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16:32.858" calcext:value-type="date">
            <text:p>2018-04-08</text:p>
          </table:table-cell>
          <table:table-cell office:value-type="float" office:value="7483062" calcext:value-type="float">
            <text:p>74830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33:34.512" calcext:value-type="date">
            <text:p>2018-04-08</text:p>
          </table:table-cell>
          <table:table-cell office:value-type="float" office:value="7483191" calcext:value-type="float">
            <text:p>74831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22:31.69" calcext:value-type="date">
            <text:p>2018-04-08</text:p>
          </table:table-cell>
          <table:table-cell office:value-type="float" office:value="7483116" calcext:value-type="float">
            <text:p>74831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29:33.901" calcext:value-type="date">
            <text:p>2018-04-08</text:p>
          </table:table-cell>
          <table:table-cell office:value-type="float" office:value="7483166" calcext:value-type="float">
            <text:p>74831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28:33.013" calcext:value-type="date">
            <text:p>2018-04-08</text:p>
          </table:table-cell>
          <table:table-cell office:value-type="float" office:value="7483156" calcext:value-type="float">
            <text:p>74831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3:19:32.981" calcext:value-type="date">
            <text:p>2018-04-08</text:p>
          </table:table-cell>
          <table:table-cell office:value-type="float" office:value="7483526" calcext:value-type="float">
            <text:p>74835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2:36:36.426" calcext:value-type="date">
            <text:p>2018-04-08</text:p>
          </table:table-cell>
          <table:table-cell office:value-type="float" office:value="7483208" calcext:value-type="float">
            <text:p>74832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4:23:37.805" calcext:value-type="date">
            <text:p>2018-04-08</text:p>
          </table:table-cell>
          <table:table-cell office:value-type="float" office:value="7484011" calcext:value-type="float">
            <text:p>74840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3:04:32.992" calcext:value-type="date">
            <text:p>2018-04-08</text:p>
          </table:table-cell>
          <table:table-cell office:value-type="float" office:value="7483404" calcext:value-type="float">
            <text:p>74834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3:17:39.88" calcext:value-type="date">
            <text:p>2018-04-08</text:p>
          </table:table-cell>
          <table:table-cell office:value-type="float" office:value="7483503" calcext:value-type="float">
            <text:p>74835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3:57:33.438" calcext:value-type="date">
            <text:p>2018-04-08</text:p>
          </table:table-cell>
          <table:table-cell office:value-type="float" office:value="7483845" calcext:value-type="float">
            <text:p>74838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4:38:47.895" calcext:value-type="date">
            <text:p>2018-04-08</text:p>
          </table:table-cell>
          <table:table-cell office:value-type="float" office:value="7484114" calcext:value-type="float">
            <text:p>74841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4:00:32.889" calcext:value-type="date">
            <text:p>2018-04-08</text:p>
          </table:table-cell>
          <table:table-cell office:value-type="float" office:value="7483863" calcext:value-type="float">
            <text:p>74838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4:32:49.207" calcext:value-type="date">
            <text:p>2018-04-08</text:p>
          </table:table-cell>
          <table:table-cell office:value-type="float" office:value="7484077" calcext:value-type="float">
            <text:p>74840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4:52:30.517" calcext:value-type="date">
            <text:p>2018-04-08</text:p>
          </table:table-cell>
          <table:table-cell office:value-type="float" office:value="7484207" calcext:value-type="float">
            <text:p>74842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07:32.171" calcext:value-type="date">
            <text:p>2018-04-08</text:p>
          </table:table-cell>
          <table:table-cell office:value-type="float" office:value="7484286" calcext:value-type="float">
            <text:p>74842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11:44.082" calcext:value-type="date">
            <text:p>2018-04-08</text:p>
          </table:table-cell>
          <table:table-cell office:value-type="float" office:value="7484307" calcext:value-type="float">
            <text:p>74843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21:32.488" calcext:value-type="date">
            <text:p>2018-04-08</text:p>
          </table:table-cell>
          <table:table-cell office:value-type="float" office:value="7484370" calcext:value-type="float">
            <text:p>74843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27:32.94" calcext:value-type="date">
            <text:p>2018-04-08</text:p>
          </table:table-cell>
          <table:table-cell office:value-type="float" office:value="7484413" calcext:value-type="float">
            <text:p>74844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25:34.997" calcext:value-type="date">
            <text:p>2018-04-08</text:p>
          </table:table-cell>
          <table:table-cell office:value-type="float" office:value="7484398" calcext:value-type="float">
            <text:p>74843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46:33.006" calcext:value-type="date">
            <text:p>2018-04-08</text:p>
          </table:table-cell>
          <table:table-cell office:value-type="float" office:value="7484523" calcext:value-type="float">
            <text:p>74845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37:32.924" calcext:value-type="date">
            <text:p>2018-04-08</text:p>
          </table:table-cell>
          <table:table-cell office:value-type="float" office:value="7484469" calcext:value-type="float">
            <text:p>74844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41:39.243" calcext:value-type="date">
            <text:p>2018-04-08</text:p>
          </table:table-cell>
          <table:table-cell office:value-type="float" office:value="7484493" calcext:value-type="float">
            <text:p>74844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04:33.917" calcext:value-type="date">
            <text:p>2018-04-08</text:p>
          </table:table-cell>
          <table:table-cell office:value-type="float" office:value="7484637" calcext:value-type="float">
            <text:p>74846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00:33.367" calcext:value-type="date">
            <text:p>2018-04-08</text:p>
          </table:table-cell>
          <table:table-cell office:value-type="float" office:value="7484617" calcext:value-type="float">
            <text:p>74846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5:59:39.859" calcext:value-type="date">
            <text:p>2018-04-08</text:p>
          </table:table-cell>
          <table:table-cell office:value-type="float" office:value="7484611" calcext:value-type="float">
            <text:p>74846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15:33.737" calcext:value-type="date">
            <text:p>2018-04-08</text:p>
          </table:table-cell>
          <table:table-cell office:value-type="float" office:value="7484704" calcext:value-type="float">
            <text:p>748470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32:36.411" calcext:value-type="date">
            <text:p>2018-04-08</text:p>
          </table:table-cell>
          <table:table-cell office:value-type="float" office:value="7484803" calcext:value-type="float">
            <text:p>74848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20:49.341" calcext:value-type="date">
            <text:p>2018-04-08</text:p>
          </table:table-cell>
          <table:table-cell office:value-type="float" office:value="7484736" calcext:value-type="float">
            <text:p>74847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45:33.093" calcext:value-type="date">
            <text:p>2018-04-08</text:p>
          </table:table-cell>
          <table:table-cell office:value-type="float" office:value="7484898" calcext:value-type="float">
            <text:p>74848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6:59:50.458" calcext:value-type="date">
            <text:p>2018-04-08</text:p>
          </table:table-cell>
          <table:table-cell office:value-type="float" office:value="7484975" calcext:value-type="float">
            <text:p>74849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8:40:31.317" calcext:value-type="date">
            <text:p>2018-04-08</text:p>
          </table:table-cell>
          <table:table-cell office:value-type="float" office:value="7486634" calcext:value-type="float">
            <text:p>74866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7:23:47.449" calcext:value-type="date">
            <text:p>2018-04-08</text:p>
          </table:table-cell>
          <table:table-cell office:value-type="float" office:value="7485349" calcext:value-type="float">
            <text:p>74853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8:53:36.318" calcext:value-type="date">
            <text:p>2018-04-08</text:p>
          </table:table-cell>
          <table:table-cell office:value-type="float" office:value="7486857" calcext:value-type="float">
            <text:p>74868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9:56:37.463" calcext:value-type="date">
            <text:p>2018-04-08</text:p>
          </table:table-cell>
          <table:table-cell office:value-type="float" office:value="7487848" calcext:value-type="float">
            <text:p>748784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9:05:40.75" calcext:value-type="date">
            <text:p>2018-04-08</text:p>
          </table:table-cell>
          <table:table-cell office:value-type="float" office:value="7487076" calcext:value-type="float">
            <text:p>748707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9:28:31.586" calcext:value-type="date">
            <text:p>2018-04-08</text:p>
          </table:table-cell>
          <table:table-cell office:value-type="float" office:value="7487416" calcext:value-type="float">
            <text:p>74874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09:39:31.906" calcext:value-type="date">
            <text:p>2018-04-08</text:p>
          </table:table-cell>
          <table:table-cell office:value-type="float" office:value="7487601" calcext:value-type="float">
            <text:p>74876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00:43.562" calcext:value-type="date">
            <text:p>2018-04-08</text:p>
          </table:table-cell>
          <table:table-cell office:value-type="float" office:value="7487911" calcext:value-type="float">
            <text:p>7487911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00:31.688" calcext:value-type="date">
            <text:p>2018-04-08</text:p>
          </table:table-cell>
          <table:table-cell office:value-type="float" office:value="7487907" calcext:value-type="float">
            <text:p>74879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22:33.174" calcext:value-type="date">
            <text:p>2018-04-08</text:p>
          </table:table-cell>
          <table:table-cell office:value-type="float" office:value="7488254" calcext:value-type="float">
            <text:p>748825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58:30.803" calcext:value-type="date">
            <text:p>2018-04-08</text:p>
          </table:table-cell>
          <table:table-cell office:value-type="float" office:value="7488628" calcext:value-type="float">
            <text:p>74886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38:37.132" calcext:value-type="date">
            <text:p>2018-04-08</text:p>
          </table:table-cell>
          <table:table-cell office:value-type="float" office:value="7488502" calcext:value-type="float">
            <text:p>74885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33:31.329" calcext:value-type="date">
            <text:p>2018-04-08</text:p>
          </table:table-cell>
          <table:table-cell office:value-type="float" office:value="7488438" calcext:value-type="float">
            <text:p>74884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44:33.791" calcext:value-type="date">
            <text:p>2018-04-08</text:p>
          </table:table-cell>
          <table:table-cell office:value-type="float" office:value="7488547" calcext:value-type="float">
            <text:p>74885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17:45.417" calcext:value-type="date">
            <text:p>2018-04-08</text:p>
          </table:table-cell>
          <table:table-cell office:value-type="float" office:value="7488774" calcext:value-type="float">
            <text:p>74887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0:40:31.152" calcext:value-type="date">
            <text:p>2018-04-08</text:p>
          </table:table-cell>
          <table:table-cell office:value-type="float" office:value="7488521" calcext:value-type="float">
            <text:p>74885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09:31.904" calcext:value-type="date">
            <text:p>2018-04-08</text:p>
          </table:table-cell>
          <table:table-cell office:value-type="float" office:value="7488705" calcext:value-type="float">
            <text:p>74887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30:30.271" calcext:value-type="date">
            <text:p>2018-04-08</text:p>
          </table:table-cell>
          <table:table-cell office:value-type="float" office:value="7488852" calcext:value-type="float">
            <text:p>74888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29:40.051" calcext:value-type="date">
            <text:p>2018-04-08</text:p>
          </table:table-cell>
          <table:table-cell office:value-type="float" office:value="7488846" calcext:value-type="float">
            <text:p>74888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36:30.286" calcext:value-type="date">
            <text:p>2018-04-08</text:p>
          </table:table-cell>
          <table:table-cell office:value-type="float" office:value="7488885" calcext:value-type="float">
            <text:p>74888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1:52:32.468" calcext:value-type="date">
            <text:p>2018-04-08</text:p>
          </table:table-cell>
          <table:table-cell office:value-type="float" office:value="7488984" calcext:value-type="float">
            <text:p>748898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02:47.413" calcext:value-type="date">
            <text:p>2018-04-08</text:p>
          </table:table-cell>
          <table:table-cell office:value-type="float" office:value="7489046" calcext:value-type="float">
            <text:p>74890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19:32.65" calcext:value-type="date">
            <text:p>2018-04-09</text:p>
          </table:table-cell>
          <table:table-cell office:value-type="float" office:value="7493562" calcext:value-type="float">
            <text:p>74935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29:45.518" calcext:value-type="date">
            <text:p>2018-04-08</text:p>
          </table:table-cell>
          <table:table-cell office:value-type="float" office:value="7489188" calcext:value-type="float">
            <text:p>74891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57:34.063" calcext:value-type="date">
            <text:p>2018-04-08</text:p>
          </table:table-cell>
          <table:table-cell office:value-type="float" office:value="7489353" calcext:value-type="float">
            <text:p>74893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38:51.862" calcext:value-type="date">
            <text:p>2018-04-08</text:p>
          </table:table-cell>
          <table:table-cell office:value-type="float" office:value="7489235" calcext:value-type="float">
            <text:p>74892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41:44.75" calcext:value-type="date">
            <text:p>2018-04-08</text:p>
          </table:table-cell>
          <table:table-cell office:value-type="float" office:value="7489251" calcext:value-type="float">
            <text:p>74892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21:34.549" calcext:value-type="date">
            <text:p>2018-04-08</text:p>
          </table:table-cell>
          <table:table-cell office:value-type="float" office:value="7489495" calcext:value-type="float">
            <text:p>74894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06:34.081" calcext:value-type="date">
            <text:p>2018-04-08</text:p>
          </table:table-cell>
          <table:table-cell office:value-type="float" office:value="7489402" calcext:value-type="float">
            <text:p>74894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2:49:33.144" calcext:value-type="date">
            <text:p>2018-04-08</text:p>
          </table:table-cell>
          <table:table-cell office:value-type="float" office:value="7489289" calcext:value-type="float">
            <text:p>74892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02:34.31" calcext:value-type="date">
            <text:p>2018-04-08</text:p>
          </table:table-cell>
          <table:table-cell office:value-type="float" office:value="7489378" calcext:value-type="float">
            <text:p>74893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17:42.171" calcext:value-type="date">
            <text:p>2018-04-08</text:p>
          </table:table-cell>
          <table:table-cell office:value-type="float" office:value="7489470" calcext:value-type="float">
            <text:p>74894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09:32.95" calcext:value-type="date">
            <text:p>2018-04-08</text:p>
          </table:table-cell>
          <table:table-cell office:value-type="float" office:value="7489422" calcext:value-type="float">
            <text:p>74894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08:35.586" calcext:value-type="date">
            <text:p>2018-04-08</text:p>
          </table:table-cell>
          <table:table-cell office:value-type="float" office:value="7489416" calcext:value-type="float">
            <text:p>74894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10:36.56" calcext:value-type="date">
            <text:p>2018-04-08</text:p>
          </table:table-cell>
          <table:table-cell office:value-type="float" office:value="7489428" calcext:value-type="float">
            <text:p>74894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51:32.546" calcext:value-type="date">
            <text:p>2018-04-08</text:p>
          </table:table-cell>
          <table:table-cell office:value-type="float" office:value="7489697" calcext:value-type="float">
            <text:p>74896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33:32.436" calcext:value-type="date">
            <text:p>2018-04-08</text:p>
          </table:table-cell>
          <table:table-cell office:value-type="float" office:value="7489565" calcext:value-type="float">
            <text:p>74895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39:32.794" calcext:value-type="date">
            <text:p>2018-04-08</text:p>
          </table:table-cell>
          <table:table-cell office:value-type="float" office:value="7489607" calcext:value-type="float">
            <text:p>74896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54:34.237" calcext:value-type="date">
            <text:p>2018-04-08</text:p>
          </table:table-cell>
          <table:table-cell office:value-type="float" office:value="7489893" calcext:value-type="float">
            <text:p>74898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49:34.658" calcext:value-type="date">
            <text:p>2018-04-08</text:p>
          </table:table-cell>
          <table:table-cell office:value-type="float" office:value="7490826" calcext:value-type="float">
            <text:p>74908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53:33.492" calcext:value-type="date">
            <text:p>2018-04-09</text:p>
          </table:table-cell>
          <table:table-cell office:value-type="float" office:value="7492008" calcext:value-type="float">
            <text:p>74920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07:31.13" calcext:value-type="date">
            <text:p>2018-04-08</text:p>
          </table:table-cell>
          <table:table-cell office:value-type="float" office:value="7489768" calcext:value-type="float">
            <text:p>74897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31:34.82" calcext:value-type="date">
            <text:p>2018-04-08</text:p>
          </table:table-cell>
          <table:table-cell office:value-type="float" office:value="7490002" calcext:value-type="float">
            <text:p>74900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33:32.65" calcext:value-type="date">
            <text:p>2018-04-08</text:p>
          </table:table-cell>
          <table:table-cell office:value-type="float" office:value="7489827" calcext:value-type="float">
            <text:p>74898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24:31.69" calcext:value-type="date">
            <text:p>2018-04-08</text:p>
          </table:table-cell>
          <table:table-cell office:value-type="float" office:value="7489971" calcext:value-type="float">
            <text:p>74899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43:32.545" calcext:value-type="date">
            <text:p>2018-04-08</text:p>
          </table:table-cell>
          <table:table-cell office:value-type="float" office:value="7490802" calcext:value-type="float">
            <text:p>74908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19:33.91" calcext:value-type="date">
            <text:p>2018-04-08</text:p>
          </table:table-cell>
          <table:table-cell office:value-type="float" office:value="7490152" calcext:value-type="float">
            <text:p>74901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01:33.706" calcext:value-type="date">
            <text:p>2018-04-08</text:p>
          </table:table-cell>
          <table:table-cell office:value-type="float" office:value="7491432" calcext:value-type="float">
            <text:p>74914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01:30.899" calcext:value-type="date">
            <text:p>2018-04-08</text:p>
          </table:table-cell>
          <table:table-cell office:value-type="float" office:value="7489736" calcext:value-type="float">
            <text:p>74897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28:33.34" calcext:value-type="date">
            <text:p>2018-04-08</text:p>
          </table:table-cell>
          <table:table-cell office:value-type="float" office:value="7490366" calcext:value-type="float">
            <text:p>74903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3:59:34.6" calcext:value-type="date">
            <text:p>2018-04-08</text:p>
          </table:table-cell>
          <table:table-cell office:value-type="float" office:value="7489732" calcext:value-type="float">
            <text:p>74897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12:31.438" calcext:value-type="date">
            <text:p>2018-04-08</text:p>
          </table:table-cell>
          <table:table-cell office:value-type="float" office:value="7489785" calcext:value-type="float">
            <text:p>74897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10:30.52" calcext:value-type="date">
            <text:p>2018-04-08</text:p>
          </table:table-cell>
          <table:table-cell office:value-type="float" office:value="7489777" calcext:value-type="float">
            <text:p>74897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23:47.033" calcext:value-type="date">
            <text:p>2018-04-08</text:p>
          </table:table-cell>
          <table:table-cell office:value-type="float" office:value="7489799" calcext:value-type="float">
            <text:p>74897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01:34.681" calcext:value-type="date">
            <text:p>2018-04-08</text:p>
          </table:table-cell>
          <table:table-cell office:value-type="float" office:value="7489905" calcext:value-type="float">
            <text:p>74899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52:37.18" calcext:value-type="date">
            <text:p>2018-04-08</text:p>
          </table:table-cell>
          <table:table-cell office:value-type="float" office:value="7489888" calcext:value-type="float">
            <text:p>74898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22:33.192" calcext:value-type="date">
            <text:p>2018-04-08</text:p>
          </table:table-cell>
          <table:table-cell office:value-type="float" office:value="7489798" calcext:value-type="float">
            <text:p>74897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06:36.097" calcext:value-type="date">
            <text:p>2018-04-08</text:p>
          </table:table-cell>
          <table:table-cell office:value-type="float" office:value="7491448" calcext:value-type="float">
            <text:p>749144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53:32.787" calcext:value-type="date">
            <text:p>2018-04-08</text:p>
          </table:table-cell>
          <table:table-cell office:value-type="float" office:value="7490441" calcext:value-type="float">
            <text:p>74904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45:33.226" calcext:value-type="date">
            <text:p>2018-04-08</text:p>
          </table:table-cell>
          <table:table-cell office:value-type="float" office:value="7489874" calcext:value-type="float">
            <text:p>74898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27:31.435" calcext:value-type="date">
            <text:p>2018-04-08</text:p>
          </table:table-cell>
          <table:table-cell office:value-type="float" office:value="7489807" calcext:value-type="float">
            <text:p>74898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36:32.313" calcext:value-type="date">
            <text:p>2018-04-08</text:p>
          </table:table-cell>
          <table:table-cell office:value-type="float" office:value="7489840" calcext:value-type="float">
            <text:p>74898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51:36.568" calcext:value-type="date">
            <text:p>2018-04-08</text:p>
          </table:table-cell>
          <table:table-cell office:value-type="float" office:value="7489886" calcext:value-type="float">
            <text:p>74898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40:33.439" calcext:value-type="date">
            <text:p>2018-04-08</text:p>
          </table:table-cell>
          <table:table-cell office:value-type="float" office:value="7489850" calcext:value-type="float">
            <text:p>74898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41:52.612" calcext:value-type="date">
            <text:p>2018-04-08</text:p>
          </table:table-cell>
          <table:table-cell office:value-type="float" office:value="7489855" calcext:value-type="float">
            <text:p>74898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4:32.895" calcext:value-type="date">
            <text:p>2018-04-08</text:p>
          </table:table-cell>
          <table:table-cell office:value-type="float" office:value="7489939" calcext:value-type="float">
            <text:p>74899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00:34.781" calcext:value-type="date">
            <text:p>2018-04-08</text:p>
          </table:table-cell>
          <table:table-cell office:value-type="float" office:value="7489900" calcext:value-type="float">
            <text:p>74899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42:33.194" calcext:value-type="date">
            <text:p>2018-04-08</text:p>
          </table:table-cell>
          <table:table-cell office:value-type="float" office:value="7489860" calcext:value-type="float">
            <text:p>748986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38:44.434" calcext:value-type="date">
            <text:p>2018-04-08</text:p>
          </table:table-cell>
          <table:table-cell office:value-type="float" office:value="7489843" calcext:value-type="float">
            <text:p>74898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43:32.789" calcext:value-type="date">
            <text:p>2018-04-08</text:p>
          </table:table-cell>
          <table:table-cell office:value-type="float" office:value="7489866" calcext:value-type="float">
            <text:p>74898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7:52.732" calcext:value-type="date">
            <text:p>2018-04-08</text:p>
          </table:table-cell>
          <table:table-cell office:value-type="float" office:value="7489942" calcext:value-type="float">
            <text:p>74899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2:32.768" calcext:value-type="date">
            <text:p>2018-04-08</text:p>
          </table:table-cell>
          <table:table-cell office:value-type="float" office:value="7489933" calcext:value-type="float">
            <text:p>74899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55:36.069" calcext:value-type="date">
            <text:p>2018-04-08</text:p>
          </table:table-cell>
          <table:table-cell office:value-type="float" office:value="7489894" calcext:value-type="float">
            <text:p>74898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4:56:47.996" calcext:value-type="date">
            <text:p>2018-04-08</text:p>
          </table:table-cell>
          <table:table-cell office:value-type="float" office:value="7489897" calcext:value-type="float">
            <text:p>74898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9:30.976" calcext:value-type="date">
            <text:p>2018-04-08</text:p>
          </table:table-cell>
          <table:table-cell office:value-type="float" office:value="7489949" calcext:value-type="float">
            <text:p>74899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5:32.38" calcext:value-type="date">
            <text:p>2018-04-08</text:p>
          </table:table-cell>
          <table:table-cell office:value-type="float" office:value="7489940" calcext:value-type="float">
            <text:p>74899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06:37.186" calcext:value-type="date">
            <text:p>2018-04-08</text:p>
          </table:table-cell>
          <table:table-cell office:value-type="float" office:value="7490094" calcext:value-type="float">
            <text:p>74900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04:34.169" calcext:value-type="date">
            <text:p>2018-04-08</text:p>
          </table:table-cell>
          <table:table-cell office:value-type="float" office:value="7489912" calcext:value-type="float">
            <text:p>74899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1:54.562" calcext:value-type="date">
            <text:p>2018-04-08</text:p>
          </table:table-cell>
          <table:table-cell office:value-type="float" office:value="7489931" calcext:value-type="float">
            <text:p>74899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0:36.906" calcext:value-type="date">
            <text:p>2018-04-08</text:p>
          </table:table-cell>
          <table:table-cell office:value-type="float" office:value="7489930" calcext:value-type="float">
            <text:p>748993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13:37.373" calcext:value-type="date">
            <text:p>2018-04-08</text:p>
          </table:table-cell>
          <table:table-cell office:value-type="float" office:value="7489936" calcext:value-type="float">
            <text:p>74899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21:32.12" calcext:value-type="date">
            <text:p>2018-04-08</text:p>
          </table:table-cell>
          <table:table-cell office:value-type="float" office:value="7489959" calcext:value-type="float">
            <text:p>74899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27:32.068" calcext:value-type="date">
            <text:p>2018-04-08</text:p>
          </table:table-cell>
          <table:table-cell office:value-type="float" office:value="7489988" calcext:value-type="float">
            <text:p>74899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37:32.532" calcext:value-type="date">
            <text:p>2018-04-08</text:p>
          </table:table-cell>
          <table:table-cell office:value-type="float" office:value="7490021" calcext:value-type="float">
            <text:p>74900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46:33.598" calcext:value-type="date">
            <text:p>2018-04-08</text:p>
          </table:table-cell>
          <table:table-cell office:value-type="float" office:value="7490040" calcext:value-type="float">
            <text:p>74900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49:33.126" calcext:value-type="date">
            <text:p>2018-04-08</text:p>
          </table:table-cell>
          <table:table-cell office:value-type="float" office:value="7490047" calcext:value-type="float">
            <text:p>74900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07:32.169" calcext:value-type="date">
            <text:p>2018-04-08</text:p>
          </table:table-cell>
          <table:table-cell office:value-type="float" office:value="7490312" calcext:value-type="float">
            <text:p>74903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10:34.789" calcext:value-type="date">
            <text:p>2018-04-08</text:p>
          </table:table-cell>
          <table:table-cell office:value-type="float" office:value="7490116" calcext:value-type="float">
            <text:p>74901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56:46.801" calcext:value-type="date">
            <text:p>2018-04-08</text:p>
          </table:table-cell>
          <table:table-cell office:value-type="float" office:value="7490061" calcext:value-type="float">
            <text:p>74900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55:31.691" calcext:value-type="date">
            <text:p>2018-04-08</text:p>
          </table:table-cell>
          <table:table-cell office:value-type="float" office:value="7490264" calcext:value-type="float">
            <text:p>74902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35:39.613" calcext:value-type="date">
            <text:p>2018-04-09</text:p>
          </table:table-cell>
          <table:table-cell office:value-type="float" office:value="7494395" calcext:value-type="float">
            <text:p>74943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55:36.504" calcext:value-type="date">
            <text:p>2018-04-08</text:p>
          </table:table-cell>
          <table:table-cell office:value-type="float" office:value="7490059" calcext:value-type="float">
            <text:p>74900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41:56.201" calcext:value-type="date">
            <text:p>2018-04-08</text:p>
          </table:table-cell>
          <table:table-cell office:value-type="float" office:value="7490029" calcext:value-type="float">
            <text:p>74900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42:33.917" calcext:value-type="date">
            <text:p>2018-04-08</text:p>
          </table:table-cell>
          <table:table-cell office:value-type="float" office:value="7490032" calcext:value-type="float">
            <text:p>74900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12:36.025" calcext:value-type="date">
            <text:p>2018-04-08</text:p>
          </table:table-cell>
          <table:table-cell office:value-type="float" office:value="7490121" calcext:value-type="float">
            <text:p>74901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13:37.132" calcext:value-type="date">
            <text:p>2018-04-08</text:p>
          </table:table-cell>
          <table:table-cell office:value-type="float" office:value="7490123" calcext:value-type="float">
            <text:p>74901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42:37.483" calcext:value-type="date">
            <text:p>2018-04-08</text:p>
          </table:table-cell>
          <table:table-cell office:value-type="float" office:value="7490227" calcext:value-type="float">
            <text:p>74902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03:32.805" calcext:value-type="date">
            <text:p>2018-04-08</text:p>
          </table:table-cell>
          <table:table-cell office:value-type="float" office:value="7490082" calcext:value-type="float">
            <text:p>74900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44:34.481" calcext:value-type="date">
            <text:p>2018-04-08</text:p>
          </table:table-cell>
          <table:table-cell office:value-type="float" office:value="7490037" calcext:value-type="float">
            <text:p>74900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50:46.045" calcext:value-type="date">
            <text:p>2018-04-08</text:p>
          </table:table-cell>
          <table:table-cell office:value-type="float" office:value="7490049" calcext:value-type="float">
            <text:p>74900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00:36.322" calcext:value-type="date">
            <text:p>2018-04-08</text:p>
          </table:table-cell>
          <table:table-cell office:value-type="float" office:value="7490073" calcext:value-type="float">
            <text:p>74900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5:54:36.565" calcext:value-type="date">
            <text:p>2018-04-08</text:p>
          </table:table-cell>
          <table:table-cell office:value-type="float" office:value="7490057" calcext:value-type="float">
            <text:p>74900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17:32.256" calcext:value-type="date">
            <text:p>2018-04-08</text:p>
          </table:table-cell>
          <table:table-cell office:value-type="float" office:value="7490146" calcext:value-type="float">
            <text:p>74901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39:33.926" calcext:value-type="date">
            <text:p>2018-04-08</text:p>
          </table:table-cell>
          <table:table-cell office:value-type="float" office:value="7490219" calcext:value-type="float">
            <text:p>74902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23:36.072" calcext:value-type="date">
            <text:p>2018-04-08</text:p>
          </table:table-cell>
          <table:table-cell office:value-type="float" office:value="7490163" calcext:value-type="float">
            <text:p>74901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27:32.258" calcext:value-type="date">
            <text:p>2018-04-08</text:p>
          </table:table-cell>
          <table:table-cell office:value-type="float" office:value="7490177" calcext:value-type="float">
            <text:p>74901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33:33.627" calcext:value-type="date">
            <text:p>2018-04-08</text:p>
          </table:table-cell>
          <table:table-cell office:value-type="float" office:value="7490380" calcext:value-type="float">
            <text:p>74903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47:33.685" calcext:value-type="date">
            <text:p>2018-04-08</text:p>
          </table:table-cell>
          <table:table-cell office:value-type="float" office:value="7490236" calcext:value-type="float">
            <text:p>74902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29:50.559" calcext:value-type="date">
            <text:p>2018-04-08</text:p>
          </table:table-cell>
          <table:table-cell office:value-type="float" office:value="7490185" calcext:value-type="float">
            <text:p>74901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52:32.473" calcext:value-type="date">
            <text:p>2018-04-08</text:p>
          </table:table-cell>
          <table:table-cell office:value-type="float" office:value="7490254" calcext:value-type="float">
            <text:p>749025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6:57:33.635" calcext:value-type="date">
            <text:p>2018-04-08</text:p>
          </table:table-cell>
          <table:table-cell office:value-type="float" office:value="7490275" calcext:value-type="float">
            <text:p>74902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11:32.778" calcext:value-type="date">
            <text:p>2018-04-08</text:p>
          </table:table-cell>
          <table:table-cell office:value-type="float" office:value="7490318" calcext:value-type="float">
            <text:p>74903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17:50.612" calcext:value-type="date">
            <text:p>2018-04-08</text:p>
          </table:table-cell>
          <table:table-cell office:value-type="float" office:value="7490333" calcext:value-type="float">
            <text:p>74903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21:35.477" calcext:value-type="date">
            <text:p>2018-04-08</text:p>
          </table:table-cell>
          <table:table-cell office:value-type="float" office:value="7490720" calcext:value-type="float">
            <text:p>74907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04:31.724" calcext:value-type="date">
            <text:p>2018-04-08</text:p>
          </table:table-cell>
          <table:table-cell office:value-type="float" office:value="7490296" calcext:value-type="float">
            <text:p>74902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06:33.091" calcext:value-type="date">
            <text:p>2018-04-08</text:p>
          </table:table-cell>
          <table:table-cell office:value-type="float" office:value="7490306" calcext:value-type="float">
            <text:p>74903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40:36.638" calcext:value-type="date">
            <text:p>2018-04-08</text:p>
          </table:table-cell>
          <table:table-cell office:value-type="float" office:value="7490401" calcext:value-type="float">
            <text:p>74904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50:52.465" calcext:value-type="date">
            <text:p>2018-04-08</text:p>
          </table:table-cell>
          <table:table-cell office:value-type="float" office:value="7490426" calcext:value-type="float">
            <text:p>74904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46:33.173" calcext:value-type="date">
            <text:p>2018-04-08</text:p>
          </table:table-cell>
          <table:table-cell office:value-type="float" office:value="7490415" calcext:value-type="float">
            <text:p>749041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5:33.154" calcext:value-type="date">
            <text:p>2018-04-08</text:p>
          </table:table-cell>
          <table:table-cell office:value-type="float" office:value="7490536" calcext:value-type="float">
            <text:p>74905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36:34.927" calcext:value-type="date">
            <text:p>2018-04-08</text:p>
          </table:table-cell>
          <table:table-cell office:value-type="float" office:value="7490390" calcext:value-type="float">
            <text:p>74903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19:38.472" calcext:value-type="date">
            <text:p>2018-04-08</text:p>
          </table:table-cell>
          <table:table-cell office:value-type="float" office:value="7490510" calcext:value-type="float">
            <text:p>749051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1:36.555" calcext:value-type="date">
            <text:p>2018-04-08</text:p>
          </table:table-cell>
          <table:table-cell office:value-type="float" office:value="7490523" calcext:value-type="float">
            <text:p>74905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4:37.072" calcext:value-type="date">
            <text:p>2018-04-08</text:p>
          </table:table-cell>
          <table:table-cell office:value-type="float" office:value="7490535" calcext:value-type="float">
            <text:p>74905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31:37.264" calcext:value-type="date">
            <text:p>2018-04-08</text:p>
          </table:table-cell>
          <table:table-cell office:value-type="float" office:value="7490374" calcext:value-type="float">
            <text:p>74903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14:42.915" calcext:value-type="date">
            <text:p>2018-04-08</text:p>
          </table:table-cell>
          <table:table-cell office:value-type="float" office:value="7490328" calcext:value-type="float">
            <text:p>74903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54:31.848" calcext:value-type="date">
            <text:p>2018-04-08</text:p>
          </table:table-cell>
          <table:table-cell office:value-type="float" office:value="7490445" calcext:value-type="float">
            <text:p>74904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08:48.232" calcext:value-type="date">
            <text:p>2018-04-08</text:p>
          </table:table-cell>
          <table:table-cell office:value-type="float" office:value="7490480" calcext:value-type="float">
            <text:p>74904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44:32.073" calcext:value-type="date">
            <text:p>2018-04-08</text:p>
          </table:table-cell>
          <table:table-cell office:value-type="float" office:value="7490411" calcext:value-type="float">
            <text:p>74904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57:32.529" calcext:value-type="date">
            <text:p>2018-04-08</text:p>
          </table:table-cell>
          <table:table-cell office:value-type="float" office:value="7490455" calcext:value-type="float">
            <text:p>74904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49:33.278" calcext:value-type="date">
            <text:p>2018-04-08</text:p>
          </table:table-cell>
          <table:table-cell office:value-type="float" office:value="7490423" calcext:value-type="float">
            <text:p>74904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38:36.352" calcext:value-type="date">
            <text:p>2018-04-08</text:p>
          </table:table-cell>
          <table:table-cell office:value-type="float" office:value="7490395" calcext:value-type="float">
            <text:p>74903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25:33.253" calcext:value-type="date">
            <text:p>2018-04-08</text:p>
          </table:table-cell>
          <table:table-cell office:value-type="float" office:value="7490359" calcext:value-type="float">
            <text:p>74903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51:32.249" calcext:value-type="date">
            <text:p>2018-04-08</text:p>
          </table:table-cell>
          <table:table-cell office:value-type="float" office:value="7490427" calcext:value-type="float">
            <text:p>74904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7:48:31.67" calcext:value-type="date">
            <text:p>2018-04-08</text:p>
          </table:table-cell>
          <table:table-cell office:value-type="float" office:value="7490420" calcext:value-type="float">
            <text:p>74904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11:41.317" calcext:value-type="date">
            <text:p>2018-04-08</text:p>
          </table:table-cell>
          <table:table-cell office:value-type="float" office:value="7490485" calcext:value-type="float">
            <text:p>74904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2:36.336" calcext:value-type="date">
            <text:p>2018-04-08</text:p>
          </table:table-cell>
          <table:table-cell office:value-type="float" office:value="7490531" calcext:value-type="float">
            <text:p>74905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52:32.568" calcext:value-type="date">
            <text:p>2018-04-08</text:p>
          </table:table-cell>
          <table:table-cell office:value-type="float" office:value="7490640" calcext:value-type="float">
            <text:p>74906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00:33.336" calcext:value-type="date">
            <text:p>2018-04-08</text:p>
          </table:table-cell>
          <table:table-cell office:value-type="float" office:value="7490461" calcext:value-type="float">
            <text:p>74904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12:32.11" calcext:value-type="date">
            <text:p>2018-04-08</text:p>
          </table:table-cell>
          <table:table-cell office:value-type="float" office:value="7490686" calcext:value-type="float">
            <text:p>749068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10:33.115" calcext:value-type="date">
            <text:p>2018-04-08</text:p>
          </table:table-cell>
          <table:table-cell office:value-type="float" office:value="7490685" calcext:value-type="float">
            <text:p>74906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13:34.909" calcext:value-type="date">
            <text:p>2018-04-08</text:p>
          </table:table-cell>
          <table:table-cell office:value-type="float" office:value="7490489" calcext:value-type="float">
            <text:p>74904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9:42.257" calcext:value-type="date">
            <text:p>2018-04-08</text:p>
          </table:table-cell>
          <table:table-cell office:value-type="float" office:value="7490549" calcext:value-type="float">
            <text:p>74905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27:34.58" calcext:value-type="date">
            <text:p>2018-04-08</text:p>
          </table:table-cell>
          <table:table-cell office:value-type="float" office:value="7490540" calcext:value-type="float">
            <text:p>74905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59:33.044" calcext:value-type="date">
            <text:p>2018-04-08</text:p>
          </table:table-cell>
          <table:table-cell office:value-type="float" office:value="7490661" calcext:value-type="float">
            <text:p>74906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01:34.593" calcext:value-type="date">
            <text:p>2018-04-09</text:p>
          </table:table-cell>
          <table:table-cell office:value-type="float" office:value="7495919" calcext:value-type="float">
            <text:p>74959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8:56:51.588" calcext:value-type="date">
            <text:p>2018-04-08</text:p>
          </table:table-cell>
          <table:table-cell office:value-type="float" office:value="7490656" calcext:value-type="float">
            <text:p>74906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15:33.666" calcext:value-type="date">
            <text:p>2018-04-08</text:p>
          </table:table-cell>
          <table:table-cell office:value-type="float" office:value="7490695" calcext:value-type="float">
            <text:p>74906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19:33.442" calcext:value-type="date">
            <text:p>2018-04-08</text:p>
          </table:table-cell>
          <table:table-cell office:value-type="float" office:value="7490707" calcext:value-type="float">
            <text:p>74907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15:35.189" calcext:value-type="date">
            <text:p>2018-04-08</text:p>
          </table:table-cell>
          <table:table-cell office:value-type="float" office:value="7491477" calcext:value-type="float">
            <text:p>74914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26:42.412" calcext:value-type="date">
            <text:p>2018-04-08</text:p>
          </table:table-cell>
          <table:table-cell office:value-type="float" office:value="7490736" calcext:value-type="float">
            <text:p>74907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35:36.756" calcext:value-type="date">
            <text:p>2018-04-08</text:p>
          </table:table-cell>
          <table:table-cell office:value-type="float" office:value="7490767" calcext:value-type="float">
            <text:p>74907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33:31.846" calcext:value-type="date">
            <text:p>2018-04-08</text:p>
          </table:table-cell>
          <table:table-cell office:value-type="float" office:value="7490755" calcext:value-type="float">
            <text:p>74907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42:36.116" calcext:value-type="date">
            <text:p>2018-04-08</text:p>
          </table:table-cell>
          <table:table-cell office:value-type="float" office:value="7490799" calcext:value-type="float">
            <text:p>74907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45:34.008" calcext:value-type="date">
            <text:p>2018-04-08</text:p>
          </table:table-cell>
          <table:table-cell office:value-type="float" office:value="7490807" calcext:value-type="float">
            <text:p>74908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37:33.292" calcext:value-type="date">
            <text:p>2018-04-08</text:p>
          </table:table-cell>
          <table:table-cell office:value-type="float" office:value="7490781" calcext:value-type="float">
            <text:p>74907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47:52.832" calcext:value-type="date">
            <text:p>2018-04-08</text:p>
          </table:table-cell>
          <table:table-cell office:value-type="float" office:value="7490819" calcext:value-type="float">
            <text:p>74908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19:54:32.681" calcext:value-type="date">
            <text:p>2018-04-08</text:p>
          </table:table-cell>
          <table:table-cell office:value-type="float" office:value="7490846" calcext:value-type="float">
            <text:p>74908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0:07:33.044" calcext:value-type="date">
            <text:p>2018-04-08</text:p>
          </table:table-cell>
          <table:table-cell office:value-type="float" office:value="7490902" calcext:value-type="float">
            <text:p>74909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33:32.288" calcext:value-type="date">
            <text:p>2018-04-08</text:p>
          </table:table-cell>
          <table:table-cell office:value-type="float" office:value="7491699" calcext:value-type="float">
            <text:p>74916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0:04:32.552" calcext:value-type="date">
            <text:p>2018-04-08</text:p>
          </table:table-cell>
          <table:table-cell office:value-type="float" office:value="7490888" calcext:value-type="float">
            <text:p>74908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0:12:32.883" calcext:value-type="date">
            <text:p>2018-04-08</text:p>
          </table:table-cell>
          <table:table-cell office:value-type="float" office:value="7490923" calcext:value-type="float">
            <text:p>74909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8:52.062" calcext:value-type="date">
            <text:p>2018-04-08</text:p>
          </table:table-cell>
          <table:table-cell office:value-type="float" office:value="7491196" calcext:value-type="float">
            <text:p>74911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0:35:42.235" calcext:value-type="date">
            <text:p>2018-04-08</text:p>
          </table:table-cell>
          <table:table-cell office:value-type="float" office:value="7491063" calcext:value-type="float">
            <text:p>74910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9:32.662" calcext:value-type="date">
            <text:p>2018-04-08</text:p>
          </table:table-cell>
          <table:table-cell office:value-type="float" office:value="7491200" calcext:value-type="float">
            <text:p>749120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0:59:41.717" calcext:value-type="date">
            <text:p>2018-04-08</text:p>
          </table:table-cell>
          <table:table-cell office:value-type="float" office:value="7491153" calcext:value-type="float">
            <text:p>74911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10:32.982" calcext:value-type="date">
            <text:p>2018-04-08</text:p>
          </table:table-cell>
          <table:table-cell office:value-type="float" office:value="7491209" calcext:value-type="float">
            <text:p>749120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6:33.394" calcext:value-type="date">
            <text:p>2018-04-08</text:p>
          </table:table-cell>
          <table:table-cell office:value-type="float" office:value="7491181" calcext:value-type="float">
            <text:p>749118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16:32.617" calcext:value-type="date">
            <text:p>2018-04-08</text:p>
          </table:table-cell>
          <table:table-cell office:value-type="float" office:value="7491242" calcext:value-type="float">
            <text:p>74912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13:33.761" calcext:value-type="date">
            <text:p>2018-04-08</text:p>
          </table:table-cell>
          <table:table-cell office:value-type="float" office:value="7491227" calcext:value-type="float">
            <text:p>74912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4:31.383" calcext:value-type="date">
            <text:p>2018-04-08</text:p>
          </table:table-cell>
          <table:table-cell office:value-type="float" office:value="7491173" calcext:value-type="float">
            <text:p>74911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2:49.9" calcext:value-type="date">
            <text:p>2018-04-08</text:p>
          </table:table-cell>
          <table:table-cell office:value-type="float" office:value="7491163" calcext:value-type="float">
            <text:p>74911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07:32.378" calcext:value-type="date">
            <text:p>2018-04-08</text:p>
          </table:table-cell>
          <table:table-cell office:value-type="float" office:value="7491185" calcext:value-type="float">
            <text:p>74911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32:33.169" calcext:value-type="date">
            <text:p>2018-04-08</text:p>
          </table:table-cell>
          <table:table-cell office:value-type="float" office:value="7491313" calcext:value-type="float">
            <text:p>74913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23:41.185" calcext:value-type="date">
            <text:p>2018-04-08</text:p>
          </table:table-cell>
          <table:table-cell office:value-type="float" office:value="7491274" calcext:value-type="float">
            <text:p>74912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18:32.222" calcext:value-type="date">
            <text:p>2018-04-08</text:p>
          </table:table-cell>
          <table:table-cell office:value-type="float" office:value="7491254" calcext:value-type="float">
            <text:p>749125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30:33.816" calcext:value-type="date">
            <text:p>2018-04-08</text:p>
          </table:table-cell>
          <table:table-cell office:value-type="float" office:value="7491311" calcext:value-type="float">
            <text:p>74913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1:37:34.266" calcext:value-type="date">
            <text:p>2018-04-08</text:p>
          </table:table-cell>
          <table:table-cell office:value-type="float" office:value="7491334" calcext:value-type="float">
            <text:p>74913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03:35.51" calcext:value-type="date">
            <text:p>2018-04-08</text:p>
          </table:table-cell>
          <table:table-cell office:value-type="float" office:value="7491439" calcext:value-type="float">
            <text:p>74914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18:34.618" calcext:value-type="date">
            <text:p>2018-04-08</text:p>
          </table:table-cell>
          <table:table-cell office:value-type="float" office:value="7491487" calcext:value-type="float">
            <text:p>74914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33:33.095" calcext:value-type="date">
            <text:p>2018-04-08</text:p>
          </table:table-cell>
          <table:table-cell office:value-type="float" office:value="7491528" calcext:value-type="float">
            <text:p>74915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56:43.491" calcext:value-type="date">
            <text:p>2018-04-08</text:p>
          </table:table-cell>
          <table:table-cell office:value-type="float" office:value="7491611" calcext:value-type="float">
            <text:p>74916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20:44.894" calcext:value-type="date">
            <text:p>2018-04-08</text:p>
          </table:table-cell>
          <table:table-cell office:value-type="float" office:value="7491493" calcext:value-type="float">
            <text:p>74914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32:32.167" calcext:value-type="date">
            <text:p>2018-04-08</text:p>
          </table:table-cell>
          <table:table-cell office:value-type="float" office:value="7491527" calcext:value-type="float">
            <text:p>74915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45:33.716" calcext:value-type="date">
            <text:p>2018-04-08</text:p>
          </table:table-cell>
          <table:table-cell office:value-type="float" office:value="7491571" calcext:value-type="float">
            <text:p>74915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02:51.024" calcext:value-type="date">
            <text:p>2018-04-08</text:p>
          </table:table-cell>
          <table:table-cell office:value-type="float" office:value="7491634" calcext:value-type="float">
            <text:p>74916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19:32.67" calcext:value-type="date">
            <text:p>2018-04-08</text:p>
          </table:table-cell>
          <table:table-cell office:value-type="float" office:value="7491667" calcext:value-type="float">
            <text:p>74916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55:32.344" calcext:value-type="date">
            <text:p>2018-04-08</text:p>
          </table:table-cell>
          <table:table-cell office:value-type="float" office:value="7491605" calcext:value-type="float">
            <text:p>74916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52:32.567" calcext:value-type="date">
            <text:p>2018-04-08</text:p>
          </table:table-cell>
          <table:table-cell office:value-type="float" office:value="7491583" calcext:value-type="float">
            <text:p>749158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04:32.022" calcext:value-type="date">
            <text:p>2018-04-08</text:p>
          </table:table-cell>
          <table:table-cell office:value-type="float" office:value="7491636" calcext:value-type="float">
            <text:p>74916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2:47:32.935" calcext:value-type="date">
            <text:p>2018-04-08</text:p>
          </table:table-cell>
          <table:table-cell office:value-type="float" office:value="7491576" calcext:value-type="float">
            <text:p>749157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20:41.27" calcext:value-type="date">
            <text:p>2018-04-08</text:p>
          </table:table-cell>
          <table:table-cell office:value-type="float" office:value="7491671" calcext:value-type="float">
            <text:p>749167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05:32.994" calcext:value-type="date">
            <text:p>2018-04-08</text:p>
          </table:table-cell>
          <table:table-cell office:value-type="float" office:value="7491637" calcext:value-type="float">
            <text:p>74916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00:32.021" calcext:value-type="date">
            <text:p>2018-04-08</text:p>
          </table:table-cell>
          <table:table-cell office:value-type="float" office:value="7491627" calcext:value-type="float">
            <text:p>74916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10:32.778" calcext:value-type="date">
            <text:p>2018-04-08</text:p>
          </table:table-cell>
          <table:table-cell office:value-type="float" office:value="7491642" calcext:value-type="float">
            <text:p>749164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16:34.153" calcext:value-type="date">
            <text:p>2018-04-08</text:p>
          </table:table-cell>
          <table:table-cell office:value-type="float" office:value="7491655" calcext:value-type="float">
            <text:p>74916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26:41.851" calcext:value-type="date">
            <text:p>2018-04-08</text:p>
          </table:table-cell>
          <table:table-cell office:value-type="float" office:value="7491685" calcext:value-type="float">
            <text:p>74916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31:35.614" calcext:value-type="date">
            <text:p>2018-04-08</text:p>
          </table:table-cell>
          <table:table-cell office:value-type="float" office:value="7491695" calcext:value-type="float">
            <text:p>74916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45:32.925" calcext:value-type="date">
            <text:p>2018-04-08</text:p>
          </table:table-cell>
          <table:table-cell office:value-type="float" office:value="7491743" calcext:value-type="float">
            <text:p>74917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39:36.645" calcext:value-type="date">
            <text:p>2018-04-08</text:p>
          </table:table-cell>
          <table:table-cell office:value-type="float" office:value="7491722" calcext:value-type="float">
            <text:p>74917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33:33.498" calcext:value-type="date">
            <text:p>2018-04-09</text:p>
          </table:table-cell>
          <table:table-cell office:value-type="float" office:value="7491941" calcext:value-type="float">
            <text:p>74919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06:33.096" calcext:value-type="date">
            <text:p>2018-04-09</text:p>
          </table:table-cell>
          <table:table-cell office:value-type="float" office:value="7491827" calcext:value-type="float">
            <text:p>74918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13:36.483" calcext:value-type="date">
            <text:p>2018-04-09</text:p>
          </table:table-cell>
          <table:table-cell office:value-type="float" office:value="7491867" calcext:value-type="float">
            <text:p>74918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35:45.007" calcext:value-type="date">
            <text:p>2018-04-09</text:p>
          </table:table-cell>
          <table:table-cell office:value-type="float" office:value="7491952" calcext:value-type="float">
            <text:p>74919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09:34.138" calcext:value-type="date">
            <text:p>2018-04-09</text:p>
          </table:table-cell>
          <table:table-cell office:value-type="float" office:value="7491848" calcext:value-type="float">
            <text:p>749184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39:32.153" calcext:value-type="date">
            <text:p>2018-04-09</text:p>
          </table:table-cell>
          <table:table-cell office:value-type="float" office:value="7492929" calcext:value-type="float">
            <text:p>74929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36:32.885" calcext:value-type="date">
            <text:p>2018-04-09</text:p>
          </table:table-cell>
          <table:table-cell office:value-type="float" office:value="7491956" calcext:value-type="float">
            <text:p>74919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2:50:45.218" calcext:value-type="date">
            <text:p>2018-04-09</text:p>
          </table:table-cell>
          <table:table-cell office:value-type="float" office:value="7492548" calcext:value-type="float">
            <text:p>749254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12:33.413" calcext:value-type="date">
            <text:p>2018-04-09</text:p>
          </table:table-cell>
          <table:table-cell office:value-type="float" office:value="7494598" calcext:value-type="float">
            <text:p>74945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8T23:27:33.273" calcext:value-type="date">
            <text:p>2018-04-08</text:p>
          </table:table-cell>
          <table:table-cell office:value-type="float" office:value="7491687" calcext:value-type="float">
            <text:p>749168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1:02:41.521" calcext:value-type="date">
            <text:p>2018-04-09</text:p>
          </table:table-cell>
          <table:table-cell office:value-type="float" office:value="7492028" calcext:value-type="float">
            <text:p>74920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37:33.267" calcext:value-type="date">
            <text:p>2018-04-09</text:p>
          </table:table-cell>
          <table:table-cell office:value-type="float" office:value="7491960" calcext:value-type="float">
            <text:p>749196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1:10:33.205" calcext:value-type="date">
            <text:p>2018-04-09</text:p>
          </table:table-cell>
          <table:table-cell office:value-type="float" office:value="7492065" calcext:value-type="float">
            <text:p>74920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0:52:32.467" calcext:value-type="date">
            <text:p>2018-04-09</text:p>
          </table:table-cell>
          <table:table-cell office:value-type="float" office:value="7492005" calcext:value-type="float">
            <text:p>74920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1:48:32.777" calcext:value-type="date">
            <text:p>2018-04-09</text:p>
          </table:table-cell>
          <table:table-cell office:value-type="float" office:value="7492253" calcext:value-type="float">
            <text:p>74922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2:46:32.777" calcext:value-type="date">
            <text:p>2018-04-09</text:p>
          </table:table-cell>
          <table:table-cell office:value-type="float" office:value="7492528" calcext:value-type="float">
            <text:p>74925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55:33.09" calcext:value-type="date">
            <text:p>2018-04-09</text:p>
          </table:table-cell>
          <table:table-cell office:value-type="float" office:value="7495047" calcext:value-type="float">
            <text:p>74950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2:27:33.199" calcext:value-type="date">
            <text:p>2018-04-09</text:p>
          </table:table-cell>
          <table:table-cell office:value-type="float" office:value="7492396" calcext:value-type="float">
            <text:p>74923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2:42:33.065" calcext:value-type="date">
            <text:p>2018-04-09</text:p>
          </table:table-cell>
          <table:table-cell office:value-type="float" office:value="7492511" calcext:value-type="float">
            <text:p>74925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2:57:32.015" calcext:value-type="date">
            <text:p>2018-04-09</text:p>
          </table:table-cell>
          <table:table-cell office:value-type="float" office:value="7492594" calcext:value-type="float">
            <text:p>74925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02:38.55" calcext:value-type="date">
            <text:p>2018-04-09</text:p>
          </table:table-cell>
          <table:table-cell office:value-type="float" office:value="7492621" calcext:value-type="float">
            <text:p>74926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00:34.843" calcext:value-type="date">
            <text:p>2018-04-09</text:p>
          </table:table-cell>
          <table:table-cell office:value-type="float" office:value="7492605" calcext:value-type="float">
            <text:p>749260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09:34.059" calcext:value-type="date">
            <text:p>2018-04-09</text:p>
          </table:table-cell>
          <table:table-cell office:value-type="float" office:value="7492701" calcext:value-type="float">
            <text:p>74927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00:32.976" calcext:value-type="date">
            <text:p>2018-04-09</text:p>
          </table:table-cell>
          <table:table-cell office:value-type="float" office:value="7493084" calcext:value-type="float">
            <text:p>749308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6:41:32.843" calcext:value-type="date">
            <text:p>2018-04-09</text:p>
          </table:table-cell>
          <table:table-cell office:value-type="float" office:value="7493801" calcext:value-type="float">
            <text:p>74938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36:32.877" calcext:value-type="date">
            <text:p>2018-04-09</text:p>
          </table:table-cell>
          <table:table-cell office:value-type="float" office:value="7492901" calcext:value-type="float">
            <text:p>74929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47:32.414" calcext:value-type="date">
            <text:p>2018-04-09</text:p>
          </table:table-cell>
          <table:table-cell office:value-type="float" office:value="7492999" calcext:value-type="float">
            <text:p>74929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3:51:34.032" calcext:value-type="date">
            <text:p>2018-04-09</text:p>
          </table:table-cell>
          <table:table-cell office:value-type="float" office:value="7493025" calcext:value-type="float">
            <text:p>74930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04:34.71" calcext:value-type="date">
            <text:p>2018-04-09</text:p>
          </table:table-cell>
          <table:table-cell office:value-type="float" office:value="7493123" calcext:value-type="float">
            <text:p>74931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03:40.987" calcext:value-type="date">
            <text:p>2018-04-09</text:p>
          </table:table-cell>
          <table:table-cell office:value-type="float" office:value="7493106" calcext:value-type="float">
            <text:p>74931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33:34.033" calcext:value-type="date">
            <text:p>2018-04-09</text:p>
          </table:table-cell>
          <table:table-cell office:value-type="float" office:value="7493313" calcext:value-type="float">
            <text:p>74933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50:43.084" calcext:value-type="date">
            <text:p>2018-04-09</text:p>
          </table:table-cell>
          <table:table-cell office:value-type="float" office:value="7493370" calcext:value-type="float">
            <text:p>74933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23:51.198" calcext:value-type="date">
            <text:p>2018-04-09</text:p>
          </table:table-cell>
          <table:table-cell office:value-type="float" office:value="7493269" calcext:value-type="float">
            <text:p>74932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4:48:33.061" calcext:value-type="date">
            <text:p>2018-04-09</text:p>
          </table:table-cell>
          <table:table-cell office:value-type="float" office:value="7493357" calcext:value-type="float">
            <text:p>74933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17:48.262" calcext:value-type="date">
            <text:p>2018-04-09</text:p>
          </table:table-cell>
          <table:table-cell office:value-type="float" office:value="7493559" calcext:value-type="float">
            <text:p>74935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04:33.689" calcext:value-type="date">
            <text:p>2018-04-09</text:p>
          </table:table-cell>
          <table:table-cell office:value-type="float" office:value="7493497" calcext:value-type="float">
            <text:p>74934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06:32.525" calcext:value-type="date">
            <text:p>2018-04-09</text:p>
          </table:table-cell>
          <table:table-cell office:value-type="float" office:value="7493512" calcext:value-type="float">
            <text:p>74935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40:33.458" calcext:value-type="date">
            <text:p>2018-04-09</text:p>
          </table:table-cell>
          <table:table-cell office:value-type="float" office:value="7493657" calcext:value-type="float">
            <text:p>74936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33:32.271" calcext:value-type="date">
            <text:p>2018-04-09</text:p>
          </table:table-cell>
          <table:table-cell office:value-type="float" office:value="7493626" calcext:value-type="float">
            <text:p>74936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29:32.869" calcext:value-type="date">
            <text:p>2018-04-09</text:p>
          </table:table-cell>
          <table:table-cell office:value-type="float" office:value="7493612" calcext:value-type="float">
            <text:p>74936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6:16:35.627" calcext:value-type="date">
            <text:p>2018-04-09</text:p>
          </table:table-cell>
          <table:table-cell office:value-type="float" office:value="7493753" calcext:value-type="float">
            <text:p>74937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26:50.667" calcext:value-type="date">
            <text:p>2018-04-09</text:p>
          </table:table-cell>
          <table:table-cell office:value-type="float" office:value="7493594" calcext:value-type="float">
            <text:p>74935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6:08:44.175" calcext:value-type="date">
            <text:p>2018-04-09</text:p>
          </table:table-cell>
          <table:table-cell office:value-type="float" office:value="7493732" calcext:value-type="float">
            <text:p>74937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6:11:33.945" calcext:value-type="date">
            <text:p>2018-04-09</text:p>
          </table:table-cell>
          <table:table-cell office:value-type="float" office:value="7493737" calcext:value-type="float">
            <text:p>74937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6:37:33.233" calcext:value-type="date">
            <text:p>2018-04-09</text:p>
          </table:table-cell>
          <table:table-cell office:value-type="float" office:value="7493790" calcext:value-type="float">
            <text:p>74937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5:52:32.531" calcext:value-type="date">
            <text:p>2018-04-09</text:p>
          </table:table-cell>
          <table:table-cell office:value-type="float" office:value="7493712" calcext:value-type="float">
            <text:p>74937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01:32.776" calcext:value-type="date">
            <text:p>2018-04-09</text:p>
          </table:table-cell>
          <table:table-cell office:value-type="float" office:value="7493846" calcext:value-type="float">
            <text:p>74938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08:33.628" calcext:value-type="date">
            <text:p>2018-04-09</text:p>
          </table:table-cell>
          <table:table-cell office:value-type="float" office:value="7493931" calcext:value-type="float">
            <text:p>74939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07:33.405" calcext:value-type="date">
            <text:p>2018-04-09</text:p>
          </table:table-cell>
          <table:table-cell office:value-type="float" office:value="7493920" calcext:value-type="float">
            <text:p>74939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18:33.963" calcext:value-type="date">
            <text:p>2018-04-09</text:p>
          </table:table-cell>
          <table:table-cell office:value-type="float" office:value="7494130" calcext:value-type="float">
            <text:p>749413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30:33.317" calcext:value-type="date">
            <text:p>2018-04-09</text:p>
          </table:table-cell>
          <table:table-cell office:value-type="float" office:value="7495247" calcext:value-type="float">
            <text:p>74952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38:33.92" calcext:value-type="date">
            <text:p>2018-04-09</text:p>
          </table:table-cell>
          <table:table-cell office:value-type="float" office:value="7500356" calcext:value-type="float">
            <text:p>75003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25:33.113" calcext:value-type="date">
            <text:p>2018-04-09</text:p>
          </table:table-cell>
          <table:table-cell office:value-type="float" office:value="7494731" calcext:value-type="float">
            <text:p>74947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20:43.36" calcext:value-type="date">
            <text:p>2018-04-09</text:p>
          </table:table-cell>
          <table:table-cell office:value-type="float" office:value="7494678" calcext:value-type="float">
            <text:p>749467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7:52:33.214" calcext:value-type="date">
            <text:p>2018-04-09</text:p>
          </table:table-cell>
          <table:table-cell office:value-type="float" office:value="7494510" calcext:value-type="float">
            <text:p>749451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54:33.457" calcext:value-type="date">
            <text:p>2018-04-09</text:p>
          </table:table-cell>
          <table:table-cell office:value-type="float" office:value="7495037" calcext:value-type="float">
            <text:p>74950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37:35.09" calcext:value-type="date">
            <text:p>2018-04-09</text:p>
          </table:table-cell>
          <table:table-cell office:value-type="float" office:value="7494792" calcext:value-type="float">
            <text:p>749479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18:33.424" calcext:value-type="date">
            <text:p>2018-04-09</text:p>
          </table:table-cell>
          <table:table-cell office:value-type="float" office:value="7495161" calcext:value-type="float">
            <text:p>74951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35:44.288" calcext:value-type="date">
            <text:p>2018-04-09</text:p>
          </table:table-cell>
          <table:table-cell office:value-type="float" office:value="7494769" calcext:value-type="float">
            <text:p>74947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45:33.865" calcext:value-type="date">
            <text:p>2018-04-09</text:p>
          </table:table-cell>
          <table:table-cell office:value-type="float" office:value="7494923" calcext:value-type="float">
            <text:p>74949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8:57:32.872" calcext:value-type="date">
            <text:p>2018-04-09</text:p>
          </table:table-cell>
          <table:table-cell office:value-type="float" office:value="7495066" calcext:value-type="float">
            <text:p>74950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13:32.833" calcext:value-type="date">
            <text:p>2018-04-09</text:p>
          </table:table-cell>
          <table:table-cell office:value-type="float" office:value="7495129" calcext:value-type="float">
            <text:p>74951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14:32.847" calcext:value-type="date">
            <text:p>2018-04-09</text:p>
          </table:table-cell>
          <table:table-cell office:value-type="float" office:value="7495131" calcext:value-type="float">
            <text:p>74951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19:32.5" calcext:value-type="date">
            <text:p>2018-04-09</text:p>
          </table:table-cell>
          <table:table-cell office:value-type="float" office:value="7495172" calcext:value-type="float">
            <text:p>749517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17:38.59" calcext:value-type="date">
            <text:p>2018-04-09</text:p>
          </table:table-cell>
          <table:table-cell office:value-type="float" office:value="7495151" calcext:value-type="float">
            <text:p>74951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38:52.45" calcext:value-type="date">
            <text:p>2018-04-09</text:p>
          </table:table-cell>
          <table:table-cell office:value-type="float" office:value="7495282" calcext:value-type="float">
            <text:p>74952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31:33.798" calcext:value-type="date">
            <text:p>2018-04-09</text:p>
          </table:table-cell>
          <table:table-cell office:value-type="float" office:value="7495250" calcext:value-type="float">
            <text:p>74952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39:32.505" calcext:value-type="date">
            <text:p>2018-04-09</text:p>
          </table:table-cell>
          <table:table-cell office:value-type="float" office:value="7495285" calcext:value-type="float">
            <text:p>749528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06:32.959" calcext:value-type="date">
            <text:p>2018-04-09</text:p>
          </table:table-cell>
          <table:table-cell office:value-type="float" office:value="7495401" calcext:value-type="float">
            <text:p>74954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51:33.845" calcext:value-type="date">
            <text:p>2018-04-09</text:p>
          </table:table-cell>
          <table:table-cell office:value-type="float" office:value="7495328" calcext:value-type="float">
            <text:p>74953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43:33.59" calcext:value-type="date">
            <text:p>2018-04-09</text:p>
          </table:table-cell>
          <table:table-cell office:value-type="float" office:value="7495302" calcext:value-type="float">
            <text:p>74953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23:51.066" calcext:value-type="date">
            <text:p>2018-04-09</text:p>
          </table:table-cell>
          <table:table-cell office:value-type="float" office:value="7495511" calcext:value-type="float">
            <text:p>749551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15:33.141" calcext:value-type="date">
            <text:p>2018-04-09</text:p>
          </table:table-cell>
          <table:table-cell office:value-type="float" office:value="7495463" calcext:value-type="float">
            <text:p>74954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09:46:33.693" calcext:value-type="date">
            <text:p>2018-04-09</text:p>
          </table:table-cell>
          <table:table-cell office:value-type="float" office:value="7495315" calcext:value-type="float">
            <text:p>749531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12:33.493" calcext:value-type="date">
            <text:p>2018-04-09</text:p>
          </table:table-cell>
          <table:table-cell office:value-type="float" office:value="7495439" calcext:value-type="float">
            <text:p>74954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46:34.502" calcext:value-type="date">
            <text:p>2018-04-09</text:p>
          </table:table-cell>
          <table:table-cell office:value-type="float" office:value="7495597" calcext:value-type="float">
            <text:p>74955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13:30.813" calcext:value-type="date">
            <text:p>2018-04-09</text:p>
          </table:table-cell>
          <table:table-cell office:value-type="float" office:value="7495746" calcext:value-type="float">
            <text:p>74957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12:33.157" calcext:value-type="date">
            <text:p>2018-04-09</text:p>
          </table:table-cell>
          <table:table-cell office:value-type="float" office:value="7495741" calcext:value-type="float">
            <text:p>74957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08:21.07" calcext:value-type="date">
            <text:p>2018-04-09</text:p>
          </table:table-cell>
          <table:table-cell office:value-type="float" office:value="7495724" calcext:value-type="float">
            <text:p>7495724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cocina abierta 95_82925027_v13 nova_es-ES</text:p>
          </table:table-cell>
          <table:table-cell table:number-columns-repeated="1020"/>
        </table:table-row>
        <table:table-row table:style-name="ro1">
          <table:table-cell office:value-type="date" office:date-value="2018-04-09T10:49:32.815" calcext:value-type="date">
            <text:p>2018-04-09</text:p>
          </table:table-cell>
          <table:table-cell office:value-type="float" office:value="7495627" calcext:value-type="float">
            <text:p>74956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0:55:32.058" calcext:value-type="date">
            <text:p>2018-04-09</text:p>
          </table:table-cell>
          <table:table-cell office:value-type="float" office:value="7495666" calcext:value-type="float">
            <text:p>749566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06:34.51" calcext:value-type="date">
            <text:p>2018-04-09</text:p>
          </table:table-cell>
          <table:table-cell office:value-type="float" office:value="7495717" calcext:value-type="float">
            <text:p>74957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20:00.57" calcext:value-type="date">
            <text:p>2018-04-09</text:p>
          </table:table-cell>
          <table:table-cell office:value-type="float" office:value="7495765" calcext:value-type="float">
            <text:p>7495765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cocina abierta 94_82925025_v13 nova_es-ES</text:p>
          </table:table-cell>
          <table:table-cell table:number-columns-repeated="1020"/>
        </table:table-row>
        <table:table-row table:style-name="ro1">
          <table:table-cell office:value-type="date" office:date-value="2018-04-09T11:19:31.544" calcext:value-type="date">
            <text:p>2018-04-09</text:p>
          </table:table-cell>
          <table:table-cell office:value-type="float" office:value="7495762" calcext:value-type="float">
            <text:p>74957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14:31.529" calcext:value-type="date">
            <text:p>2018-04-09</text:p>
          </table:table-cell>
          <table:table-cell office:value-type="float" office:value="7496003" calcext:value-type="float">
            <text:p>74960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40:31.811" calcext:value-type="date">
            <text:p>2018-04-09</text:p>
          </table:table-cell>
          <table:table-cell office:value-type="float" office:value="7495831" calcext:value-type="float">
            <text:p>74958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43:33.247" calcext:value-type="date">
            <text:p>2018-04-09</text:p>
          </table:table-cell>
          <table:table-cell office:value-type="float" office:value="7495844" calcext:value-type="float">
            <text:p>74958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44:34.094" calcext:value-type="date">
            <text:p>2018-04-09</text:p>
          </table:table-cell>
          <table:table-cell office:value-type="float" office:value="7495849" calcext:value-type="float">
            <text:p>74958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26:39.201" calcext:value-type="date">
            <text:p>2018-04-09</text:p>
          </table:table-cell>
          <table:table-cell office:value-type="float" office:value="7496055" calcext:value-type="float">
            <text:p>74960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15:31.225" calcext:value-type="date">
            <text:p>2018-04-09</text:p>
          </table:table-cell>
          <table:table-cell office:value-type="float" office:value="7496009" calcext:value-type="float">
            <text:p>7496009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38000078-H_MARVELAGENTESDE-78 SOPA DE PATATA CALIENTE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2:10:34.16" calcext:value-type="date">
            <text:p>2018-04-09</text:p>
          </table:table-cell>
          <table:table-cell office:value-type="float" office:value="7495965" calcext:value-type="float">
            <text:p>74959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1:56:42.126" calcext:value-type="date">
            <text:p>2018-04-09</text:p>
          </table:table-cell>
          <table:table-cell office:value-type="float" office:value="7495901" calcext:value-type="float">
            <text:p>74959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51:31.335" calcext:value-type="date">
            <text:p>2018-04-09</text:p>
          </table:table-cell>
          <table:table-cell office:value-type="float" office:value="7496159" calcext:value-type="float">
            <text:p>74961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13:04.3" calcext:value-type="date">
            <text:p>2018-04-09</text:p>
          </table:table-cell>
          <table:table-cell office:value-type="float" office:value="7495995" calcext:value-type="float">
            <text:p>7495995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38000077-H_MARVELAGENTESDE-77 DESPIERTA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2:12:33.257" calcext:value-type="date">
            <text:p>2018-04-09</text:p>
          </table:table-cell>
          <table:table-cell office:value-type="float" office:value="7495992" calcext:value-type="float">
            <text:p>749599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2:15:00.643" calcext:value-type="date">
            <text:p>2018-04-09</text:p>
          </table:table-cell>
          <table:table-cell office:value-type="float" office:value="7496007" calcext:value-type="float">
            <text:p>7496007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35710094-H_GRIMM-94 LA NOCHE DE LOS WESEN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2:13:51.261" calcext:value-type="date">
            <text:p>2018-04-09</text:p>
          </table:table-cell>
          <table:table-cell office:value-type="float" office:value="7495999" calcext:value-type="float">
            <text:p>7495999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35710093-H_GRIMM-93 EL REY RATA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2:16:32.117" calcext:value-type="date">
            <text:p>2018-04-09</text:p>
          </table:table-cell>
          <table:table-cell office:value-type="float" office:value="7496013" calcext:value-type="float">
            <text:p>74960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07:02.433" calcext:value-type="date">
            <text:p>2018-04-09</text:p>
          </table:table-cell>
          <table:table-cell office:value-type="float" office:value="7496245" calcext:value-type="float">
            <text:p>74962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06:43.848" calcext:value-type="date">
            <text:p>2018-04-09</text:p>
          </table:table-cell>
          <table:table-cell office:value-type="float" office:value="7496242" calcext:value-type="float">
            <text:p>7496242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07:06.195" calcext:value-type="date">
            <text:p>2018-04-09</text:p>
          </table:table-cell>
          <table:table-cell office:value-type="float" office:value="7496246" calcext:value-type="float">
            <text:p>74962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14:35.707" calcext:value-type="date">
            <text:p>2018-04-09</text:p>
          </table:table-cell>
          <table:table-cell office:value-type="float" office:value="7496307" calcext:value-type="float">
            <text:p>749630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16:35.212" calcext:value-type="date">
            <text:p>2018-04-09</text:p>
          </table:table-cell>
          <table:table-cell office:value-type="float" office:value="7496324" calcext:value-type="float">
            <text:p>74963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26:31.945" calcext:value-type="date">
            <text:p>2018-04-09</text:p>
          </table:table-cell>
          <table:table-cell office:value-type="float" office:value="7496391" calcext:value-type="float">
            <text:p>74963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40:34.716" calcext:value-type="date">
            <text:p>2018-04-09</text:p>
          </table:table-cell>
          <table:table-cell office:value-type="float" office:value="7496492" calcext:value-type="float">
            <text:p>749649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23:31.672" calcext:value-type="date">
            <text:p>2018-04-09</text:p>
          </table:table-cell>
          <table:table-cell office:value-type="float" office:value="7496373" calcext:value-type="float">
            <text:p>74963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55:35.377" calcext:value-type="date">
            <text:p>2018-04-09</text:p>
          </table:table-cell>
          <table:table-cell office:value-type="float" office:value="7496650" calcext:value-type="float">
            <text:p>74966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3:59:31.172" calcext:value-type="date">
            <text:p>2018-04-09</text:p>
          </table:table-cell>
          <table:table-cell office:value-type="float" office:value="7496708" calcext:value-type="float">
            <text:p>749670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4:39:10.242" calcext:value-type="date">
            <text:p>2018-04-09</text:p>
          </table:table-cell>
          <table:table-cell office:value-type="float" office:value="7497014" calcext:value-type="float">
            <text:p>7497014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37320034-H_SLEEPYHOLLOW-34 SANGRE Y MIEDO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4:39:49.994" calcext:value-type="date">
            <text:p>2018-04-09</text:p>
          </table:table-cell>
          <table:table-cell office:value-type="float" office:value="7497019" calcext:value-type="float">
            <text:p>7497019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37320035-H_SLEEPYHOLLOW-35 LAS HERMANAS MILLS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4:37:35.602" calcext:value-type="date">
            <text:p>2018-04-09</text:p>
          </table:table-cell>
          <table:table-cell office:value-type="float" office:value="7497006" calcext:value-type="float">
            <text:p>7497006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37320032-H_SLEEPYHOLLOW-32 YO TESTIGO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4:25:45.475" calcext:value-type="date">
            <text:p>2018-04-09</text:p>
          </table:table-cell>
          <table:table-cell office:value-type="float" office:value="7496891" calcext:value-type="float">
            <text:p>74968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4:31:42.283" calcext:value-type="date">
            <text:p>2018-04-09</text:p>
          </table:table-cell>
          <table:table-cell office:value-type="float" office:value="7496959" calcext:value-type="float">
            <text:p>749695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4:41:10.139" calcext:value-type="date">
            <text:p>2018-04-09</text:p>
          </table:table-cell>
          <table:table-cell office:value-type="float" office:value="7497028" calcext:value-type="float">
            <text:p>7497028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37320036-H_SLEEPYHOLLOW-36 LOS MUERTOS NO HABLAN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4:38:17.886" calcext:value-type="date">
            <text:p>2018-04-09</text:p>
          </table:table-cell>
          <table:table-cell office:value-type="float" office:value="7497010" calcext:value-type="float">
            <text:p>7497010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37320033-H_SLEEPYHOLLOW-33 SUSURROS EN LA OSCURIDAD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09T14:49:46.915" calcext:value-type="date">
            <text:p>2018-04-09</text:p>
          </table:table-cell>
          <table:table-cell office:value-type="float" office:value="7497077" calcext:value-type="float">
            <text:p>74970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4:42:30.832" calcext:value-type="date">
            <text:p>2018-04-09</text:p>
          </table:table-cell>
          <table:table-cell office:value-type="float" office:value="7497035" calcext:value-type="float">
            <text:p>74970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5:50:34.611" calcext:value-type="date">
            <text:p>2018-04-09</text:p>
          </table:table-cell>
          <table:table-cell office:value-type="float" office:value="7497961" calcext:value-type="float">
            <text:p>74979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5:48:34.653" calcext:value-type="date">
            <text:p>2018-04-09</text:p>
          </table:table-cell>
          <table:table-cell office:value-type="float" office:value="7497937" calcext:value-type="float">
            <text:p>74979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5:54:35.611" calcext:value-type="date">
            <text:p>2018-04-09</text:p>
          </table:table-cell>
          <table:table-cell office:value-type="float" office:value="7498031" calcext:value-type="float">
            <text:p>74980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5:49:50.077" calcext:value-type="date">
            <text:p>2018-04-09</text:p>
          </table:table-cell>
          <table:table-cell office:value-type="float" office:value="7497951" calcext:value-type="float">
            <text:p>74979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10:35.586" calcext:value-type="date">
            <text:p>2018-04-09</text:p>
          </table:table-cell>
          <table:table-cell office:value-type="float" office:value="7498238" calcext:value-type="float">
            <text:p>74982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18:34.521" calcext:value-type="date">
            <text:p>2018-04-09</text:p>
          </table:table-cell>
          <table:table-cell office:value-type="float" office:value="7498402" calcext:value-type="float">
            <text:p>749840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02:00.947" calcext:value-type="date">
            <text:p>2018-04-09</text:p>
          </table:table-cell>
          <table:table-cell office:value-type="float" office:value="7498144" calcext:value-type="float">
            <text:p>749814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00:37.522" calcext:value-type="date">
            <text:p>2018-04-09</text:p>
          </table:table-cell>
          <table:table-cell office:value-type="float" office:value="7498123" calcext:value-type="float">
            <text:p>74981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20:33.109" calcext:value-type="date">
            <text:p>2018-04-09</text:p>
          </table:table-cell>
          <table:table-cell office:value-type="float" office:value="7498439" calcext:value-type="float">
            <text:p>74984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24:35.73" calcext:value-type="date">
            <text:p>2018-04-09</text:p>
          </table:table-cell>
          <table:table-cell office:value-type="float" office:value="7498470" calcext:value-type="float">
            <text:p>74984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26:35.99" calcext:value-type="date">
            <text:p>2018-04-09</text:p>
          </table:table-cell>
          <table:table-cell office:value-type="float" office:value="7498490" calcext:value-type="float">
            <text:p>74984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19:54.221" calcext:value-type="date">
            <text:p>2018-04-09</text:p>
          </table:table-cell>
          <table:table-cell office:value-type="float" office:value="7498427" calcext:value-type="float">
            <text:p>74984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39:33.943" calcext:value-type="date">
            <text:p>2018-04-09</text:p>
          </table:table-cell>
          <table:table-cell office:value-type="float" office:value="7498747" calcext:value-type="float">
            <text:p>749874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44:31.632" calcext:value-type="date">
            <text:p>2018-04-09</text:p>
          </table:table-cell>
          <table:table-cell office:value-type="float" office:value="7498872" calcext:value-type="float">
            <text:p>749887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6:43:40.919" calcext:value-type="date">
            <text:p>2018-04-09</text:p>
          </table:table-cell>
          <table:table-cell office:value-type="float" office:value="7498863" calcext:value-type="float">
            <text:p>749886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7:28:36.547" calcext:value-type="date">
            <text:p>2018-04-09</text:p>
          </table:table-cell>
          <table:table-cell office:value-type="float" office:value="7499537" calcext:value-type="float">
            <text:p>749953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33:37.675" calcext:value-type="date">
            <text:p>2018-04-09</text:p>
          </table:table-cell>
          <table:table-cell office:value-type="float" office:value="7500320" calcext:value-type="float">
            <text:p>75003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7:51:33.428" calcext:value-type="date">
            <text:p>2018-04-09</text:p>
          </table:table-cell>
          <table:table-cell office:value-type="float" office:value="7499755" calcext:value-type="float">
            <text:p>74997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7:56:35.358" calcext:value-type="date">
            <text:p>2018-04-09</text:p>
          </table:table-cell>
          <table:table-cell office:value-type="float" office:value="7499845" calcext:value-type="float">
            <text:p>749984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7:59:35.463" calcext:value-type="date">
            <text:p>2018-04-09</text:p>
          </table:table-cell>
          <table:table-cell office:value-type="float" office:value="7499883" calcext:value-type="float">
            <text:p>749988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03:36.954" calcext:value-type="date">
            <text:p>2018-04-09</text:p>
          </table:table-cell>
          <table:table-cell office:value-type="float" office:value="7499940" calcext:value-type="float">
            <text:p>74999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01:46.383" calcext:value-type="date">
            <text:p>2018-04-09</text:p>
          </table:table-cell>
          <table:table-cell office:value-type="float" office:value="7499910" calcext:value-type="float">
            <text:p>749991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15:35.384" calcext:value-type="date">
            <text:p>2018-04-09</text:p>
          </table:table-cell>
          <table:table-cell office:value-type="float" office:value="7500091" calcext:value-type="float">
            <text:p>75000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12:33.385" calcext:value-type="date">
            <text:p>2018-04-09</text:p>
          </table:table-cell>
          <table:table-cell office:value-type="float" office:value="7500068" calcext:value-type="float">
            <text:p>75000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24:36.853" calcext:value-type="date">
            <text:p>2018-04-09</text:p>
          </table:table-cell>
          <table:table-cell office:value-type="float" office:value="7500203" calcext:value-type="float">
            <text:p>750020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09:37.123" calcext:value-type="date">
            <text:p>2018-04-09</text:p>
          </table:table-cell>
          <table:table-cell office:value-type="float" office:value="7500015" calcext:value-type="float">
            <text:p>750001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11:35.707" calcext:value-type="date">
            <text:p>2018-04-09</text:p>
          </table:table-cell>
          <table:table-cell office:value-type="float" office:value="7500057" calcext:value-type="float">
            <text:p>75000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19:38.751" calcext:value-type="date">
            <text:p>2018-04-09</text:p>
          </table:table-cell>
          <table:table-cell office:value-type="float" office:value="7500141" calcext:value-type="float">
            <text:p>75001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23:35.955" calcext:value-type="date">
            <text:p>2018-04-09</text:p>
          </table:table-cell>
          <table:table-cell office:value-type="float" office:value="7500195" calcext:value-type="float">
            <text:p>75001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29:35.002" calcext:value-type="date">
            <text:p>2018-04-09</text:p>
          </table:table-cell>
          <table:table-cell office:value-type="float" office:value="7500270" calcext:value-type="float">
            <text:p>750027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30:37.421" calcext:value-type="date">
            <text:p>2018-04-09</text:p>
          </table:table-cell>
          <table:table-cell office:value-type="float" office:value="7500280" calcext:value-type="float">
            <text:p>75002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42:32.788" calcext:value-type="date">
            <text:p>2018-04-09</text:p>
          </table:table-cell>
          <table:table-cell office:value-type="float" office:value="7500393" calcext:value-type="float">
            <text:p>75003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50:36.616" calcext:value-type="date">
            <text:p>2018-04-09</text:p>
          </table:table-cell>
          <table:table-cell office:value-type="float" office:value="7500473" calcext:value-type="float">
            <text:p>75004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8:55:46.318" calcext:value-type="date">
            <text:p>2018-04-09</text:p>
          </table:table-cell>
          <table:table-cell office:value-type="float" office:value="7500531" calcext:value-type="float">
            <text:p>75005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33:29.647" calcext:value-type="date">
            <text:p>2018-04-09</text:p>
          </table:table-cell>
          <table:table-cell office:value-type="float" office:value="7501796" calcext:value-type="float">
            <text:p>75017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9:19:48.152" calcext:value-type="date">
            <text:p>2018-04-09</text:p>
          </table:table-cell>
          <table:table-cell office:value-type="float" office:value="7500814" calcext:value-type="float">
            <text:p>750081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9:18:31.387" calcext:value-type="date">
            <text:p>2018-04-09</text:p>
          </table:table-cell>
          <table:table-cell office:value-type="float" office:value="7500796" calcext:value-type="float">
            <text:p>75007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19:57:34.051" calcext:value-type="date">
            <text:p>2018-04-09</text:p>
          </table:table-cell>
          <table:table-cell office:value-type="float" office:value="7501357" calcext:value-type="float">
            <text:p>75013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07:43.692" calcext:value-type="date">
            <text:p>2018-04-09</text:p>
          </table:table-cell>
          <table:table-cell office:value-type="float" office:value="7501522" calcext:value-type="float">
            <text:p>75015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50:35.956" calcext:value-type="date">
            <text:p>2018-04-09</text:p>
          </table:table-cell>
          <table:table-cell office:value-type="float" office:value="7501939" calcext:value-type="float">
            <text:p>75019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49:53.353" calcext:value-type="date">
            <text:p>2018-04-09</text:p>
          </table:table-cell>
          <table:table-cell office:value-type="float" office:value="7501930" calcext:value-type="float">
            <text:p>750193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13:46.864" calcext:value-type="date">
            <text:p>2018-04-09</text:p>
          </table:table-cell>
          <table:table-cell office:value-type="float" office:value="7502199" calcext:value-type="float">
            <text:p>75021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57:33.373" calcext:value-type="date">
            <text:p>2018-04-09</text:p>
          </table:table-cell>
          <table:table-cell office:value-type="float" office:value="7502052" calcext:value-type="float">
            <text:p>75020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52:47.784" calcext:value-type="date">
            <text:p>2018-04-09</text:p>
          </table:table-cell>
          <table:table-cell office:value-type="float" office:value="7501979" calcext:value-type="float">
            <text:p>75019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58:32.461" calcext:value-type="date">
            <text:p>2018-04-09</text:p>
          </table:table-cell>
          <table:table-cell office:value-type="float" office:value="7502056" calcext:value-type="float">
            <text:p>75020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07:32.489" calcext:value-type="date">
            <text:p>2018-04-09</text:p>
          </table:table-cell>
          <table:table-cell office:value-type="float" office:value="7502143" calcext:value-type="float">
            <text:p>750214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11:36.834" calcext:value-type="date">
            <text:p>2018-04-09</text:p>
          </table:table-cell>
          <table:table-cell office:value-type="float" office:value="7502174" calcext:value-type="float">
            <text:p>75021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0:54:32.179" calcext:value-type="date">
            <text:p>2018-04-09</text:p>
          </table:table-cell>
          <table:table-cell office:value-type="float" office:value="7502010" calcext:value-type="float">
            <text:p>750201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10:43.863" calcext:value-type="date">
            <text:p>2018-04-09</text:p>
          </table:table-cell>
          <table:table-cell office:value-type="float" office:value="7502169" calcext:value-type="float">
            <text:p>75021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08:33.26" calcext:value-type="date">
            <text:p>2018-04-09</text:p>
          </table:table-cell>
          <table:table-cell office:value-type="float" office:value="7502150" calcext:value-type="float">
            <text:p>75021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49:30.546" calcext:value-type="date">
            <text:p>2018-04-10</text:p>
          </table:table-cell>
          <table:table-cell office:value-type="float" office:value="7510524" calcext:value-type="float">
            <text:p>75105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55:42.977" calcext:value-type="date">
            <text:p>2018-04-09</text:p>
          </table:table-cell>
          <table:table-cell office:value-type="float" office:value="7502654" calcext:value-type="float">
            <text:p>750265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41:31.259" calcext:value-type="date">
            <text:p>2018-04-09</text:p>
          </table:table-cell>
          <table:table-cell office:value-type="float" office:value="7502520" calcext:value-type="float">
            <text:p>75025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39:32.483" calcext:value-type="date">
            <text:p>2018-04-09</text:p>
          </table:table-cell>
          <table:table-cell office:value-type="float" office:value="7502506" calcext:value-type="float">
            <text:p>750250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49:45.693" calcext:value-type="date">
            <text:p>2018-04-09</text:p>
          </table:table-cell>
          <table:table-cell office:value-type="float" office:value="7502588" calcext:value-type="float">
            <text:p>750258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1:59:35.914" calcext:value-type="date">
            <text:p>2018-04-09</text:p>
          </table:table-cell>
          <table:table-cell office:value-type="float" office:value="7502684" calcext:value-type="float">
            <text:p>750268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25:31.383" calcext:value-type="date">
            <text:p>2018-04-10</text:p>
          </table:table-cell>
          <table:table-cell office:value-type="float" office:value="7508999" calcext:value-type="float">
            <text:p>750899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05:48.675" calcext:value-type="date">
            <text:p>2018-04-10</text:p>
          </table:table-cell>
          <table:table-cell office:value-type="float" office:value="7504730" calcext:value-type="float">
            <text:p>750473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4:24:31.233" calcext:value-type="date">
            <text:p>2018-04-10</text:p>
          </table:table-cell>
          <table:table-cell office:value-type="float" office:value="7505851" calcext:value-type="float">
            <text:p>75058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38:35.994" calcext:value-type="date">
            <text:p>2018-04-09</text:p>
          </table:table-cell>
          <table:table-cell office:value-type="float" office:value="7503616" calcext:value-type="float">
            <text:p>75036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2:12:33.335" calcext:value-type="date">
            <text:p>2018-04-09</text:p>
          </table:table-cell>
          <table:table-cell office:value-type="float" office:value="7502827" calcext:value-type="float">
            <text:p>750282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2:25:43.756" calcext:value-type="date">
            <text:p>2018-04-09</text:p>
          </table:table-cell>
          <table:table-cell office:value-type="float" office:value="7502967" calcext:value-type="float">
            <text:p>750296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2:44:35.136" calcext:value-type="date">
            <text:p>2018-04-09</text:p>
          </table:table-cell>
          <table:table-cell office:value-type="float" office:value="7503151" calcext:value-type="float">
            <text:p>75031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2:54:37.385" calcext:value-type="date">
            <text:p>2018-04-09</text:p>
          </table:table-cell>
          <table:table-cell office:value-type="float" office:value="7503297" calcext:value-type="float">
            <text:p>75032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2:50:33.353" calcext:value-type="date">
            <text:p>2018-04-09</text:p>
          </table:table-cell>
          <table:table-cell office:value-type="float" office:value="7503218" calcext:value-type="float">
            <text:p>750321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03:33.637" calcext:value-type="date">
            <text:p>2018-04-09</text:p>
          </table:table-cell>
          <table:table-cell office:value-type="float" office:value="7503376" calcext:value-type="float">
            <text:p>750337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29:30.735" calcext:value-type="date">
            <text:p>2018-04-09</text:p>
          </table:table-cell>
          <table:table-cell office:value-type="float" office:value="7503575" calcext:value-type="float">
            <text:p>75035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1:23:32.838" calcext:value-type="date">
            <text:p>2018-04-10</text:p>
          </table:table-cell>
          <table:table-cell office:value-type="float" office:value="7504491" calcext:value-type="float">
            <text:p>750449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00:36.968" calcext:value-type="date">
            <text:p>2018-04-10</text:p>
          </table:table-cell>
          <table:table-cell office:value-type="float" office:value="7503831" calcext:value-type="float">
            <text:p>750383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44:33.526" calcext:value-type="date">
            <text:p>2018-04-09</text:p>
          </table:table-cell>
          <table:table-cell office:value-type="float" office:value="7503682" calcext:value-type="float">
            <text:p>750368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17:31.038" calcext:value-type="date">
            <text:p>2018-04-10</text:p>
          </table:table-cell>
          <table:table-cell office:value-type="float" office:value="7503922" calcext:value-type="float">
            <text:p>75039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01:56.395" calcext:value-type="date">
            <text:p>2018-04-10</text:p>
          </table:table-cell>
          <table:table-cell office:value-type="float" office:value="7503834" calcext:value-type="float">
            <text:p>750383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09:31.417" calcext:value-type="date">
            <text:p>2018-04-10</text:p>
          </table:table-cell>
          <table:table-cell office:value-type="float" office:value="7503879" calcext:value-type="float">
            <text:p>75038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51:36.683" calcext:value-type="date">
            <text:p>2018-04-09</text:p>
          </table:table-cell>
          <table:table-cell office:value-type="float" office:value="7503757" calcext:value-type="float">
            <text:p>75037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09T23:57:34.89" calcext:value-type="date">
            <text:p>2018-04-09</text:p>
          </table:table-cell>
          <table:table-cell office:value-type="float" office:value="7503801" calcext:value-type="float">
            <text:p>750380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04:52.869" calcext:value-type="date">
            <text:p>2018-04-10</text:p>
          </table:table-cell>
          <table:table-cell office:value-type="float" office:value="7503846" calcext:value-type="float">
            <text:p>750384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34:42.596" calcext:value-type="date">
            <text:p>2018-04-10</text:p>
          </table:table-cell>
          <table:table-cell office:value-type="float" office:value="7504069" calcext:value-type="float">
            <text:p>750406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29:31.429" calcext:value-type="date">
            <text:p>2018-04-10</text:p>
          </table:table-cell>
          <table:table-cell office:value-type="float" office:value="7504025" calcext:value-type="float">
            <text:p>750402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6:32:40.109" calcext:value-type="date">
            <text:p>2018-04-10</text:p>
          </table:table-cell>
          <table:table-cell office:value-type="float" office:value="7507260" calcext:value-type="float">
            <text:p>750726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0:48:36.221" calcext:value-type="date">
            <text:p>2018-04-10</text:p>
          </table:table-cell>
          <table:table-cell office:value-type="float" office:value="7504216" calcext:value-type="float">
            <text:p>750421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1:01:52.2" calcext:value-type="date">
            <text:p>2018-04-10</text:p>
          </table:table-cell>
          <table:table-cell office:value-type="float" office:value="7504320" calcext:value-type="float">
            <text:p>75043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1:24:29.362" calcext:value-type="date">
            <text:p>2018-04-10</text:p>
          </table:table-cell>
          <table:table-cell office:value-type="float" office:value="7504494" calcext:value-type="float">
            <text:p>75044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37:31.209" calcext:value-type="date">
            <text:p>2018-04-10</text:p>
          </table:table-cell>
          <table:table-cell office:value-type="float" office:value="7505397" calcext:value-type="float">
            <text:p>750539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27:35.645" calcext:value-type="date">
            <text:p>2018-04-10</text:p>
          </table:table-cell>
          <table:table-cell office:value-type="float" office:value="7504861" calcext:value-type="float">
            <text:p>75048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09:33.247" calcext:value-type="date">
            <text:p>2018-04-10</text:p>
          </table:table-cell>
          <table:table-cell office:value-type="float" office:value="7504765" calcext:value-type="float">
            <text:p>750476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00:32.016" calcext:value-type="date">
            <text:p>2018-04-10</text:p>
          </table:table-cell>
          <table:table-cell office:value-type="float" office:value="7504675" calcext:value-type="float">
            <text:p>75046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10:32.403" calcext:value-type="date">
            <text:p>2018-04-10</text:p>
          </table:table-cell>
          <table:table-cell office:value-type="float" office:value="7504775" calcext:value-type="float">
            <text:p>750477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13:32.533" calcext:value-type="date">
            <text:p>2018-04-10</text:p>
          </table:table-cell>
          <table:table-cell office:value-type="float" office:value="7504792" calcext:value-type="float">
            <text:p>750479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20:36.019" calcext:value-type="date">
            <text:p>2018-04-10</text:p>
          </table:table-cell>
          <table:table-cell office:value-type="float" office:value="7504824" calcext:value-type="float">
            <text:p>75048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22:33.517" calcext:value-type="date">
            <text:p>2018-04-10</text:p>
          </table:table-cell>
          <table:table-cell office:value-type="float" office:value="7504833" calcext:value-type="float">
            <text:p>75048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14:39.474" calcext:value-type="date">
            <text:p>2018-04-10</text:p>
          </table:table-cell>
          <table:table-cell office:value-type="float" office:value="7504796" calcext:value-type="float">
            <text:p>750479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38:39.002" calcext:value-type="date">
            <text:p>2018-04-10</text:p>
          </table:table-cell>
          <table:table-cell office:value-type="float" office:value="7504933" calcext:value-type="float">
            <text:p>75049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30:31.562" calcext:value-type="date">
            <text:p>2018-04-10</text:p>
          </table:table-cell>
          <table:table-cell office:value-type="float" office:value="7504879" calcext:value-type="float">
            <text:p>75048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47:48.738" calcext:value-type="date">
            <text:p>2018-04-10</text:p>
          </table:table-cell>
          <table:table-cell office:value-type="float" office:value="7504980" calcext:value-type="float">
            <text:p>750498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31:30.675" calcext:value-type="date">
            <text:p>2018-04-10</text:p>
          </table:table-cell>
          <table:table-cell office:value-type="float" office:value="7504890" calcext:value-type="float">
            <text:p>750489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59:38.868" calcext:value-type="date">
            <text:p>2018-04-10</text:p>
          </table:table-cell>
          <table:table-cell office:value-type="float" office:value="7505055" calcext:value-type="float">
            <text:p>75050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4:01:31.55" calcext:value-type="date">
            <text:p>2018-04-10</text:p>
          </table:table-cell>
          <table:table-cell office:value-type="float" office:value="7505620" calcext:value-type="float">
            <text:p>750562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24:29.601" calcext:value-type="date">
            <text:p>2018-04-10</text:p>
          </table:table-cell>
          <table:table-cell office:value-type="float" office:value="7507953" calcext:value-type="float">
            <text:p>75079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2:58:31.303" calcext:value-type="date">
            <text:p>2018-04-10</text:p>
          </table:table-cell>
          <table:table-cell office:value-type="float" office:value="7505051" calcext:value-type="float">
            <text:p>750505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6:48:32.491" calcext:value-type="date">
            <text:p>2018-04-10</text:p>
          </table:table-cell>
          <table:table-cell office:value-type="float" office:value="7507457" calcext:value-type="float">
            <text:p>75074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19:30.877" calcext:value-type="date">
            <text:p>2018-04-10</text:p>
          </table:table-cell>
          <table:table-cell office:value-type="float" office:value="7505222" calcext:value-type="float">
            <text:p>75052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30:34.227" calcext:value-type="date">
            <text:p>2018-04-10</text:p>
          </table:table-cell>
          <table:table-cell office:value-type="float" office:value="7505352" calcext:value-type="float">
            <text:p>75053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34:32.099" calcext:value-type="date">
            <text:p>2018-04-10</text:p>
          </table:table-cell>
          <table:table-cell office:value-type="float" office:value="7505373" calcext:value-type="float">
            <text:p>750537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36:33.157" calcext:value-type="date">
            <text:p>2018-04-10</text:p>
          </table:table-cell>
          <table:table-cell office:value-type="float" office:value="7505389" calcext:value-type="float">
            <text:p>750538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3:46:32.45" calcext:value-type="date">
            <text:p>2018-04-10</text:p>
          </table:table-cell>
          <table:table-cell office:value-type="float" office:value="7505498" calcext:value-type="float">
            <text:p>750549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4:16:29.812" calcext:value-type="date">
            <text:p>2018-04-10</text:p>
          </table:table-cell>
          <table:table-cell office:value-type="float" office:value="7505741" calcext:value-type="float">
            <text:p>75057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4:22:32.383" calcext:value-type="date">
            <text:p>2018-04-10</text:p>
          </table:table-cell>
          <table:table-cell office:value-type="float" office:value="7505829" calcext:value-type="float">
            <text:p>750582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4:44:30.593" calcext:value-type="date">
            <text:p>2018-04-10</text:p>
          </table:table-cell>
          <table:table-cell office:value-type="float" office:value="7506068" calcext:value-type="float">
            <text:p>750606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15:30.581" calcext:value-type="date">
            <text:p>2018-04-10</text:p>
          </table:table-cell>
          <table:table-cell office:value-type="float" office:value="7506441" calcext:value-type="float">
            <text:p>750644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30:34.849" calcext:value-type="date">
            <text:p>2018-04-10</text:p>
          </table:table-cell>
          <table:table-cell office:value-type="float" office:value="7506595" calcext:value-type="float">
            <text:p>75065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18:35.145" calcext:value-type="date">
            <text:p>2018-04-10</text:p>
          </table:table-cell>
          <table:table-cell office:value-type="float" office:value="7506477" calcext:value-type="float">
            <text:p>75064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31:31.502" calcext:value-type="date">
            <text:p>2018-04-10</text:p>
          </table:table-cell>
          <table:table-cell office:value-type="float" office:value="7506609" calcext:value-type="float">
            <text:p>750660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32:39.644" calcext:value-type="date">
            <text:p>2018-04-10</text:p>
          </table:table-cell>
          <table:table-cell office:value-type="float" office:value="7506628" calcext:value-type="float">
            <text:p>75066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6:39:33.364" calcext:value-type="date">
            <text:p>2018-04-10</text:p>
          </table:table-cell>
          <table:table-cell office:value-type="float" office:value="7507332" calcext:value-type="float">
            <text:p>75073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5:58:31.07" calcext:value-type="date">
            <text:p>2018-04-10</text:p>
          </table:table-cell>
          <table:table-cell office:value-type="float" office:value="7506930" calcext:value-type="float">
            <text:p>750693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6:42:32.414" calcext:value-type="date">
            <text:p>2018-04-10</text:p>
          </table:table-cell>
          <table:table-cell office:value-type="float" office:value="7507361" calcext:value-type="float">
            <text:p>75073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00:32.284" calcext:value-type="date">
            <text:p>2018-04-10</text:p>
          </table:table-cell>
          <table:table-cell office:value-type="float" office:value="7507509" calcext:value-type="float">
            <text:p>750750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6:29:32.249" calcext:value-type="date">
            <text:p>2018-04-10</text:p>
          </table:table-cell>
          <table:table-cell office:value-type="float" office:value="7507240" calcext:value-type="float">
            <text:p>75072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04:33.903" calcext:value-type="date">
            <text:p>2018-04-10</text:p>
          </table:table-cell>
          <table:table-cell office:value-type="float" office:value="7507549" calcext:value-type="float">
            <text:p>750754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29:35.958" calcext:value-type="date">
            <text:p>2018-04-10</text:p>
          </table:table-cell>
          <table:table-cell office:value-type="float" office:value="7508013" calcext:value-type="float">
            <text:p>75080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23:42.819" calcext:value-type="date">
            <text:p>2018-04-10</text:p>
          </table:table-cell>
          <table:table-cell office:value-type="float" office:value="7507939" calcext:value-type="float">
            <text:p>750793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43:31.752" calcext:value-type="date">
            <text:p>2018-04-10</text:p>
          </table:table-cell>
          <table:table-cell office:value-type="float" office:value="7508313" calcext:value-type="float">
            <text:p>750831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42:34.649" calcext:value-type="date">
            <text:p>2018-04-10</text:p>
          </table:table-cell>
          <table:table-cell office:value-type="float" office:value="7508294" calcext:value-type="float">
            <text:p>750829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44:39.348" calcext:value-type="date">
            <text:p>2018-04-10</text:p>
          </table:table-cell>
          <table:table-cell office:value-type="float" office:value="7508332" calcext:value-type="float">
            <text:p>75083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46:30.195" calcext:value-type="date">
            <text:p>2018-04-10</text:p>
          </table:table-cell>
          <table:table-cell office:value-type="float" office:value="7508361" calcext:value-type="float">
            <text:p>75083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57:33.974" calcext:value-type="date">
            <text:p>2018-04-10</text:p>
          </table:table-cell>
          <table:table-cell office:value-type="float" office:value="7508526" calcext:value-type="float">
            <text:p>750852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7:51:31.585" calcext:value-type="date">
            <text:p>2018-04-10</text:p>
          </table:table-cell>
          <table:table-cell office:value-type="float" office:value="7508433" calcext:value-type="float">
            <text:p>750843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20:44.644" calcext:value-type="date">
            <text:p>2018-04-10</text:p>
          </table:table-cell>
          <table:table-cell office:value-type="float" office:value="7508932" calcext:value-type="float">
            <text:p>750893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27:31.193" calcext:value-type="date">
            <text:p>2018-04-10</text:p>
          </table:table-cell>
          <table:table-cell office:value-type="float" office:value="7509021" calcext:value-type="float">
            <text:p>750902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35:30.461" calcext:value-type="date">
            <text:p>2018-04-10</text:p>
          </table:table-cell>
          <table:table-cell office:value-type="float" office:value="7509122" calcext:value-type="float">
            <text:p>75091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45:07.32" calcext:value-type="date">
            <text:p>2018-04-10</text:p>
          </table:table-cell>
          <table:table-cell office:value-type="float" office:value="7509358" calcext:value-type="float">
            <text:p>7509358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C5_16523_1292A_en-GB</text:p>
          </table:table-cell>
          <table:table-cell table:number-columns-repeated="1020"/>
        </table:table-row>
        <table:table-row table:style-name="ro1">
          <table:table-cell office:value-type="date" office:date-value="2018-04-10T08:52:33.405" calcext:value-type="date">
            <text:p>2018-04-10</text:p>
          </table:table-cell>
          <table:table-cell office:value-type="float" office:value="7509553" calcext:value-type="float">
            <text:p>75095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50:49.769" calcext:value-type="date">
            <text:p>2018-04-10</text:p>
          </table:table-cell>
          <table:table-cell office:value-type="float" office:value="7509524" calcext:value-type="float">
            <text:p>75095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8:54:35.668" calcext:value-type="date">
            <text:p>2018-04-10</text:p>
          </table:table-cell>
          <table:table-cell office:value-type="float" office:value="7509583" calcext:value-type="float">
            <text:p>750958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05:34.668" calcext:value-type="date">
            <text:p>2018-04-10</text:p>
          </table:table-cell>
          <table:table-cell office:value-type="float" office:value="7509779" calcext:value-type="float">
            <text:p>750977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20:48.873" calcext:value-type="date">
            <text:p>2018-04-10</text:p>
          </table:table-cell>
          <table:table-cell office:value-type="float" office:value="7510122" calcext:value-type="float">
            <text:p>751012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30:30.135" calcext:value-type="date">
            <text:p>2018-04-10</text:p>
          </table:table-cell>
          <table:table-cell office:value-type="float" office:value="7510219" calcext:value-type="float">
            <text:p>75102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52:30.778" calcext:value-type="date">
            <text:p>2018-04-10</text:p>
          </table:table-cell>
          <table:table-cell office:value-type="float" office:value="7510562" calcext:value-type="float">
            <text:p>751056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51:30.988" calcext:value-type="date">
            <text:p>2018-04-10</text:p>
          </table:table-cell>
          <table:table-cell office:value-type="float" office:value="7510552" calcext:value-type="float">
            <text:p>751055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00:30.615" calcext:value-type="date">
            <text:p>2018-04-10</text:p>
          </table:table-cell>
          <table:table-cell office:value-type="float" office:value="7510719" calcext:value-type="float">
            <text:p>75107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09:54:31.317" calcext:value-type="date">
            <text:p>2018-04-10</text:p>
          </table:table-cell>
          <table:table-cell office:value-type="float" office:value="7510612" calcext:value-type="float">
            <text:p>7510612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39:00.279" calcext:value-type="date">
            <text:p>2018-04-10</text:p>
          </table:table-cell>
          <table:table-cell office:value-type="float" office:value="7511326" calcext:value-type="float">
            <text:p>7511326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lucifer 21_75023549_d15 nova_es-ES</text:p>
          </table:table-cell>
          <table:table-cell table:number-columns-repeated="1020"/>
        </table:table-row>
        <table:table-row table:style-name="ro1">
          <table:table-cell office:value-type="date" office:date-value="2018-04-10T10:22:33.836" calcext:value-type="date">
            <text:p>2018-04-10</text:p>
          </table:table-cell>
          <table:table-cell office:value-type="float" office:value="7511095" calcext:value-type="float">
            <text:p>751109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28:32.291" calcext:value-type="date">
            <text:p>2018-04-10</text:p>
          </table:table-cell>
          <table:table-cell office:value-type="float" office:value="7511161" calcext:value-type="float">
            <text:p>751116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10:30.959" calcext:value-type="date">
            <text:p>2018-04-10</text:p>
          </table:table-cell>
          <table:table-cell office:value-type="float" office:value="7510936" calcext:value-type="float">
            <text:p>751093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17:31.104" calcext:value-type="date">
            <text:p>2018-04-10</text:p>
          </table:table-cell>
          <table:table-cell office:value-type="float" office:value="7511040" calcext:value-type="float">
            <text:p>751104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40:30.857" calcext:value-type="date">
            <text:p>2018-04-10</text:p>
          </table:table-cell>
          <table:table-cell office:value-type="float" office:value="7511355" calcext:value-type="float">
            <text:p>751135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0:39:30.096" calcext:value-type="date">
            <text:p>2018-04-10</text:p>
          </table:table-cell>
          <table:table-cell office:value-type="float" office:value="7511341" calcext:value-type="float">
            <text:p>7511341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lucifer 20_74871907_d15 nova_es-ES</text:p>
          </table:table-cell>
          <table:table-cell table:number-columns-repeated="1020"/>
        </table:table-row>
        <table:table-row table:style-name="ro1">
          <table:table-cell office:value-type="date" office:date-value="2018-04-10T10:41:21.329" calcext:value-type="date">
            <text:p>2018-04-10</text:p>
          </table:table-cell>
          <table:table-cell office:value-type="float" office:value="7511368" calcext:value-type="float">
            <text:p>7511368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ciencia para aficionados 319_87243323 d22 mega_es-ES</text:p>
          </table:table-cell>
          <table:table-cell table:number-columns-repeated="1020"/>
        </table:table-row>
        <table:table-row table:style-name="ro1">
          <table:table-cell office:value-type="date" office:date-value="2018-04-10T10:41:33.651" calcext:value-type="date">
            <text:p>2018-04-10</text:p>
          </table:table-cell>
          <table:table-cell office:value-type="float" office:value="7511372" calcext:value-type="float">
            <text:p>7511372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ciencia para aficionados 320_87405014 d22 mega_es-ES</text:p>
          </table:table-cell>
          <table:table-cell table:number-columns-repeated="1020"/>
        </table:table-row>
        <table:table-row table:style-name="ro1">
          <table:table-cell office:value-type="date" office:date-value="2018-04-10T10:41:11.914" calcext:value-type="date">
            <text:p>2018-04-10</text:p>
          </table:table-cell>
          <table:table-cell office:value-type="float" office:value="7511364" calcext:value-type="float">
            <text:p>751136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ciencia para aficionados 318_87244531 d22 mega_es-ES</text:p>
          </table:table-cell>
          <table:table-cell table:number-columns-repeated="1020"/>
        </table:table-row>
        <table:table-row table:style-name="ro1">
          <table:table-cell office:value-type="date" office:date-value="2018-04-10T10:41:49.045" calcext:value-type="date">
            <text:p>2018-04-10</text:p>
          </table:table-cell>
          <table:table-cell office:value-type="float" office:value="7511375" calcext:value-type="float">
            <text:p>7511375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ciencia para aficionados 317_87245363 d22 mega_es-ES</text:p>
          </table:table-cell>
          <table:table-cell table:number-columns-repeated="1020"/>
        </table:table-row>
        <table:table-row table:style-name="ro1">
          <table:table-cell office:value-type="date" office:date-value="2018-04-10T10:39:17.993" calcext:value-type="date">
            <text:p>2018-04-10</text:p>
          </table:table-cell>
          <table:table-cell office:value-type="float" office:value="7511335" calcext:value-type="float">
            <text:p>7511335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lucifer 22_75203679_d15 nova_es-ES</text:p>
          </table:table-cell>
          <table:table-cell table:number-columns-repeated="1020"/>
        </table:table-row>
        <table:table-row table:style-name="ro1">
          <table:table-cell office:value-type="date" office:date-value="2018-04-10T10:52:30.707" calcext:value-type="date">
            <text:p>2018-04-10</text:p>
          </table:table-cell>
          <table:table-cell office:value-type="float" office:value="7511577" calcext:value-type="float">
            <text:p>751157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1:03:41.68" calcext:value-type="date">
            <text:p>2018-04-10</text:p>
          </table:table-cell>
          <table:table-cell office:value-type="float" office:value="7511750" calcext:value-type="float">
            <text:p>7511750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1:01:28.295" calcext:value-type="date">
            <text:p>2018-04-10</text:p>
          </table:table-cell>
          <table:table-cell office:value-type="float" office:value="7511723" calcext:value-type="float">
            <text:p>751172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1:02:27.817" calcext:value-type="date">
            <text:p>2018-04-10</text:p>
          </table:table-cell>
          <table:table-cell office:value-type="float" office:value="7511738" calcext:value-type="float">
            <text:p>751173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1:01:44.561" calcext:value-type="date">
            <text:p>2018-04-10</text:p>
          </table:table-cell>
          <table:table-cell office:value-type="float" office:value="7511724" calcext:value-type="float">
            <text:p>751172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1:00:26.216" calcext:value-type="date">
            <text:p>2018-04-10</text:p>
          </table:table-cell>
          <table:table-cell office:value-type="float" office:value="7511711" calcext:value-type="float">
            <text:p>7511711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2:17:40.415" calcext:value-type="date">
            <text:p>2018-04-10</text:p>
          </table:table-cell>
          <table:table-cell office:value-type="float" office:value="7512828" calcext:value-type="float">
            <text:p>7512828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la sal de la tierra_71772666 s14 mega_es-ES</text:p>
          </table:table-cell>
          <table:table-cell table:number-columns-repeated="1020"/>
        </table:table-row>
        <table:table-row table:style-name="ro1">
          <table:table-cell office:value-type="date" office:date-value="2018-04-10T12:35:40.299" calcext:value-type="date">
            <text:p>2018-04-10</text:p>
          </table:table-cell>
          <table:table-cell office:value-type="float" office:value="7513074" calcext:value-type="float">
            <text:p>751307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2:34:28.427" calcext:value-type="date">
            <text:p>2018-04-10</text:p>
          </table:table-cell>
          <table:table-cell office:value-type="float" office:value="7513057" calcext:value-type="float">
            <text:p>751305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0T16:24:08.604" calcext:value-type="date">
            <text:p>2018-04-10</text:p>
          </table:table-cell>
          <table:table-cell office:value-type="float" office:value="7517699" calcext:value-type="float">
            <text:p>7517699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crossing Jordan 309_90155933 l16 mega_es-ES</text:p>
          </table:table-cell>
          <table:table-cell table:number-columns-repeated="1020"/>
        </table:table-row>
        <table:table-row table:style-name="ro1">
          <table:table-cell office:value-type="date" office:date-value="2018-04-10T16:24:39.879" calcext:value-type="date">
            <text:p>2018-04-10</text:p>
          </table:table-cell>
          <table:table-cell office:value-type="float" office:value="7517715" calcext:value-type="float">
            <text:p>7517715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crossing Jordan 311_90164997 l16 mega_es-ES</text:p>
          </table:table-cell>
          <table:table-cell table:number-columns-repeated="1020"/>
        </table:table-row>
        <table:table-row table:style-name="ro1">
          <table:table-cell office:value-type="date" office:date-value="2018-04-10T16:24:29.23" calcext:value-type="date">
            <text:p>2018-04-10</text:p>
          </table:table-cell>
          <table:table-cell office:value-type="float" office:value="7517708" calcext:value-type="float">
            <text:p>7517708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crossing Jordan 308_90155815 l16 mega_es-ES</text:p>
          </table:table-cell>
          <table:table-cell table:number-columns-repeated="1020"/>
        </table:table-row>
        <table:table-row table:style-name="ro1">
          <table:table-cell office:value-type="date" office:date-value="2018-04-10T16:25:23.991" calcext:value-type="date">
            <text:p>2018-04-10</text:p>
          </table:table-cell>
          <table:table-cell office:value-type="float" office:value="7517725" calcext:value-type="float">
            <text:p>7517725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35710095-H_GRIMM-95 EL INICIO DE LA DESTRUCCION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0T16:27:40.732" calcext:value-type="date">
            <text:p>2018-04-10</text:p>
          </table:table-cell>
          <table:table-cell office:value-type="float" office:value="7517749" calcext:value-type="float">
            <text:p>7517749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38000079-H_MARVELAGENTESDE-79 BUM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0T16:26:09.417" calcext:value-type="date">
            <text:p>2018-04-10</text:p>
          </table:table-cell>
          <table:table-cell office:value-type="float" office:value="7517736" calcext:value-type="float">
            <text:p>7517736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35710096-H_GRIMM-96 DISFUNCION REPTIL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0T16:24:00.25" calcext:value-type="date">
            <text:p>2018-04-10</text:p>
          </table:table-cell>
          <table:table-cell office:value-type="float" office:value="7517696" calcext:value-type="float">
            <text:p>7517696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crossing Jordan 310_90155820 l16 mega_es-ES</text:p>
          </table:table-cell>
          <table:table-cell table:number-columns-repeated="1020"/>
        </table:table-row>
        <table:table-row table:style-name="ro1">
          <table:table-cell office:value-type="date" office:date-value="2018-04-10T16:28:24.258" calcext:value-type="date">
            <text:p>2018-04-10</text:p>
          </table:table-cell>
          <table:table-cell office:value-type="float" office:value="7517754" calcext:value-type="float">
            <text:p>7517754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38000081-H_MARVELAGENTESDE-81 AUTOCONTROL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0T16:24:17.953" calcext:value-type="date">
            <text:p>2018-04-10</text:p>
          </table:table-cell>
          <table:table-cell office:value-type="float" office:value="7517700" calcext:value-type="float">
            <text:p>7517700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crossing Jordan 307_90155009 l16 mega_es-ES</text:p>
          </table:table-cell>
          <table:table-cell table:number-columns-repeated="1020"/>
        </table:table-row>
        <table:table-row table:style-name="ro1">
          <table:table-cell office:value-type="date" office:date-value="2018-04-10T16:27:00.569" calcext:value-type="date">
            <text:p>2018-04-10</text:p>
          </table:table-cell>
          <table:table-cell office:value-type="float" office:value="7517746" calcext:value-type="float">
            <text:p>7517746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38000080-H_MARVELAGENTESDE-80 EL HOMBRE DETRAS DE SHIE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1T00:53:42.093" calcext:value-type="date">
            <text:p>2018-04-11</text:p>
          </table:table-cell>
          <table:table-cell office:value-type="float" office:value="7523759" calcext:value-type="float">
            <text:p>7523759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FA1705V013S00MA1D1_en-AU</text:p>
          </table:table-cell>
          <table:table-cell table:number-columns-repeated="1020"/>
        </table:table-row>
        <table:table-row table:style-name="ro1">
          <table:table-cell office:value-type="date" office:date-value="2018-04-11T01:04:54.372" calcext:value-type="date">
            <text:p>2018-04-11</text:p>
          </table:table-cell>
          <table:table-cell office:value-type="float" office:value="7523825" calcext:value-type="float">
            <text:p>7523825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FA1705V014S00MA1D1_en-AU</text:p>
          </table:table-cell>
          <table:table-cell table:number-columns-repeated="1020"/>
        </table:table-row>
        <table:table-row table:style-name="ro1">
          <table:table-cell office:value-type="date" office:date-value="2018-04-11T09:00:13.089" calcext:value-type="date">
            <text:p>2018-04-11</text:p>
          </table:table-cell>
          <table:table-cell office:value-type="float" office:value="7529206" calcext:value-type="float">
            <text:p>7529206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multidimensionalidad inti_es-ES</text:p>
          </table:table-cell>
          <table:table-cell table:number-columns-repeated="1020"/>
        </table:table-row>
        <table:table-row table:style-name="ro1">
          <table:table-cell office:value-type="date" office:date-value="2018-04-11T10:18:22.35" calcext:value-type="date">
            <text:p>2018-04-11</text:p>
          </table:table-cell>
          <table:table-cell office:value-type="float" office:value="7530532" calcext:value-type="float">
            <text:p>7530532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Padre Brown 210 SBC117137_es-ES</text:p>
          </table:table-cell>
          <table:table-cell table:number-columns-repeated="1020"/>
        </table:table-row>
        <table:table-row table:style-name="ro1">
          <table:table-cell office:value-type="date" office:date-value="2018-04-11T07:34:06.371" calcext:value-type="date">
            <text:p>2018-04-11</text:p>
          </table:table-cell>
          <table:table-cell office:value-type="float" office:value="7527597" calcext:value-type="float">
            <text:p>7527597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2018_02_22_edouard_philippe_grand_paris_express_Grand_fr-FR</text:p>
          </table:table-cell>
          <table:table-cell table:number-columns-repeated="1020"/>
        </table:table-row>
        <table:table-row table:style-name="ro1">
          <table:table-cell office:value-type="date" office:date-value="2018-04-11T10:17:44.491" calcext:value-type="date">
            <text:p>2018-04-11</text:p>
          </table:table-cell>
          <table:table-cell office:value-type="float" office:value="7530524" calcext:value-type="float">
            <text:p>7530524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Padre Brown 209_SBC117136_es-ES</text:p>
          </table:table-cell>
          <table:table-cell table:number-columns-repeated="1020"/>
        </table:table-row>
        <table:table-row table:style-name="ro1">
          <table:table-cell office:value-type="date" office:date-value="2018-04-11T13:52:41.884" calcext:value-type="date">
            <text:p>2018-04-11</text:p>
          </table:table-cell>
          <table:table-cell office:value-type="float" office:value="7532452" calcext:value-type="float">
            <text:p>7532452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35710097-H_GRIMM-97 ESCRITO EN LAS ESTRELLAS-H_TCIN-00-00-59-20_es-ES</text:p>
          </table:table-cell>
          <table:table-cell table:number-columns-repeated="1020"/>
        </table:table-row>
        <table:table-row table:style-name="ro1">
          <table:table-cell office:value-type="date" office:date-value="2018-04-12T07:30:57.053" calcext:value-type="date">
            <text:p>2018-04-12</text:p>
          </table:table-cell>
          <table:table-cell office:value-type="float" office:value="7543546" calcext:value-type="float">
            <text:p>7543546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NC1813H011S00MA1D1_en-GB</text:p>
          </table:table-cell>
          <table:table-cell table:number-columns-repeated="1020"/>
        </table:table-row>
        <table:table-row table:style-name="ro1">
          <table:table-cell office:value-type="date" office:date-value="2018-04-12T16:06:06.213" calcext:value-type="date">
            <text:p>2018-04-12</text:p>
          </table:table-cell>
          <table:table-cell office:value-type="float" office:value="7552955" calcext:value-type="float">
            <text:p>7552955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700950157-H_TUCASAAJUICIO-157-H_TCIN-00-00-59-20.mp4</text:p>
          </table:table-cell>
          <table:table-cell table:number-columns-repeated="1020"/>
        </table:table-row>
        <table:table-row table:style-name="ro1">
          <table:table-cell office:value-type="date" office:date-value="2018-04-12T23:16:47.64" calcext:value-type="date">
            <text:p>2018-04-12</text:p>
          </table:table-cell>
          <table:table-cell office:value-type="float" office:value="7558010" calcext:value-type="float">
            <text:p>7558010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DO1600W001S00MA1D1_en-AU</text:p>
          </table:table-cell>
          <table:table-cell table:number-columns-repeated="1020"/>
        </table:table-row>
        <table:table-row table:style-name="ro1">
          <table:table-cell office:value-type="date" office:date-value="2018-04-13T05:58:24.528" calcext:value-type="date">
            <text:p>2018-04-13</text:p>
          </table:table-cell>
          <table:table-cell office:value-type="float" office:value="7562659" calcext:value-type="float">
            <text:p>7562659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N1711H006S00MA1D1_en-AU</text:p>
          </table:table-cell>
          <table:table-cell table:number-columns-repeated="1020"/>
        </table:table-row>
        <table:table-row table:style-name="ro1">
          <table:table-cell office:value-type="date" office:date-value="2018-04-13T05:58:42.526" calcext:value-type="date">
            <text:p>2018-04-13</text:p>
          </table:table-cell>
          <table:table-cell office:value-type="float" office:value="7562666" calcext:value-type="float">
            <text:p>7562666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NC1803H009S00MA2D1_en-AU</text:p>
          </table:table-cell>
          <table:table-cell table:number-columns-repeated="1020"/>
        </table:table-row>
        <table:table-row table:style-name="ro1">
          <table:table-cell office:value-type="date" office:date-value="2018-04-13T05:58:28.389" calcext:value-type="date">
            <text:p>2018-04-13</text:p>
          </table:table-cell>
          <table:table-cell office:value-type="float" office:value="7562663" calcext:value-type="float">
            <text:p>7562663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NC1802Q009S00MA2D1_en-AU</text:p>
          </table:table-cell>
          <table:table-cell table:number-columns-repeated="1020"/>
        </table:table-row>
        <table:table-row table:style-name="ro1">
          <table:table-cell office:value-type="date" office:date-value="2018-04-13T08:33:05.063" calcext:value-type="date">
            <text:p>2018-04-13</text:p>
          </table:table-cell>
          <table:table-cell office:value-type="float" office:value="7565900" calcext:value-type="float">
            <text:p>7565900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NC1816H011S00MA1D1_en-AU</text:p>
          </table:table-cell>
          <table:table-cell table:number-columns-repeated="1020"/>
        </table:table-row>
        <table:table-row table:style-name="ro1">
          <table:table-cell office:value-type="date" office:date-value="2018-04-13T08:57:36.483" calcext:value-type="date">
            <text:p>2018-04-13</text:p>
          </table:table-cell>
          <table:table-cell office:value-type="float" office:value="7566497" calcext:value-type="float">
            <text:p>7566497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700950158-H_TUCASAAJUICIO-158-H_TCIN-00-00-59-20.mp4</text:p>
          </table:table-cell>
          <table:table-cell table:number-columns-repeated="1020"/>
        </table:table-row>
        <table:table-row table:style-name="ro1">
          <table:table-cell office:value-type="date" office:date-value="2018-04-13T08:56:04.768" calcext:value-type="date">
            <text:p>2018-04-13</text:p>
          </table:table-cell>
          <table:table-cell office:value-type="float" office:value="7566459" calcext:value-type="float">
            <text:p>7566459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NC1814H011S00MA1D1_en-AU</text:p>
          </table:table-cell>
          <table:table-cell table:number-columns-repeated="1020"/>
        </table:table-row>
        <table:table-row table:style-name="ro1">
          <table:table-cell office:value-type="date" office:date-value="2018-04-13T10:35:25.421" calcext:value-type="date">
            <text:p>2018-04-13</text:p>
          </table:table-cell>
          <table:table-cell office:value-type="float" office:value="7568569" calcext:value-type="float">
            <text:p>756856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NC1817V013S00MA1D1_en-AU</text:p>
          </table:table-cell>
          <table:table-cell table:number-columns-repeated="1020"/>
        </table:table-row>
        <table:table-row table:style-name="ro1">
          <table:table-cell office:value-type="date" office:date-value="2018-04-13T11:17:23.103" calcext:value-type="date">
            <text:p>2018-04-13</text:p>
          </table:table-cell>
          <table:table-cell office:value-type="float" office:value="7568961" calcext:value-type="float">
            <text:p>756896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3T11:19:24.079" calcext:value-type="date">
            <text:p>2018-04-13</text:p>
          </table:table-cell>
          <table:table-cell office:value-type="float" office:value="7568978" calcext:value-type="float">
            <text:p>756897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3T11:19:29.408" calcext:value-type="date">
            <text:p>2018-04-13</text:p>
          </table:table-cell>
          <table:table-cell office:value-type="float" office:value="7568979" calcext:value-type="float">
            <text:p>756897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3T11:18:22.632" calcext:value-type="date">
            <text:p>2018-04-13</text:p>
          </table:table-cell>
          <table:table-cell office:value-type="float" office:value="7568971" calcext:value-type="float">
            <text:p>756897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3T11:49:28.873" calcext:value-type="date">
            <text:p>2018-04-13</text:p>
          </table:table-cell>
          <table:table-cell office:value-type="float" office:value="7569378" calcext:value-type="float">
            <text:p>756937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3T11:48:26.344" calcext:value-type="date">
            <text:p>2018-04-13</text:p>
          </table:table-cell>
          <table:table-cell office:value-type="float" office:value="7569361" calcext:value-type="float">
            <text:p>7569361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4T15:13:40.789" calcext:value-type="date">
            <text:p>2018-04-14</text:p>
          </table:table-cell>
          <table:table-cell office:value-type="float" office:value="7586842" calcext:value-type="float">
            <text:p>758684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CTBR841F82__en-AU</text:p>
          </table:table-cell>
          <table:table-cell table:number-columns-repeated="1020"/>
        </table:table-row>
        <table:table-row table:style-name="ro1">
          <table:table-cell office:value-type="date" office:date-value="2018-04-15T10:56:38.252" calcext:value-type="date">
            <text:p>2018-04-15</text:p>
          </table:table-cell>
          <table:table-cell office:value-type="float" office:value="7590012" calcext:value-type="float">
            <text:p>7590012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C5_22477_0001B_en-GB</text:p>
          </table:table-cell>
          <table:table-cell table:number-columns-repeated="1020"/>
        </table:table-row>
        <table:table-row table:style-name="ro1">
          <table:table-cell office:value-type="date" office:date-value="2018-04-15T12:28:33.518" calcext:value-type="date">
            <text:p>2018-04-15</text:p>
          </table:table-cell>
          <table:table-cell office:value-type="float" office:value="7590076" calcext:value-type="float">
            <text:p>7590076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M8105S11_fr-FR</text:p>
          </table:table-cell>
          <table:table-cell table:number-columns-repeated="1020"/>
        </table:table-row>
        <table:table-row table:style-name="ro1">
          <table:table-cell office:value-type="date" office:date-value="2018-04-15T16:01:15.678" calcext:value-type="date">
            <text:p>2018-04-15</text:p>
          </table:table-cell>
          <table:table-cell office:value-type="float" office:value="7590540" calcext:value-type="float">
            <text:p>7590540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CTBR844N82__en-AU</text:p>
          </table:table-cell>
          <table:table-cell table:number-columns-repeated="1020"/>
        </table:table-row>
        <table:table-row table:style-name="ro1">
          <table:table-cell office:value-type="date" office:date-value="2018-04-15T16:19:33.653" calcext:value-type="date">
            <text:p>2018-04-15</text:p>
          </table:table-cell>
          <table:table-cell office:value-type="float" office:value="7590590" calcext:value-type="float">
            <text:p>759059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CTBR843T82__en-AU</text:p>
          </table:table-cell>
          <table:table-cell table:number-columns-repeated="1020"/>
        </table:table-row>
        <table:table-row table:style-name="ro1">
          <table:table-cell office:value-type="date" office:date-value="2018-04-15T16:26:03.65" calcext:value-type="date">
            <text:p>2018-04-15</text:p>
          </table:table-cell>
          <table:table-cell office:value-type="float" office:value="7590605" calcext:value-type="float">
            <text:p>7590605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CTBR845H82__en-AU</text:p>
          </table:table-cell>
          <table:table-cell table:number-columns-repeated="1020"/>
        </table:table-row>
        <table:table-row table:style-name="ro1">
          <table:table-cell office:value-type="date" office:date-value="2018-04-15T18:54:52.634" calcext:value-type="date">
            <text:p>2018-04-15</text:p>
          </table:table-cell>
          <table:table-cell office:value-type="float" office:value="7591192" calcext:value-type="float">
            <text:p>759119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CTBR845H82__en-AU</text:p>
          </table:table-cell>
          <table:table-cell table:number-columns-repeated="1020"/>
        </table:table-row>
        <table:table-row table:style-name="ro1">
          <table:table-cell office:value-type="date" office:date-value="2018-04-09T02:13:34.502" calcext:value-type="date">
            <text:p>2018-04-09</text:p>
          </table:table-cell>
          <table:table-cell office:value-type="float" office:value="7492353" calcext:value-type="float">
            <text:p>749235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6T08:58:55.99" calcext:value-type="date">
            <text:p>2018-04-16</text:p>
          </table:table-cell>
          <table:table-cell office:value-type="float" office:value="7596588" calcext:value-type="float">
            <text:p>7596588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ZW1389A022S00MA1D1_GolfPGATourHighlights_S03_E022_en-US</text:p>
          </table:table-cell>
          <table:table-cell table:number-columns-repeated="1020"/>
        </table:table-row>
        <table:table-row table:style-name="ro1">
          <table:table-cell office:value-type="date" office:date-value="2018-04-17T09:15:20.604" calcext:value-type="date">
            <text:p>2018-04-17</text:p>
          </table:table-cell>
          <table:table-cell office:value-type="float" office:value="7611359" calcext:value-type="float">
            <text:p>76113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7T09:16:20.168" calcext:value-type="date">
            <text:p>2018-04-17</text:p>
          </table:table-cell>
          <table:table-cell office:value-type="float" office:value="7611377" calcext:value-type="float">
            <text:p>76113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7T09:16:20.342" calcext:value-type="date">
            <text:p>2018-04-17</text:p>
          </table:table-cell>
          <table:table-cell office:value-type="float" office:value="7611378" calcext:value-type="float">
            <text:p>76113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7T09:16:21.521" calcext:value-type="date">
            <text:p>2018-04-17</text:p>
          </table:table-cell>
          <table:table-cell office:value-type="float" office:value="7611380" calcext:value-type="float">
            <text:p>7611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7T18:36:32.996" calcext:value-type="date">
            <text:p>2018-04-17</text:p>
          </table:table-cell>
          <table:table-cell office:value-type="float" office:value="7618416" calcext:value-type="float">
            <text:p>7618416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rumps Takeover_en-US</text:p>
          </table:table-cell>
          <table:table-cell table:number-columns-repeated="1020"/>
        </table:table-row>
        <table:table-row table:style-name="ro1">
          <table:table-cell office:value-type="date" office:date-value="2018-04-18T10:30:31.795" calcext:value-type="date">
            <text:p>2018-04-18</text:p>
          </table:table-cell>
          <table:table-cell office:value-type="float" office:value="7631140" calcext:value-type="float">
            <text:p>763114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6:05.591" calcext:value-type="date">
            <text:p>2018-04-18</text:p>
          </table:table-cell>
          <table:table-cell office:value-type="float" office:value="7631186" calcext:value-type="float">
            <text:p>7631186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2:23.137" calcext:value-type="date">
            <text:p>2018-04-18</text:p>
          </table:table-cell>
          <table:table-cell office:value-type="float" office:value="7630045" calcext:value-type="float">
            <text:p>763004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3:22.402" calcext:value-type="date">
            <text:p>2018-04-18</text:p>
          </table:table-cell>
          <table:table-cell office:value-type="float" office:value="7630062" calcext:value-type="float">
            <text:p>763006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3:27.116" calcext:value-type="date">
            <text:p>2018-04-18</text:p>
          </table:table-cell>
          <table:table-cell office:value-type="float" office:value="7630065" calcext:value-type="float">
            <text:p>7630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1:27.928" calcext:value-type="date">
            <text:p>2018-04-18</text:p>
          </table:table-cell>
          <table:table-cell office:value-type="float" office:value="7630034" calcext:value-type="float">
            <text:p>763003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4:21.698" calcext:value-type="date">
            <text:p>2018-04-18</text:p>
          </table:table-cell>
          <table:table-cell office:value-type="float" office:value="7630080" calcext:value-type="float">
            <text:p>763008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3:26.945" calcext:value-type="date">
            <text:p>2018-04-18</text:p>
          </table:table-cell>
          <table:table-cell office:value-type="float" office:value="7630064" calcext:value-type="float">
            <text:p>763006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0:22.24" calcext:value-type="date">
            <text:p>2018-04-18</text:p>
          </table:table-cell>
          <table:table-cell office:value-type="float" office:value="7630014" calcext:value-type="float">
            <text:p>763001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8:59:27.47" calcext:value-type="date">
            <text:p>2018-04-18</text:p>
          </table:table-cell>
          <table:table-cell office:value-type="float" office:value="7630003" calcext:value-type="float">
            <text:p>763000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1:26.958" calcext:value-type="date">
            <text:p>2018-04-18</text:p>
          </table:table-cell>
          <table:table-cell office:value-type="float" office:value="7630032" calcext:value-type="float">
            <text:p>7630032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09:03:24.648" calcext:value-type="date">
            <text:p>2018-04-18</text:p>
          </table:table-cell>
          <table:table-cell office:value-type="float" office:value="7630063" calcext:value-type="float">
            <text:p>763006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0:28.01" calcext:value-type="date">
            <text:p>2018-04-18</text:p>
          </table:table-cell>
          <table:table-cell office:value-type="float" office:value="7631138" calcext:value-type="float">
            <text:p>763113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29:28.53" calcext:value-type="date">
            <text:p>2018-04-18</text:p>
          </table:table-cell>
          <table:table-cell office:value-type="float" office:value="7631126" calcext:value-type="float">
            <text:p>763112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0:27.234" calcext:value-type="date">
            <text:p>2018-04-18</text:p>
          </table:table-cell>
          <table:table-cell office:value-type="float" office:value="7631137" calcext:value-type="float">
            <text:p>763113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3:23.171" calcext:value-type="date">
            <text:p>2018-04-18</text:p>
          </table:table-cell>
          <table:table-cell office:value-type="float" office:value="7631172" calcext:value-type="float">
            <text:p>763117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3:29.426" calcext:value-type="date">
            <text:p>2018-04-18</text:p>
          </table:table-cell>
          <table:table-cell office:value-type="float" office:value="7631175" calcext:value-type="float">
            <text:p>7631175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1:36.682" calcext:value-type="date">
            <text:p>2018-04-18</text:p>
          </table:table-cell>
          <table:table-cell office:value-type="float" office:value="7631153" calcext:value-type="float">
            <text:p>7631153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0:25.926" calcext:value-type="date">
            <text:p>2018-04-18</text:p>
          </table:table-cell>
          <table:table-cell office:value-type="float" office:value="7631136" calcext:value-type="float">
            <text:p>763113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33.555" calcext:value-type="date">
            <text:p>2018-04-18</text:p>
          </table:table-cell>
          <table:table-cell office:value-type="float" office:value="7631167" calcext:value-type="float">
            <text:p>763116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4:36.923" calcext:value-type="date">
            <text:p>2018-04-18</text:p>
          </table:table-cell>
          <table:table-cell office:value-type="float" office:value="7631183" calcext:value-type="float">
            <text:p>7631183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26.297" calcext:value-type="date">
            <text:p>2018-04-18</text:p>
          </table:table-cell>
          <table:table-cell office:value-type="float" office:value="7631165" calcext:value-type="float">
            <text:p>763116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40.371" calcext:value-type="date">
            <text:p>2018-04-18</text:p>
          </table:table-cell>
          <table:table-cell office:value-type="float" office:value="7631169" calcext:value-type="float">
            <text:p>7631169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31.66" calcext:value-type="date">
            <text:p>2018-04-18</text:p>
          </table:table-cell>
          <table:table-cell office:value-type="float" office:value="7631166" calcext:value-type="float">
            <text:p>7631166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6:27.761" calcext:value-type="date">
            <text:p>2018-04-18</text:p>
          </table:table-cell>
          <table:table-cell office:value-type="float" office:value="7631190" calcext:value-type="float">
            <text:p>763119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38.873" calcext:value-type="date">
            <text:p>2018-04-18</text:p>
          </table:table-cell>
          <table:table-cell office:value-type="float" office:value="7631168" calcext:value-type="float">
            <text:p>7631168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0:28.715" calcext:value-type="date">
            <text:p>2018-04-18</text:p>
          </table:table-cell>
          <table:table-cell office:value-type="float" office:value="7631139" calcext:value-type="float">
            <text:p>7631139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1:26.793" calcext:value-type="date">
            <text:p>2018-04-18</text:p>
          </table:table-cell>
          <table:table-cell office:value-type="float" office:value="7631151" calcext:value-type="float">
            <text:p>763115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6:29.806" calcext:value-type="date">
            <text:p>2018-04-18</text:p>
          </table:table-cell>
          <table:table-cell office:value-type="float" office:value="7631191" calcext:value-type="float">
            <text:p>763119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3:31.735" calcext:value-type="date">
            <text:p>2018-04-18</text:p>
          </table:table-cell>
          <table:table-cell office:value-type="float" office:value="7631177" calcext:value-type="float">
            <text:p>7631177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2:23.008" calcext:value-type="date">
            <text:p>2018-04-18</text:p>
          </table:table-cell>
          <table:table-cell office:value-type="float" office:value="7631163" calcext:value-type="float">
            <text:p>763116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1:50.796" calcext:value-type="date">
            <text:p>2018-04-18</text:p>
          </table:table-cell>
          <table:table-cell office:value-type="float" office:value="7631159" calcext:value-type="float">
            <text:p>7631159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6:51.725" calcext:value-type="date">
            <text:p>2018-04-18</text:p>
          </table:table-cell>
          <table:table-cell office:value-type="float" office:value="7631193" calcext:value-type="float">
            <text:p>7631193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8T10:30:51.559" calcext:value-type="date">
            <text:p>2018-04-18</text:p>
          </table:table-cell>
          <table:table-cell office:value-type="float" office:value="7631145" calcext:value-type="float">
            <text:p>7631145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3:28:20.665" calcext:value-type="date">
            <text:p>2018-04-19</text:p>
          </table:table-cell>
          <table:table-cell office:value-type="float" office:value="7650467" calcext:value-type="float">
            <text:p>76504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3:16:20.606" calcext:value-type="date">
            <text:p>2018-04-19</text:p>
          </table:table-cell>
          <table:table-cell office:value-type="float" office:value="7650276" calcext:value-type="float">
            <text:p>7650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3:17:19.725" calcext:value-type="date">
            <text:p>2018-04-19</text:p>
          </table:table-cell>
          <table:table-cell office:value-type="float" office:value="7650292" calcext:value-type="float">
            <text:p>76502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3:28:20.744" calcext:value-type="date">
            <text:p>2018-04-19</text:p>
          </table:table-cell>
          <table:table-cell office:value-type="float" office:value="7650468" calcext:value-type="float">
            <text:p>76504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4:50:20.557" calcext:value-type="date">
            <text:p>2018-04-19</text:p>
          </table:table-cell>
          <table:table-cell office:value-type="float" office:value="7651501" calcext:value-type="float">
            <text:p>76515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4:51:22.57" calcext:value-type="date">
            <text:p>2018-04-19</text:p>
          </table:table-cell>
          <table:table-cell office:value-type="float" office:value="7651511" calcext:value-type="float">
            <text:p>76515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4:49:20.111" calcext:value-type="date">
            <text:p>2018-04-19</text:p>
          </table:table-cell>
          <table:table-cell office:value-type="float" office:value="7651486" calcext:value-type="float">
            <text:p>76514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4:50:20.678" calcext:value-type="date">
            <text:p>2018-04-19</text:p>
          </table:table-cell>
          <table:table-cell office:value-type="float" office:value="7651502" calcext:value-type="float">
            <text:p>76515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5:15:20.597" calcext:value-type="date">
            <text:p>2018-04-19</text:p>
          </table:table-cell>
          <table:table-cell office:value-type="float" office:value="7651871" calcext:value-type="float">
            <text:p>76518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5:16:19.967" calcext:value-type="date">
            <text:p>2018-04-19</text:p>
          </table:table-cell>
          <table:table-cell office:value-type="float" office:value="7651893" calcext:value-type="float">
            <text:p>76518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5:16:19.809" calcext:value-type="date">
            <text:p>2018-04-19</text:p>
          </table:table-cell>
          <table:table-cell office:value-type="float" office:value="7651892" calcext:value-type="float">
            <text:p>76518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9T15:17:20.245" calcext:value-type="date">
            <text:p>2018-04-19</text:p>
          </table:table-cell>
          <table:table-cell office:value-type="float" office:value="7651909" calcext:value-type="float">
            <text:p>76519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ck</text:p>
          </table:table-cell>
          <table:table-cell table:number-columns-repeated="1020"/>
        </table:table-row>
        <table:table-row table:style-name="ro1">
          <table:table-cell office:value-type="date" office:date-value="2018-04-12T13:10:21.101" calcext:value-type="date">
            <text:p>2018-04-12</text:p>
          </table:table-cell>
          <table:table-cell office:value-type="float" office:value="7549651" calcext:value-type="float">
            <text:p>7549651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fatmagul 61_89081671_nova_es-ES</text:p>
          </table:table-cell>
          <table:table-cell table:number-columns-repeated="1020"/>
        </table:table-row>
        <table:table-row table:style-name="ro1">
          <table:table-cell office:value-type="date" office:date-value="2018-04-13T09:55:54.74" calcext:value-type="date">
            <text:p>2018-04-13</text:p>
          </table:table-cell>
          <table:table-cell office:value-type="float" office:value="7567892" calcext:value-type="float">
            <text:p>7567892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700950160-H_TUCASAAJUICIO-160-H_TCIN-00-00-59-20.mp4</text:p>
          </table:table-cell>
          <table:table-cell table:number-columns-repeated="1020"/>
        </table:table-row>
        <table:table-row table:style-name="ro1">
          <table:table-cell office:value-type="date" office:date-value="2018-04-21T16:53:38.431" calcext:value-type="date">
            <text:p>2018-04-21</text:p>
          </table:table-cell>
          <table:table-cell office:value-type="float" office:value="7677145" calcext:value-type="float">
            <text:p>7677145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M8112Z11_fr-FR</text:p>
          </table:table-cell>
          <table:table-cell table:number-columns-repeated="1020"/>
        </table:table-row>
        <table:table-row table:style-name="ro1">
          <table:table-cell office:value-type="date" office:date-value="2018-04-15T12:13:07.393" calcext:value-type="date">
            <text:p>2018-04-15</text:p>
          </table:table-cell>
          <table:table-cell office:value-type="float" office:value="7590060" calcext:value-type="float">
            <text:p>759006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M8105S11_fr-FR</text:p>
          </table:table-cell>
          <table:table-cell table:number-columns-repeated="1020"/>
        </table:table-row>
        <table:table-row table:style-name="ro1">
          <table:table-cell office:value-type="date" office:date-value="2018-04-27T08:19:44.796" calcext:value-type="date">
            <text:p>2018-04-27</text:p>
          </table:table-cell>
          <table:table-cell office:value-type="float" office:value="7746192" calcext:value-type="float">
            <text:p>7746192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La isla 62.mp4</text:p>
          </table:table-cell>
          <table:table-cell table:number-columns-repeated="1020"/>
        </table:table-row>
        <table:table-row table:style-name="ro1">
          <table:table-cell office:value-type="date" office:date-value="2018-04-26T08:30:19.219" calcext:value-type="date">
            <text:p>2018-04-26</text:p>
          </table:table-cell>
          <table:table-cell office:value-type="float" office:value="7729970" calcext:value-type="float">
            <text:p>772997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NC1813H013S00MA1D1_en-AU</text:p>
          </table:table-cell>
          <table:table-cell table:number-columns-repeated="1020"/>
        </table:table-row>
        <table:table-row table:style-name="ro1">
          <table:table-cell office:value-type="date" office:date-value="2018-04-27T07:00:44.216" calcext:value-type="date">
            <text:p>2018-04-27</text:p>
          </table:table-cell>
          <table:table-cell office:value-type="float" office:value="7744710" calcext:value-type="float">
            <text:p>774471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La isla 54.mp4</text:p>
          </table:table-cell>
          <table:table-cell table:number-columns-repeated="1020"/>
        </table:table-row>
        <table:table-row table:style-name="ro1">
          <table:table-cell office:value-type="date" office:date-value="2018-04-27T08:00:34.04" calcext:value-type="date">
            <text:p>2018-04-27</text:p>
          </table:table-cell>
          <table:table-cell office:value-type="float" office:value="7745816" calcext:value-type="float">
            <text:p>7745816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La isla 61.mp4</text:p>
          </table:table-cell>
          <table:table-cell table:number-columns-repeated="1020"/>
        </table:table-row>
        <table:table-row table:style-name="ro1">
          <table:table-cell office:value-type="date" office:date-value="2018-04-27T07:41:45.772" calcext:value-type="date">
            <text:p>2018-04-27</text:p>
          </table:table-cell>
          <table:table-cell office:value-type="float" office:value="7745443" calcext:value-type="float">
            <text:p>7745443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La isla 60.mp4</text:p>
          </table:table-cell>
          <table:table-cell table:number-columns-repeated="1020"/>
        </table:table-row>
        <table:table-row table:style-name="ro1">
          <table:table-cell office:value-type="date" office:date-value="2018-04-27T07:21:19.783" calcext:value-type="date">
            <text:p>2018-04-27</text:p>
          </table:table-cell>
          <table:table-cell office:value-type="float" office:value="7745051" calcext:value-type="float">
            <text:p>774505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La isla 59.mp4</text:p>
          </table:table-cell>
          <table:table-cell table:number-columns-repeated="1020"/>
        </table:table-row>
        <table:table-row table:style-name="ro1">
          <table:table-cell office:value-type="date" office:date-value="2018-04-30T08:43:48.736" calcext:value-type="date">
            <text:p>2018-04-30</text:p>
          </table:table-cell>
          <table:table-cell office:value-type="float" office:value="7774751" calcext:value-type="float">
            <text:p>7774751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ZW1389A024S00MA2D1_PGA Golf for Captioning_en-US</text:p>
          </table:table-cell>
          <table:table-cell table:number-columns-repeated="1020"/>
        </table:table-row>
        <table:table-row table:style-name="ro1" table:number-rows-repeated="1047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472c4" style:border-line-width-bottom="0.18mm 0.53mm 0.18m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9055-04-2018" style:display-name="PageStyle_19055-04-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Fellowes</meta:initial-creator>
    <meta:creation-date>2018-05-09T12:43:39</meta:creation-date>
    <dc:date>2018-05-09T23:41:42.449472604</dc:date>
    <meta:generator>LibreOfficeDev/5.1.0.3$Linux_X86_64 LibreOffice_project/10m0$Build-3</meta:generator>
    <meta:editing-duration>PT5H20M10S</meta:editing-duration>
    <meta:editing-cycles>1</meta:editing-cycles>
    <meta:document-statistic meta:table-count="1" meta:cell-count="62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